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3028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30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" style:family="table">
      <style:table-properties style:width="6.3028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3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" style:family="table">
      <style:table-properties style:width="6.3028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302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" style:family="table">
      <style:table-properties style:width="6.3028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302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" style:family="table">
      <style:table-properties style:width="6.3028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302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6" style:family="table">
      <style:table-properties style:width="6.3028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302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7" style:family="table">
      <style:table-properties style:width="6.3028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302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8" style:family="table">
      <style:table-properties style:width="6.3028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302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9" style:family="table">
      <style:table-properties style:width="6.3028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302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0" style:family="table">
      <style:table-properties style:width="6.3028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3028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fo:orphans="0" fo:widows="0"/>
      <style:text-properties fo:font-size="12pt" style:font-size-asian="12pt" style:font-size-complex="12pt"/>
    </style:style>
    <style:style style:name="P6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 fo:orphans="0" fo:widows="0"/>
    </style:style>
    <style:style style:name="P8" style:family="paragraph" style:parent-style-name="Standard">
      <loext:graphic-properties draw:fill="solid" draw:fill-color="#1f1f1f"/>
      <style:paragraph-properties fo:line-height="135%" fo:text-align="justify" style:justify-single-word="false" fo:orphans="0" fo:widows="0" fo:background-color="#1f1f1f"/>
    </style:style>
    <style:style style:name="P9" style:family="paragraph" style:parent-style-name="Standard">
      <loext:graphic-properties draw:fill="solid" draw:fill-color="#1f1f1f"/>
      <style:paragraph-properties fo:line-height="135%" fo:orphans="0" fo:widows="0" fo:background-color="#1f1f1f"/>
    </style:style>
    <style:style style:name="P10" style:family="paragraph" style:parent-style-name="Standard">
      <loext:graphic-properties draw:fill="solid" draw:fill-color="#1f1f1f"/>
      <style:paragraph-properties fo:line-height="135%" fo:text-align="justify" style:justify-single-word="false" fo:orphans="0" fo:widows="0" fo:background-color="#1f1f1f"/>
      <style:text-properties fo:color="#cccccc" style:font-name="Consolas" fo:font-size="10.5pt" style:font-name-asian="Consolas1" style:font-size-asian="10.5pt" style:font-name-complex="Consolas1" style:font-size-complex="10.5pt"/>
    </style:style>
    <style:style style:name="P11" style:family="paragraph" style:parent-style-name="Standard">
      <loext:graphic-properties draw:fill="solid" draw:fill-color="#1f1f1f"/>
      <style:paragraph-properties fo:line-height="135%" fo:orphans="0" fo:widows="0" fo:background-color="#1f1f1f"/>
      <style:text-properties fo:color="#cccccc" style:font-name="Consolas" fo:font-size="10.5pt" style:font-name-asian="Consolas1" style:font-size-asian="10.5pt" style:font-name-complex="Consolas1" style:font-size-complex="10.5pt"/>
    </style:style>
    <style:style style:name="P12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in" fo:margin-right="0in" fo:orphans="0" fo:widows="0" fo:text-indent="0in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align="justify" style:justify-single-word="false" fo:orphans="0" fo:widows="0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.5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3" style:family="paragraph" style:parent-style-name="Standard">
      <style:paragraph-properties fo:margin-left="0in" fo:margin-right="0in" fo:text-align="justify" style:justify-single-word="false" fo:orphans="0" fo:widows="0" fo:text-indent="0.5in" style:auto-text-indent="false"/>
    </style:style>
    <style:style style:name="P24" style:family="paragraph" style:parent-style-name="Standard">
      <style:paragraph-properties fo:margin-left="0in" fo:margin-right="0in" fo:text-align="justify" style:justify-single-word="false" fo:orphans="0" fo:widows="0" fo:text-indent="0.5in" style:auto-text-indent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in" fo:margin-right="0in" fo:orphans="0" fo:widows="0" fo:text-indent="0.5in" style:auto-text-indent="false"/>
      <style:text-properties fo:font-size="12pt" style:font-size-asian="12pt" style:font-size-complex="12pt"/>
    </style:style>
    <style:style style:name="P26" style:family="paragraph" style:parent-style-name="Standard">
      <loext:graphic-properties draw:fill="solid" draw:fill-color="#1f1f1f"/>
      <style:paragraph-properties fo:margin-left="0in" fo:margin-right="0in" fo:line-height="135%" fo:orphans="0" fo:widows="0" fo:text-indent="0.5in" style:auto-text-indent="false" fo:background-color="#1f1f1f"/>
    </style:style>
    <style:style style:name="P27" style:family="paragraph" style:parent-style-name="Standard">
      <loext:graphic-properties draw:fill="solid" draw:fill-color="#1f1f1f"/>
      <style:paragraph-properties fo:margin-left="0in" fo:margin-right="0in" fo:line-height="135%" fo:orphans="0" fo:widows="0" fo:text-indent="0.5in" style:auto-text-indent="false" fo:background-color="#1f1f1f"/>
      <style:text-properties fo:color="#cccccc" style:font-name="Consolas" fo:font-size="10.5pt" style:font-name-asian="Consolas1" style:font-size-asian="10.5pt" style:font-name-complex="Consolas1" style:font-size-complex="10.5pt"/>
    </style:style>
    <style:style style:name="P28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position="super 58%"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color="#fcc28c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8" style:family="text">
      <style:text-properties fo:color="#fcc28c" style:font-name="Consolas" fo:background-color="#333333" loext:char-shading-value="0" style:font-name-asian="Consolas1" style:font-name-complex="Consolas1"/>
    </style:style>
    <style:style style:name="T9" style:family="text">
      <style:text-properties fo:color="#fcc28c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0" style:family="text">
      <style:text-properties fo:color="#ffffff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11" style:family="text">
      <style:text-properties fo:color="#ffffff" style:font-name="Consolas" fo:background-color="#333333" loext:char-shading-value="0" style:font-name-asian="Consolas1" style:font-name-complex="Consolas1"/>
    </style:style>
    <style:style style:name="T12" style:family="text">
      <style:text-properties fo:color="#ffffff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3" style:family="text">
      <style:text-properties fo:color="#a2fca2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14" style:family="text">
      <style:text-properties fo:color="#a2fca2" style:font-name="Consolas" fo:background-color="#333333" loext:char-shading-value="0" style:font-name-asian="Consolas1" style:font-name-complex="Consolas1"/>
    </style:style>
    <style:style style:name="T15" style:family="text">
      <style:text-properties fo:color="#a2fca2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6" style:family="text">
      <style:text-properties fo:color="#ffffaa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17" style:family="text">
      <style:text-properties fo:color="#ffffaa" style:font-name="Consolas" fo:background-color="#333333" loext:char-shading-value="0" style:font-name-asian="Consolas1" style:font-name-complex="Consolas1"/>
    </style:style>
    <style:style style:name="T18" style:family="text">
      <style:text-properties fo:color="#ffffaa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9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20" style:family="text">
      <style:text-properties fo:color="#cccccc" style:font-name="Consolas" fo:font-size="10.5pt" style:font-name-asian="Consolas1" style:font-size-asian="10.5pt" style:font-name-complex="Consolas1" style:font-size-complex="10.5pt"/>
    </style:style>
    <style:style style:name="T21" style:family="text">
      <style:text-properties fo:color="#ade5fc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22" style:family="text">
      <style:text-properties fo:color="#ade5fc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23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24" style:family="text">
      <style:text-properties fo:color="#4ec9b0" style:font-name="Consolas" fo:font-size="10.5pt" style:font-name-asian="Consolas1" style:font-size-asian="10.5pt" style:font-name-complex="Consolas1" style:font-size-complex="10.5pt"/>
    </style:style>
    <style:style style:name="T25" style:family="text">
      <style:text-properties fo:color="#fc9b9b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26" style:family="text">
      <style:text-properties fo:color="#888888" style:font-name="Consolas" fo:background-color="#333333" loext:char-shading-value="0" style:font-name-asian="Consolas1" style:font-name-complex="Consolas1"/>
    </style:style>
    <style:style style:name="T27" style:family="text">
      <style:text-properties fo:color="#888888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28" style:family="text">
      <style:text-properties fo:color="#808080" style:font-name="Consolas" fo:font-size="10.5pt" style:font-name-asian="Consolas1" style:font-size-asian="10.5pt" style:font-name-complex="Consolas1" style:font-size-complex="10.5pt"/>
    </style:style>
    <style:style style:name="T29" style:family="text">
      <style:text-properties fo:color="#569cd6" style:font-name="Consolas" fo:font-size="10.5pt" style:font-name-asian="Consolas1" style:font-size-asian="10.5pt" style:font-name-complex="Consolas1" style:font-size-complex="10.5pt"/>
    </style:style>
    <style:style style:name="T30" style:family="text">
      <style:text-properties fo:color="#c586c0" style:font-name="Consolas" fo:font-size="10.5pt" style:font-name-asian="Consolas1" style:font-size-asian="10.5pt" style:font-name-complex="Consolas1" style:font-size-complex="10.5pt"/>
    </style:style>
    <style:style style:name="T31" style:family="text">
      <style:text-properties fo:color="#9cdcfe" style:font-name="Consolas" fo:font-size="10.5pt" style:font-name-asian="Consolas1" style:font-size-asian="10.5pt" style:font-name-complex="Consolas1" style:font-size-complex="10.5pt"/>
    </style:style>
    <style:style style:name="T32" style:family="text">
      <style:text-properties fo:color="#ce9178" style:font-name="Consolas" fo:font-size="10.5pt" style:font-name-asian="Consolas1" style:font-size-asian="10.5pt" style:font-name-complex="Consolas1" style:font-size-complex="10.5pt"/>
    </style:style>
    <style:style style:name="T33" style:family="text">
      <style:text-properties fo:color="#b5cea8" style:font-name="Consolas" fo:font-size="10.5pt" style:font-name-asian="Consolas1" style:font-size-asian="10.5pt" style:font-name-complex="Consolas1" style:font-size-complex="10.5pt"/>
    </style:style>
    <style:style style:name="T34" style:family="text">
      <style:text-properties fo:color="#4fc1ff" style:font-name="Consolas" fo:font-size="10.5pt" style:font-name-asian="Consolas1" style:font-size-asian="10.5pt" style:font-name-complex="Consolas1" style:font-size-complex="10.5pt"/>
    </style:style>
    <style:style style:name="T35" style:family="text"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T36" style:family="text">
      <style:text-properties fo:color="#dcdcaa" style:font-name="Consolas" fo:font-size="10.5pt" style:font-name-asian="Consolas1" style:font-size-asian="10.5pt" style:font-name-complex="Consolas1" style:font-size-complex="10.5pt"/>
    </style:style>
    <style:style style:name="T37" style:family="text">
      <style:text-properties fo:color="#6a9955" style:font-name="Consolas" fo:font-size="10.5pt" style:font-name-asian="Consolas1" style:font-size-asian="10.5pt" style:font-name-complex="Consolas1" style:font-size-complex="10.5pt"/>
    </style:style>
    <style:style style:name="T38" style:family="text">
      <style:text-properties fo:color="#d7ba7d" style:font-name="Consolas" fo:font-size="10.5pt" style:font-name-asian="Consolas1" style:font-size-asian="10.5pt" style:font-name-complex="Consolas1" style:font-size-complex="10.5pt"/>
    </style:style>
    <style:style style:name="T39" style:family="text">
      <style:text-properties fo:color="#f44747" style:font-name="Consolas" fo:font-size="10.5pt" style:font-name-asian="Consolas1" style:font-size-asian="10.5pt" style:font-name-complex="Consolas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7</text:span><text:span text:style-name="T2">a</text:span><text:span text:style-name="T1"> Etapa do Trabalho</text:span></text:p>
      <text:p text:style-name="P3"/>
      <text:p text:style-name="P3"/>
      <text:p text:style-name="P1"><text:span text:style-name="T3">Nome: José Ferreira Arantes Lopes e Matheus Henrique Maia Ramos.</text:span></text:p>
      <text:p text:style-name="P12"/>
      <text:p text:style-name="P15"><text:span text:style-name="T4">Como criar o CRUD - etapa back-end:</text:span></text:p>
      <text:p text:style-name="P16"/>
      <text:p text:style-name="P19"><text:span text:style-name="T3">Vamos primeiro fazer o controller e service da classe Doador que já criamos anteriormente, mas para isso precisamos fazer a importação adequada do módulo Doador no módulo App e a importação do TypeORM no módulo Doador. A importação do módulo Doador no módulo App já foi feita na etapa 6.</text:span></text:p>
      <text:p text:style-name="P16"/>
      <text:p text:style-name="P19"><text:span text:style-name="T3">Agora, dentro da pasta src, abra a pasta doador e acesse o arquivo doador.module.ts, substitua </text:span><text:span text:style-name="T4">todo</text:span><text:span text:style-name="T3"> o código por isso:</text:span></text:p>
      <text:p text:style-name="P1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<text:span text:style-name="T7">import</text:span><text:span text:style-name="T10"> { Module } </text:span><text:span text:style-name="T7">from</text:span><text:span text:style-name="T10"> </text:span><text:span text:style-name="T13">'@nestjs/common'</text:span><text:span text:style-name="T10">;<text:line-break/></text:span><text:span text:style-name="T7">import</text:span><text:span text:style-name="T10"> { DoadorService } </text:span><text:span text:style-name="T7">from</text:span><text:span text:style-name="T10"> </text:span><text:span text:style-name="T13">'./doador.service'</text:span><text:span text:style-name="T10">;<text:line-break/></text:span><text:span text:style-name="T7">import</text:span><text:span text:style-name="T10"> { DoadorController } </text:span><text:span text:style-name="T7">from</text:span><text:span text:style-name="T10"> </text:span><text:span text:style-name="T13">'./doador.controller'</text:span><text:span text:style-name="T10">;<text:line-break/></text:span><text:span text:style-name="T7">import</text:span><text:span text:style-name="T10"> { TypeOrmModule } </text:span><text:span text:style-name="T7">from</text:span><text:span text:style-name="T10"> </text:span><text:span text:style-name="T13">'@nestjs/typeorm'</text:span><text:span text:style-name="T10">;<text:line-break/></text:span><text:span text:style-name="T7">import</text:span><text:span text:style-name="T10"> { Doador } </text:span><text:span text:style-name="T7">from</text:span><text:span text:style-name="T10"> </text:span><text:span text:style-name="T13">'./entities/doador.entity'</text:span><text:span text:style-name="T10">;<text:line-break/><text:line-break/>@Module({<text:line-break/> imports: [TypeOrmModule.forFeature([Doador])],<text:line-break/> controllers: [DoadorController],<text:line-break/> providers: [DoadorService],<text:line-break/>})<text:line-break/></text:span><text:span text:style-name="T7">export</text:span><text:span text:style-name="T10"> </text:span><text:span text:style-name="T7">class</text:span><text:span text:style-name="T10"> </text:span><text:span text:style-name="T16">DoadorModule</text:span><text:span text:style-name="T10"> {}</text:span></text:p>
          </table:table-cell>
        </table:table-row>
      </table:table>
      <text:p text:style-name="P16"/>
      <text:p text:style-name="P19"><text:span text:style-name="T3">É preciso alterar o arquivo que mapeia as classes para o banco, o </text:span><text:span text:style-name="T4">doador.entity.ts. </text:span><text:span text:style-name="T3">Abra-o, acessando, a partir da pasta src, doador e por fim a pasta entities.</text:span></text:p>
      <text:p text:style-name="P19"><text:span text:style-name="T3">Dentro do arquivo, adicione as seguintes linhas de código dentro da classe </text:span><text:span text:style-name="T4">Doador</text:span><text:span text:style-name="T3">, abaixo de uma das propriedades já escritas no arquivo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<text:span text:style-name="T21">@Column</text:span><text:span text:style-name="T10">({ </text:span><text:span text:style-name="T16">type</text:span><text:span text:style-name="T10">: </text:span><text:span text:style-name="T13">'text'</text:span><text:span text:style-name="T10">, </text:span><text:span text:style-name="T16">default</text:span><text:span text:style-name="T10">: </text:span><text:span text:style-name="T13">'ATIVO'</text:span><text:span text:style-name="T10"> })<text:line-break/></text:span><text:span text:style-name="T16">situacao</text:span><text:span text:style-name="T10">: String</text:span></text:p>
          </table:table-cell>
        </table:table-row>
      </table:table>
      <text:p text:style-name="P19"><text:span text:style-name="T3">Salve e feche o arquivo, pois não será mais necessário editá-lo.</text:span></text:p>
      <text:p text:style-name="P16"/>
      <text:p text:style-name="P16"/>
      <text:p text:style-name="P16"/>
      <text:p text:style-name="P19"><text:soft-page-break/><text:span text:style-name="T3">Para trabalharmos com as informações que chegarão do frontend, precisamos criar os arquivos que moldam o corpo da requisição e validam possíveis erros. </text:span></text:p>
      <text:p text:style-name="P19"><text:span text:style-name="T3">Vamos criar moldes para os corpos de requisição de criação e atualização de doadores.</text:span></text:p>
      <text:p text:style-name="P19"><text:span text:style-name="T3">Dentro de src/doador/dto, abra o arquivo create-doador.dto.ts e nele substitua todo o código pelo seguinte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><text:span text:style-name="T7">import</text:span><text:span text:style-name="T10"> { IsNotEmpty, IsString } from </text:span><text:span text:style-name="T13">"class-validator"</text:span><text:span text:style-name="T10">;<text:line-break/></text:span><text:span text:style-name="T7">import</text:span><text:span text:style-name="T10"> { RH } from </text:span><text:span text:style-name="T13">"../enums/rh"</text:span><text:span text:style-name="T10">;<text:line-break/></text:span><text:span text:style-name="T7">import</text:span><text:span text:style-name="T10"> { TipoSanguineo } from </text:span><text:span text:style-name="T13">"../enums/tipoSanguineo"</text:span><text:span text:style-name="T10">;<text:line-break/><text:line-break/>export </text:span><text:span text:style-name="T7">class</text:span><text:span text:style-name="T10"> </text:span><text:span text:style-name="T16">CreateDoadorDto</text:span><text:span text:style-name="T10"> {<text:line-break/><text:line-break/> <text:s text:c="2"/></text:span><text:span text:style-name="T25">@IsNotEmpty()</text:span><text:span text:style-name="T10"><text:line-break/> <text:s text:c="2"/></text:span><text:span text:style-name="T25">@IsString()</text:span><text:span text:style-name="T10"><text:line-break/> <text:s text:c="2"/>nome: String;<text:line-break/><text:line-break/> <text:s text:c="2"/></text:span><text:span text:style-name="T25">@IsNotEmpty()</text:span><text:span text:style-name="T10"><text:line-break/> <text:s text:c="2"/></text:span><text:span text:style-name="T25">@IsString()</text:span><text:span text:style-name="T10"><text:line-break/> <text:s text:c="2"/>cpf: String;<text:line-break/><text:line-break/> <text:s text:c="2"/></text:span><text:span text:style-name="T25">@IsNotEmpty()</text:span><text:span text:style-name="T10"><text:line-break/> <text:s text:c="2"/></text:span><text:span text:style-name="T25">@IsString()</text:span><text:span text:style-name="T10"><text:line-break/> <text:s text:c="2"/>contato: String;<text:line-break/><text:line-break/> <text:s text:c="2"/></text:span><text:span text:style-name="T25">@IsNotEmpty()</text:span><text:span text:style-name="T10"><text:line-break/> <text:s text:c="2"/>tipoSanguineo: TipoSanguineo;<text:line-break/><text:line-break/> <text:s text:c="2"/></text:span><text:span text:style-name="T25">@IsNotEmpty()</text:span><text:span text:style-name="T10"><text:line-break/> <text:s text:c="2"/>rh: RH;<text:line-break/><text:line-break/>}</text:span></text:p>
          </table:table-cell>
        </table:table-row>
      </table:table>
      <text:p text:style-name="P19"><text:span text:style-name="T3">Esse código valida os campos na tentativa de criar um doador. Pode fechar o arquivo create-doador.dto.ts.</text:span></text:p>
      <text:p text:style-name="P16"/>
      <text:p text:style-name="P19"><text:span text:style-name="T3">Agora abra o arquivo update-doador.dto.ts e substitua todo o código pelo seguinte:</text:span></text:p>
      <text:p text:style-name="P1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8"><text:span text:style-name="T7">import</text:span><text:span text:style-name="T10"> { </text:span><text:span text:style-name="T16">PartialType</text:span><text:span text:style-name="T10"> } from '</text:span><text:span text:style-name="T25">@nestjs</text:span><text:span text:style-name="T10">/mapped-types';<text:line-break/></text:span><text:span text:style-name="T7">import</text:span><text:span text:style-name="T10"> { </text:span><text:span text:style-name="T16">CreateDoadorDto</text:span><text:span text:style-name="T10"> } from './create-doador.dto';<text:line-break/><text:line-break/>export </text:span><text:span text:style-name="T7">class</text:span><text:span text:style-name="T10"> </text:span><text:span text:style-name="T16">UpdateDoadorDto</text:span><text:span text:style-name="T10"> </text:span><text:span text:style-name="T7">extends</text:span><text:span text:style-name="T10"> </text:span><text:span text:style-name="T16">PartialType</text:span><text:span text:style-name="T10">(</text:span><text:span text:style-name="T16">CreateDoadorDto</text:span><text:span text:style-name="T10">) {}</text:span></text:p>
          </table:table-cell>
        </table:table-row>
      </table:table>
      <text:p text:style-name="P22"><text:span text:style-name="T3">Esse código permite pegar partes do createDoadorDto para validar o que chega de atualização do frontend, por isso o </text:span><text:span text:style-name="T5">PartialType</text:span><text:span text:style-name="T3">.</text:span></text:p>
      <text:p text:style-name="P4"/>
      <text:p text:style-name="P22"><text:span text:style-name="T3">Além disso, dentro da mesma pasta </text:span><text:span text:style-name="T6">dto</text:span><text:span text:style-name="T3">, crie um novo arquivo chamado get-doador.dto.ts e coloque o seguinte código nele:</text:span></text:p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8"><text:span text:style-name="T7">import</text:span><text:span text:style-name="T10"> { RH } </text:span><text:span text:style-name="T7">from</text:span><text:span text:style-name="T10"> </text:span><text:span text:style-name="T13">"../enums/rh"</text:span><text:span text:style-name="T10">;<text:line-break/></text:span><text:span text:style-name="T7">import</text:span><text:span text:style-name="T10"> { TipoSanguineo } </text:span><text:span text:style-name="T7">from</text:span><text:span text:style-name="T10"> </text:span><text:span text:style-name="T13">"../enums/tipoSanguineo"</text:span><text:span text:style-name="T10">;<text:line-break/><text:line-break/></text:span><text:span text:style-name="T7">export</text:span><text:span text:style-name="T10"> </text:span><text:span text:style-name="T7">class</text:span><text:span text:style-name="T10"> </text:span><text:span text:style-name="T16">GetDoadorDto</text:span><text:span text:style-name="T10"> {<text:line-break/><text:line-break/> <text:s text:c="2"/>codigo: </text:span><text:span text:style-name="T16">Number</text:span><text:span text:style-name="T10">;<text:line-break/><text:line-break/> <text:s text:c="2"/>nome: </text:span><text:span text:style-name="T16">String</text:span><text:span text:style-name="T10">;<text:line-break/><text:line-break/> <text:s text:c="2"/>cpf: </text:span><text:span text:style-name="T16">String</text:span><text:span text:style-name="T10">;<text:line-break/><text:line-break/> <text:s text:c="2"/>contato: </text:span><text:span text:style-name="T16">String</text:span><text:span text:style-name="T10">;<text:line-break/><text:line-break/> <text:s text:c="2"/>tipoSanguineo: TipoSanguineo;<text:line-break/><text:line-break/> <text:s text:c="2"/>rh: RH;<text:line-break/><text:line-break/>}</text:span></text:p>
          </table:table-cell>
        </table:table-row>
      </table:table>
      <text:p text:style-name="P2"/>
      <text:p text:style-name="P22"><text:span text:style-name="T3">Essa classe servirá como molde para as requisições de busca de doadores já cadastrados na tela do CRUD do doador.</text:span></text:p>
      <text:p text:style-name="P4"/>
      <text:p text:style-name="P19"><text:span text:style-name="T3">Agora precisamos implementar uma validação adicional, os </text:span><text:span text:style-name="T5">Pipes</text:span><text:span text:style-name="T3">.</text:span></text:p>
      <text:p text:style-name="P15"><text:span text:style-name="T3">Na pasta src, dentro da pasta doador, crie uma nova pasta chamada pipes</text:span></text:p>
      <text:p text:style-name="P15"><text:span text:style-name="T3">Dentro de pipes, crie um novo arquivo chamado </text:span><text:span text:style-name="T6">create-doador.pipe.ts</text:span><text:span text:style-name="T3">.</text:span></text:p>
      <text:p text:style-name="P15"><text:span text:style-name="T3">Esse arquivo será para validarmos requisições de criação de doadores do frontend.</text:span></text:p>
      <text:p text:style-name="P16"><text:soft-page-break/></text:p>
      <text:p text:style-name="P19"><text:span text:style-name="T3">Dentro do arquivo, coloque o seguinte código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8"><text:span text:style-name="T11">import { PipeTransform, Injectable, ArgumentMetadata, BadRequestException } </text:span><text:span text:style-name="T8">from</text:span><text:span text:style-name="T11"> </text:span><text:span text:style-name="T14">"@nestjs/common"</text:span><text:span text:style-name="T11">;<text:line-break/>import { CreateDoadorDto } </text:span><text:span text:style-name="T8">from</text:span><text:span text:style-name="T11"> </text:span><text:span text:style-name="T14">"../dto/create-doador.dto"</text:span><text:span text:style-name="T11">;<text:line-break/>import { TipoSanguineo } </text:span><text:span text:style-name="T8">from</text:span><text:span text:style-name="T11"> </text:span><text:span text:style-name="T14">"../enums/tipoSanguineo"</text:span><text:span text:style-name="T11">;<text:line-break/>import { RH } </text:span><text:span text:style-name="T8">from</text:span><text:span text:style-name="T11"> </text:span><text:span text:style-name="T14">"../enums/rh"</text:span><text:span text:style-name="T11">;<text:line-break/><text:line-break/>@Injectable()<text:line-break/>export </text:span><text:span text:style-name="T8">class</text:span><text:span text:style-name="T11"> </text:span><text:span text:style-name="T17">CreateDoadorPipe</text:span><text:span text:style-name="T11"> </text:span><text:span text:style-name="T17">implements</text:span><text:span text:style-name="T11"> </text:span><text:span text:style-name="T17">PipeTransform</text:span><text:span text:style-name="T11"> {<text:line-break/> <text:s text:c="2"/>transform(</text:span><text:span text:style-name="T8">value</text:span><text:span text:style-name="T11">: any, metadata: ArgumentMetadata): CreateDoadorDto {<text:line-break/><text:line-break/> <text:s text:c="6"/></text:span><text:span text:style-name="T8">const</text:span><text:span text:style-name="T11"> tipoSanguineo = TipoSanguineo[</text:span><text:span text:style-name="T8">value</text:span><text:span text:style-name="T11">.tipoSanguineo.toUpperCase()];<text:line-break/> <text:s text:c="6"/></text:span><text:span text:style-name="T8">const</text:span><text:span text:style-name="T11"> rh = RH[</text:span><text:span text:style-name="T8">value</text:span><text:span text:style-name="T11">.rh.toUpperCase()];<text:line-break/><text:line-break/> <text:s text:c="6"/></text:span><text:span text:style-name="T8">if</text:span><text:span text:style-name="T11"> (!tipoSanguineo || !rh) {<text:line-break/><text:line-break/> <text:s text:c="10"/></text:span><text:span text:style-name="T8">throw</text:span><text:span text:style-name="T11"> </text:span><text:span text:style-name="T8">new</text:span><text:span text:style-name="T11"> BadRequestException(`Valor inválido para TipoSanguineo ou RH: ${</text:span><text:span text:style-name="T8">value</text:span><text:span text:style-name="T11">.tipoSanguineo}, ${</text:span><text:span text:style-name="T8">value</text:span><text:span text:style-name="T11">.rh}`);<text:line-break/> <text:s text:c="10"/></text:span><text:span text:style-name="T26">// Valores esperados para tipo sanguíneo: ${TipoSanguineo.A}, ${TipoSanguineo.AB}, ${TipoSanguineo.B}, ${TipoSanguineo.O};</text:span><text:span text:style-name="T11"><text:line-break/> <text:s text:c="10"/></text:span><text:span text:style-name="T26">// Valores esperados para RH: ${RH.POSITIVO}, ${RH.NEGATIVO};`);</text:span><text:span text:style-name="T11"><text:line-break/> <text:s text:c="6"/>}<text:line-break/><text:line-break/> <text:s text:c="6"/></text:span><text:span text:style-name="T8">const</text:span><text:span text:style-name="T11"> </text:span><text:span text:style-name="T8">object</text:span><text:span text:style-name="T11"> = {<text:line-break/> <text:s text:c="10"/>codigo: </text:span><text:span text:style-name="T8">value</text:span><text:span text:style-name="T11">.codigo,<text:line-break/> <text:s text:c="10"/>nome: </text:span><text:span text:style-name="T8">value</text:span><text:span text:style-name="T11">.nome,<text:line-break/> <text:s text:c="10"/>cpf: </text:span><text:span text:style-name="T8">value</text:span><text:span text:style-name="T11">.cpf,<text:line-break/> <text:s text:c="10"/>contato: </text:span><text:span text:style-name="T8">value</text:span><text:span text:style-name="T11">.contato,<text:line-break/> <text:s text:c="10"/>tipoSanguineo: tipoSanguineo,<text:line-break/> <text:s text:c="10"/>rh: rh,<text:line-break/> <text:s text:c="6"/>};<text:line-break/><text:line-break/> <text:s text:c="6"/></text:span><text:span text:style-name="T8">return</text:span><text:span text:style-name="T11"> </text:span><text:span text:style-name="T8">object</text:span><text:span text:style-name="T11">;<text:line-break/> <text:s text:c="2"/>}<text:line-break/>}</text:span></text:p>
          </table:table-cell>
        </table:table-row>
      </table:table>
      <text:p text:style-name="P17"/>
      <text:p text:style-name="P19"><text:span text:style-name="T3">Esse código serve para termos certeza que o tipo sanguíneo e rh são campos que existem nas nossas enumerações, retornando erro caso o frontend tenha enviado opções erradas.</text:span></text:p>
      <text:p text:style-name="P16"/>
      <text:p text:style-name="P19"><text:span text:style-name="T3">Agora vamos fazer a parte que de fato executa as funções de Criar, Ler, Atualizar e Deletar no banco de dados. Dentro da pasta doador, abra </text:span><text:span text:style-name="T4">doador.service.ts</text:span><text:span text:style-name="T3">. Apague todo o código existente e comece inserindo as importações do código:</text:span></text:p>
      <text:p text:style-name="P17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8"><text:span text:style-name="T7">import</text:span><text:span text:style-name="T10"> { Injectable, NotFoundException } </text:span><text:span text:style-name="T7">from</text:span><text:span text:style-name="T10"> </text:span><text:span text:style-name="T13">'@nestjs/common'</text:span><text:span text:style-name="T10">;<text:line-break/></text:span><text:span text:style-name="T7">import</text:span><text:span text:style-name="T10"> { CreateDoadorDto } </text:span><text:span text:style-name="T7">from</text:span><text:span text:style-name="T10"> </text:span><text:span text:style-name="T13">'./dto/create-doador.dto'</text:span><text:span text:style-name="T10">;<text:line-break/></text:span><text:span text:style-name="T7">import</text:span><text:span text:style-name="T10"> { UpdateDoadorDto } </text:span><text:span text:style-name="T7">from</text:span><text:span text:style-name="T10"> </text:span><text:span text:style-name="T13">'./dto/update-doador.dto'</text:span><text:span text:style-name="T10">;<text:line-break/></text:span><text:span text:style-name="T7">import</text:span><text:span text:style-name="T10"> { Repository } </text:span><text:span text:style-name="T7">from</text:span><text:span text:style-name="T10"> </text:span><text:span text:style-name="T13">'typeorm'</text:span><text:span text:style-name="T10">;<text:line-break/></text:span><text:span text:style-name="T7">import</text:span><text:span text:style-name="T10"> { Doador } </text:span><text:span text:style-name="T7">from</text:span><text:span text:style-name="T10"> </text:span><text:span text:style-name="T13">'./entities/doador.entity'</text:span><text:span text:style-name="T10">;<text:line-break/></text:span><text:span text:style-name="T7">import</text:span><text:span text:style-name="T10"> { InjectRepository } </text:span><text:span text:style-name="T7">from</text:span><text:span text:style-name="T10"> </text:span><text:span text:style-name="T13">'@nestjs/typeorm'</text:span><text:span text:style-name="T10">;<text:line-break/></text:span><text:span text:style-name="T7">import</text:span><text:span text:style-name="T10"> { GetDoadorDto } </text:span><text:span text:style-name="T7">from</text:span><text:span text:style-name="T10"> </text:span><text:span text:style-name="T13">'./dto/get-doador.dto'</text:span><text:span text:style-name="T10">;<text:line-break/></text:span><text:span text:style-name="T7">import</text:span><text:span text:style-name="T10"> { isEmpty } </text:span><text:span text:style-name="T7">from</text:span><text:span text:style-name="T10"> </text:span><text:span text:style-name="T13">'class-validator'</text:span><text:span text:style-name="T10">;</text:span></text:p>
          </table:table-cell>
        </table:table-row>
      </table:table>
      <text:p text:style-name="Standard"/>
      <text:p text:style-name="Standard"/>
      <text:p text:style-name="Standard">Depois, abaixo das importações coloque a classe DoadorService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8"><text:span text:style-name="T10">@Injectable()<text:line-break/></text:span><text:span text:style-name="T7">export</text:span><text:span text:style-name="T10"> </text:span><text:span text:style-name="T7">class</text:span><text:span text:style-name="T10"> </text:span><text:span text:style-name="T16">DoadorService</text:span><text:span text:style-name="T10"> {<text:line-break/> </text:span><text:span text:style-name="T7">constructor</text:span><text:span text:style-name="T10">(<text:line-break/> <text:s text:c="2"/>@InjectRepository(Doador)<text:line-break/> <text:s text:c="2"/>private readonly doadorRepository:<text:line-break/> <text:s text:c="4"/>Repository&lt;Doador&gt;) {<text:line-break/> }<text:line-break/> </text:span><text:span text:style-name="T7">async</text:span><text:span text:style-name="T10"> create(createDoadorDto: CreateDoadorDto) {<text:line-break/> <text:s text:c="2"/></text:span><text:span text:style-name="T7">const</text:span><text:span text:style-name="T10"> doador = </text:span><text:span text:style-name="T7">this</text:span><text:span text:style-name="T10">.doadorRepository.create(createDoadorDto);<text:line-break/> <text:s text:c="2"/></text:span><text:span text:style-name="T7">return</text:span><text:span text:style-name="T10"> </text:span><text:span text:style-name="T7">await</text:span><text:span text:style-name="T10"> </text:span><text:span text:style-name="T7">this</text:span><text:span text:style-name="T10">.doadorRepository.save(doador);<text:line-break/> }<text:line-break/><text:line-break/> </text:span><text:span text:style-name="T7">async</text:span><text:span text:style-name="T10"> findAll() {<text:line-break/> <text:s text:c="2"/></text:span><text:span text:style-name="T7">return</text:span><text:span text:style-name="T10"> </text:span><text:span text:style-name="T7">await</text:span><text:span text:style-name="T10"> </text:span><text:span text:style-name="T7">this</text:span><text:span text:style-name="T10">.doadorRepository.find({ where: { situacao: </text:span><text:span text:style-name="T13">'ATIVO'</text:span><text:span text:style-name="T10"> } });<text:line-break/> }<text:line-break/><text:line-break/> </text:span><text:span text:style-name="T7">async</text:span><text:span text:style-name="T10"> findAllUsingFilter(dto: GetDoadorDto) {<text:line-break/><text:line-break/> <text:s text:c="2"/></text:span><text:span text:style-name="T7">const</text:span><text:span text:style-name="T10"> buildQuery = (body: Partial&lt;GetDoadorDto&gt;) =&gt; {<text:line-break/> <text:s text:c="4"/></text:span><text:span text:style-name="T7">let</text:span><text:span text:style-name="T10"> query = </text:span><text:span text:style-name="T7">this</text:span><text:span text:style-name="T10">.doadorRepository.createQueryBuilder(</text:span><text:span text:style-name="T13">'doador'</text:span><text:span text:style-name="T10">);<text:line-break/> <text:s text:c="4"/>query.where(</text:span><text:span text:style-name="T13">'doador.situacao = :situacao'</text:span><text:span text:style-name="T10">, { situacao: </text:span><text:span text:style-name="T13">'ATIVO'</text:span><text:span text:style-name="T10"> });<text:line-break/><text:line-break/> <text:s text:c="4"/></text:span><text:span text:style-name="T27">//Para cada um dos parâmetros recebidos</text:span><text:span text:style-name="T10"><text:line-break/> <text:s text:c="4"/></text:span><text:span text:style-name="T16">Object</text:span><text:span text:style-name="T10">.keys(body).forEach(key =&gt; {<text:line-break/> <text:s text:c="8"/></text:span><text:span text:style-name="T7">if</text:span><text:span text:style-name="T10">(!isEmpty(body[key])){<text:line-break/> <text:s text:c="10"/>query.andWhere(</text:span><text:span text:style-name="T13">`doador.${key} = :${key}`</text:span><text:span text:style-name="T10">, { [key]: body[key] });<text:line-break/> <text:s text:c="8"/>} </text:span><text:span text:style-name="T7">else</text:span><text:span text:style-name="T10"> {<text:line-break/> <text:s text:c="10"/></text:span><text:span text:style-name="T16">console</text:span><text:span text:style-name="T10">.log(</text:span><text:span text:style-name="T13">`Campo vazio ou indefinido: ${key}`</text:span><text:span text:style-name="T10">);<text:line-break/> <text:s text:c="8"/>}<text:line-break/> <text:s text:c="4"/>});<text:line-break/><text:line-break/> <text:s text:c="4"/></text:span><text:span text:style-name="T27">//Faz com a query não contenha a situação de cada doador</text:span><text:span text:style-name="T10"><text:line-break/> <text:s text:c="4"/>query.select([</text:span><text:span text:style-name="T13">'doador.codigo'</text:span><text:span text:style-name="T10">, </text:span><text:span text:style-name="T13">'doador.nome'</text:span><text:span text:style-name="T10">, </text:span><text:span text:style-name="T13">'doador.cpf'</text:span><text:span text:style-name="T10">, </text:span><text:span text:style-name="T13">'doador.contato'</text:span><text:span text:style-name="T10">, </text:span><text:span text:style-name="T13">'doador.tipoSanguineo'</text:span><text:span text:style-name="T10">, </text:span><text:span text:style-name="T13">'doador.rh'</text:span><text:span text:style-name="T10">]);<text:line-break/><text:line-break/> <text:s text:c="4"/></text:span><text:span text:style-name="T7">return</text:span><text:span text:style-name="T10"> query;<text:line-break/> <text:s text:c="2"/>};<text:line-break/> <text:s/><text:line-break/> <text:s text:c="2"/></text:span><text:span text:style-name="T7">return</text:span><text:span text:style-name="T10"> buildQuery(dto).getMany();<text:line-break/> }<text:line-break/><text:line-break/> </text:span><text:span text:style-name="T7">async</text:span><text:span text:style-name="T10"> findOne(codigo: number) {<text:line-break/> <text:s text:c="2"/></text:span><text:span text:style-name="T7">return</text:span><text:span text:style-name="T10"> </text:span><text:span text:style-name="T7">await</text:span><text:span text:style-name="T10"> </text:span><text:span text:style-name="T7">this</text:span><text:span text:style-name="T10">.doadorRepository.findOne({<text:line-break/> <text:s text:c="4"/>where: { codigo, situacao: </text:span><text:span text:style-name="T13">'ATIVO'</text:span><text:span text:style-name="T10"> }<text:line-break/> <text:s text:c="2"/>});<text:line-break/> }<text:line-break/><text:line-break/> </text:span><text:span text:style-name="T7">async</text:span><text:span text:style-name="T10"> update(id: number, updateDoadorDto: UpdateDoadorDto) {<text:line-break/><text:line-break/> <text:s text:c="2"/></text:span><text:span text:style-name="T7">const</text:span><text:span text:style-name="T10"> doador = </text:span><text:span text:style-name="T7">await</text:span><text:span text:style-name="T10"> </text:span><text:span text:style-name="T7">this</text:span><text:span text:style-name="T10">.findOne(id);<text:line-break/> <text:s text:c="2"/></text:span><text:span text:style-name="T7">if</text:span><text:span text:style-name="T10"> (!doador) {<text:line-break/> <text:s text:c="4"/></text:span><text:span text:style-name="T7">throw</text:span><text:span text:style-name="T10"> </text:span><text:span text:style-name="T7">new</text:span><text:span text:style-name="T10"> NotFoundException();<text:line-break/> <text:s text:c="2"/>}<text:line-break/> <text:s text:c="2"/></text:span><text:span text:style-name="T7">return</text:span><text:span text:style-name="T10"> </text:span><text:span text:style-name="T7">await</text:span><text:span text:style-name="T10"> </text:span><text:span text:style-name="T7">this</text:span><text:span text:style-name="T10">.doadorRepository.update(id, updateDoadorDto);<text:line-break/> }<text:line-break/><text:line-break/> </text:span><text:span text:style-name="T7">async</text:span><text:span text:style-name="T10"> remove(id: number) {<text:line-break/> <text:s text:c="2"/></text:span><text:span text:style-name="T7">const</text:span><text:span text:style-name="T10"> doador = </text:span><text:span text:style-name="T7">await</text:span><text:span text:style-name="T10"> </text:span><text:span text:style-name="T7">this</text:span><text:span text:style-name="T10">.findOne(id);<text:line-break/> <text:s text:c="2"/></text:span><text:span text:style-name="T7">if</text:span><text:span text:style-name="T10"> (!doador) {<text:line-break/> <text:s text:c="4"/></text:span><text:span text:style-name="T7">throw</text:span><text:span text:style-name="T10"> </text:span><text:span text:style-name="T7">new</text:span><text:span text:style-name="T10"> NotFoundException();<text:line-break/> <text:s text:c="2"/>}<text:line-break/><text:line-break/> <text:s text:c="2"/>doador.situacao = </text:span><text:span text:style-name="T13">'INATIVO'</text:span><text:span text:style-name="T10">;<text:line-break/> <text:s text:c="2"/></text:span><text:span text:style-name="T7">return</text:span><text:span text:style-name="T10"> </text:span><text:span text:style-name="T7">await</text:span><text:span text:style-name="T10"> </text:span><text:span text:style-name="T7">this</text:span><text:span text:style-name="T10">.doadorRepository.update(id, doador)<text:line-break/> }<text:line-break/>}</text:span></text:p>
          </table:table-cell>
        </table:table-row>
      </table:table>
      <text:p text:style-name="P16"/>
      <text:p text:style-name="P19"><text:span text:style-name="T3">Esse arquivo atenderá todas as requisições do frontend, criando, atualizando, buscando de forma filtrada e apagando (atualizando a situação do usuário para INATIVO).</text:span></text:p>
      <text:p text:style-name="P16"/>
      <text:p text:style-name="P19"><text:span text:style-name="T3">Agora precisamos alterar o arquivo </text:span><text:span text:style-name="T4">doador.controller.ts</text:span><text:span text:style-name="T3">, adicionando uma nova rota e alterando a importação do arquivo, adequando o backend para a busca personalizada que nosso frontend fará requisições.</text:span></text:p>
      <text:p text:style-name="P16"/>
      <text:p text:style-name="P19"><text:span text:style-name="T3">Nova importação, colocada abaixo de todas as outras: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8"><text:span text:style-name="T9">import</text:span><text:span text:style-name="T12"> { GetDoadorDto } </text:span><text:span text:style-name="T9">from</text:span><text:span text:style-name="T12"> </text:span><text:span text:style-name="T15">'./dto/get-doador.dto'</text:span><text:span text:style-name="T12">;</text:span></text:p>
          </table:table-cell>
        </table:table-row>
      </table:table>
      <text:p text:style-name="P17"/>
      <text:p text:style-name="P16"><text:soft-page-break/></text:p>
      <text:p text:style-name="P19"><text:span text:style-name="T3">Agora substitua a classe DoadorController por esse novo código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8"><text:span text:style-name="T22">@Controller</text:span><text:span text:style-name="T12">(</text:span><text:span text:style-name="T15">'doador'</text:span><text:span text:style-name="T12">)<text:line-break/>export class DoadorController {<text:line-break/> </text:span><text:span text:style-name="T9">constructor</text:span><text:span text:style-name="T12">(private readonly </text:span><text:span text:style-name="T18">doadorService</text:span><text:span text:style-name="T12">: DoadorService) {}<text:line-break/><text:line-break/> </text:span><text:span text:style-name="T22">@Post</text:span><text:span text:style-name="T12">()<text:line-break/> create(</text:span><text:span text:style-name="T22">@Body</text:span><text:span text:style-name="T12">(new CreateDoadorPipe()) </text:span><text:span text:style-name="T18">createDoadorDto</text:span><text:span text:style-name="T12">: CreateDoadorDto) {<text:line-break/> <text:s text:c="2"/></text:span><text:span text:style-name="T9">return</text:span><text:span text:style-name="T12"> </text:span><text:span text:style-name="T9">this</text:span><text:span text:style-name="T22">.doadorService.create</text:span><text:span text:style-name="T12">(createDoadorDto);<text:line-break/> }<text:line-break/><text:line-break/> @</text:span><text:span text:style-name="T9">Get</text:span><text:span text:style-name="T12">()<text:line-break/> </text:span><text:span text:style-name="T9">findAll</text:span><text:span text:style-name="T12">() {<text:line-break/> <text:s text:c="2"/></text:span><text:span text:style-name="T9">return</text:span><text:span text:style-name="T12"> </text:span><text:span text:style-name="T9">this</text:span><text:span text:style-name="T22">.doadorService.findAll</text:span><text:span text:style-name="T12">();<text:line-break/> }<text:line-break/><text:line-break/> @</text:span><text:span text:style-name="T9">Post</text:span><text:span text:style-name="T12">(</text:span><text:span text:style-name="T15">'/query'</text:span><text:span text:style-name="T12">)<text:line-break/> </text:span><text:span text:style-name="T9">findAllFiltered</text:span><text:span text:style-name="T12">(</text:span><text:span text:style-name="T22">@Body</text:span><text:span text:style-name="T12">() </text:span><text:span text:style-name="T18">getDoadorDto</text:span><text:span text:style-name="T12">: GetDoadorDto){<text:line-break/> <text:s text:c="2"/></text:span><text:span text:style-name="T9">return</text:span><text:span text:style-name="T12"> </text:span><text:span text:style-name="T9">this</text:span><text:span text:style-name="T22">.doadorService.findAllUsingFilter</text:span><text:span text:style-name="T12">(getDoadorDto);<text:line-break/> }<text:line-break/><text:line-break/> @</text:span><text:span text:style-name="T9">Get</text:span><text:span text:style-name="T12">(</text:span><text:span text:style-name="T15">':id'</text:span><text:span text:style-name="T12">)<text:line-break/> </text:span><text:span text:style-name="T9">findOne</text:span><text:span text:style-name="T12">(</text:span><text:span text:style-name="T22">@Param</text:span><text:span text:style-name="T12">(</text:span><text:span text:style-name="T15">'id'</text:span><text:span text:style-name="T12">) </text:span><text:span text:style-name="T18">id</text:span><text:span text:style-name="T12">: string) {<text:line-break/> <text:s text:c="2"/></text:span><text:span text:style-name="T9">return</text:span><text:span text:style-name="T12"> </text:span><text:span text:style-name="T9">this</text:span><text:span text:style-name="T22">.doadorService.findOne</text:span><text:span text:style-name="T12">(+id);<text:line-break/> }<text:line-break/><text:line-break/> @</text:span><text:span text:style-name="T9">Patch</text:span><text:span text:style-name="T12">(</text:span><text:span text:style-name="T15">':id'</text:span><text:span text:style-name="T12">)<text:line-break/> </text:span><text:span text:style-name="T9">update</text:span><text:span text:style-name="T12">(</text:span><text:span text:style-name="T22">@Param</text:span><text:span text:style-name="T12">(</text:span><text:span text:style-name="T15">'id'</text:span><text:span text:style-name="T12">) </text:span><text:span text:style-name="T18">id</text:span><text:span text:style-name="T12">: string, </text:span><text:span text:style-name="T22">@Body</text:span><text:span text:style-name="T12">() </text:span><text:span text:style-name="T18">updateDoadorDto</text:span><text:span text:style-name="T12">: UpdateDoadorDto) {<text:line-break/> <text:s text:c="2"/></text:span><text:span text:style-name="T9">return</text:span><text:span text:style-name="T12"> </text:span><text:span text:style-name="T9">this</text:span><text:span text:style-name="T22">.doadorService.update</text:span><text:span text:style-name="T12">(+id, updateDoadorDto);<text:line-break/> }<text:line-break/><text:line-break/> @</text:span><text:span text:style-name="T9">Delete</text:span><text:span text:style-name="T12">(</text:span><text:span text:style-name="T15">':id'</text:span><text:span text:style-name="T12">)<text:line-break/> </text:span><text:span text:style-name="T9">remove</text:span><text:span text:style-name="T12">(</text:span><text:span text:style-name="T22">@Param</text:span><text:span text:style-name="T12">(</text:span><text:span text:style-name="T15">'id'</text:span><text:span text:style-name="T12">) </text:span><text:span text:style-name="T18">id</text:span><text:span text:style-name="T12">: string) {<text:line-break/> <text:s text:c="2"/></text:span><text:span text:style-name="T9">return</text:span><text:span text:style-name="T12"> </text:span><text:span text:style-name="T9">this</text:span><text:span text:style-name="T22">.doadorService.remove</text:span><text:span text:style-name="T12">(+id);<text:line-break/> }<text:line-break/>}</text:span></text:p>
          </table:table-cell>
        </table:table-row>
      </table:table>
      <text:p text:style-name="P17"/>
      <text:p text:style-name="P17"/>
      <text:p text:style-name="P7"><text:span text:style-name="T4">Como fazer a tela inicial e o arquivo router.vue</text:span></text:p>
      <text:p text:style-name="P5"/>
      <text:p text:style-name="P7"><text:span text:style-name="T3"><text:tab/>Saia do projeto-nest. Vá para a pasta projeto-vue dentro de projetoVue.</text:span></text:p>
      <text:p text:style-name="P7"><text:span text:style-name="T3"><text:tab/>Agora crie um arquivo dentro da pasta </text:span><text:span text:style-name="T5">components</text:span><text:span text:style-name="T3"> chamado TelaInicial.vue. <text:s/>Nele teremos os links para as páginas de cadastro e busca de doadores. O seu código é o seguinte:</text:span></text:p>
      <text:p text:style-name="P5"/>
      <text:p text:style-name="P8"><text:span text:style-name="T28">&lt;</text:span><text:span text:style-name="T29">script</text:span><text:span text:style-name="T28">&gt;</text:span></text:p>
      <text:p text:style-name="P8"><text:span text:style-name="T30">export</text:span><text:span text:style-name="T20"> </text:span><text:span text:style-name="T30">default</text:span><text:span text:style-name="T20"> {</text:span></text:p>
      <text:p text:style-name="P8"><text:span text:style-name="T20"><text:s text:c="4"/></text:span><text:span text:style-name="T31">name:</text:span><text:span text:style-name="T20"> </text:span><text:span text:style-name="T32">"TelaInicial"</text:span><text:span text:style-name="T20">,</text:span></text:p>
      <text:p text:style-name="P8"><text:span text:style-name="T20">};</text:span></text:p>
      <text:p text:style-name="P8"><text:span text:style-name="T28">&lt;/</text:span><text:span text:style-name="T29">script</text:span><text:span text:style-name="T28">&gt;</text:span></text:p>
      <text:p text:style-name="P10"/>
      <text:p text:style-name="P8"><text:span text:style-name="T28">&lt;</text:span><text:span text:style-name="T29">template</text:span><text:span text:style-name="T28">&gt;</text:span></text:p>
      <text:p text:style-name="P8"><text:span text:style-name="T20"><text:s text:c="4"/></text:span><text:span text:style-name="T28">&lt;</text:span><text:span text:style-name="T29">header</text:span><text:span text:style-name="T28">&gt;&lt;/</text:span><text:span text:style-name="T29">header</text:span><text:span text:style-name="T28">&gt;</text:span></text:p>
      <text:p text:style-name="P10"/>
      <text:p text:style-name="P8"><text:span text:style-name="T20"><text:s text:c="4"/></text:span><text:span text:style-name="T28">&lt;</text:span><text:span text:style-name="T29">main</text:span><text:span text:style-name="T28">&gt;</text:span></text:p>
      <text:p text:style-name="P8"><text:span text:style-name="T20"><text:s text:c="8"/></text:span><text:span text:style-name="T28">&lt;</text:span><text:span text:style-name="T29">h1</text:span><text:span text:style-name="T28">&gt;</text:span><text:span text:style-name="T20">Menu Principal</text:span><text:span text:style-name="T28">&lt;/</text:span><text:span text:style-name="T29">h1</text:span><text:span text:style-name="T28">&gt;&lt;</text:span><text:span text:style-name="T29">br</text:span><text:span text:style-name="T28">&gt;</text:span></text:p>
      <text:p text:style-name="P8"><text:soft-page-break/><text:span text:style-name="T20"><text:s text:c="8"/></text:span><text:span text:style-name="T28">&lt;</text:span><text:span text:style-name="T29">nav</text:span><text:span text:style-name="T28">&gt;</text:span></text:p>
      <text:p text:style-name="P8"><text:span text:style-name="T20"><text:s text:c="12"/></text:span><text:span text:style-name="T28">&lt;</text:span><text:span text:style-name="T24">RouterLink</text:span><text:span text:style-name="T20"> </text:span><text:span text:style-name="T31">to</text:span><text:span text:style-name="T20">=</text:span><text:span text:style-name="T32">"/cadastrodoador"</text:span><text:span text:style-name="T28">&gt;</text:span><text:span text:style-name="T20">Cadastrar doadores</text:span><text:span text:style-name="T28">&lt;/</text:span><text:span text:style-name="T24">RouterLink</text:span><text:span text:style-name="T28">&gt;</text:span><text:span text:style-name="T20"> |</text:span></text:p>
      <text:p text:style-name="P8"><text:span text:style-name="T20"><text:s text:c="12"/></text:span><text:span text:style-name="T28">&lt;</text:span><text:span text:style-name="T24">RouterLink</text:span><text:span text:style-name="T20"> </text:span><text:span text:style-name="T31">to</text:span><text:span text:style-name="T20">=</text:span><text:span text:style-name="T32">"/buscadoador"</text:span><text:span text:style-name="T28">&gt;</text:span><text:span text:style-name="T20">Buscar doadores</text:span><text:span text:style-name="T28">&lt;/</text:span><text:span text:style-name="T24">RouterLink</text:span><text:span text:style-name="T28">&gt;</text:span></text:p>
      <text:p text:style-name="P8"><text:span text:style-name="T20"><text:s text:c="8"/></text:span><text:span text:style-name="T28">&lt;/</text:span><text:span text:style-name="T29">nav</text:span><text:span text:style-name="T28">&gt;</text:span></text:p>
      <text:p text:style-name="P8"><text:span text:style-name="T20"><text:s text:c="4"/></text:span><text:span text:style-name="T28">&lt;/</text:span><text:span text:style-name="T29">main</text:span><text:span text:style-name="T28">&gt;</text:span></text:p>
      <text:p text:style-name="P8"><text:span text:style-name="T28">&lt;/</text:span><text:span text:style-name="T29">template</text:span><text:span text:style-name="T28">&gt;</text:span></text:p>
      <text:p text:style-name="P10"/>
      <text:p text:style-name="P8"><text:span text:style-name="T28">&lt;</text:span><text:span text:style-name="T29">style</text:span><text:span text:style-name="T28">&gt;</text:span></text:p>
      <text:p text:style-name="P8"><text:span text:style-name="T29">*</text:span><text:span text:style-name="T20"> {</text:span></text:p>
      <text:p text:style-name="P8"><text:span text:style-name="T20"><text:s text:c="4"/></text:span><text:span text:style-name="T31">margin</text:span><text:span text:style-name="T20">: </text:span><text:span text:style-name="T33">5px</text:span><text:span text:style-name="T20">;</text:span></text:p>
      <text:p text:style-name="P8"><text:span text:style-name="T20"><text:s text:c="4"/></text:span><text:span text:style-name="T31">padding</text:span><text:span text:style-name="T20">: </text:span><text:span text:style-name="T33">1px</text:span><text:span text:style-name="T20">;</text:span></text:p>
      <text:p text:style-name="P8"><text:span text:style-name="T20"><text:s text:c="4"/></text:span><text:span text:style-name="T31">box-sizing</text:span><text:span text:style-name="T20">: </text:span><text:span text:style-name="T32">border-box</text:span><text:span text:style-name="T20">;</text:span></text:p>
      <text:p text:style-name="P8"><text:span text:style-name="T20"><text:s text:c="4"/></text:span><text:span text:style-name="T31">font-family</text:span><text:span text:style-name="T20">: </text:span><text:span text:style-name="T32">Arial</text:span><text:span text:style-name="T20">, </text:span><text:span text:style-name="T32">Helvetica</text:span><text:span text:style-name="T20">, </text:span><text:span text:style-name="T32">sans-serif</text:span><text:span text:style-name="T20">;</text:span></text:p>
      <text:p text:style-name="P8"><text:span text:style-name="T20">}</text:span></text:p>
      <text:p text:style-name="P8"><text:span text:style-name="T28">&lt;/</text:span><text:span text:style-name="T29">style</text:span><text:span text:style-name="T28">&gt;</text:span></text:p>
      <text:p text:style-name="P5"/>
      <text:p text:style-name="P7"><text:span text:style-name="T3"><text:tab/>Insira o código acima em </text:span><text:span text:style-name="T5">TelaInicial.vue</text:span><text:span text:style-name="T3">. Após isso, instale no diretório src o seguinte:</text:span></text:p>
      <text:p text:style-name="P24"/>
      <text:p text:style-name="P23"><text:span text:style-name="T18">npm</text:span><text:span text:style-name="T12"> install vue-router@next</text:span><text:span text:style-name="T3"><text:tab/></text:span></text:p>
      <text:p text:style-name="P5"/>
      <text:p text:style-name="P23"><text:span text:style-name="T3">Crie um arquivo chamado </text:span><text:span text:style-name="T5">router.js</text:span><text:span text:style-name="T3"> dentro da pasta </text:span><text:span text:style-name="T5">src</text:span><text:span text:style-name="T3">. Este será onde definiremos as rotas de cada componente.</text:span></text:p>
      <text:p text:style-name="P7"><text:soft-page-break/><text:span text:style-name="T3"><text:tab/>O código do router.js ficou da seguinte forma: </text:span></text:p>
      <text:p text:style-name="P8"><text:span text:style-name="T30">import</text:span><text:span text:style-name="T20"> { </text:span><text:span text:style-name="T31">createRouter</text:span><text:span text:style-name="T20">, </text:span><text:span text:style-name="T31">createWebHistory</text:span><text:span text:style-name="T20"> } </text:span><text:span text:style-name="T30">from</text:span><text:span text:style-name="T20"> </text:span><text:span text:style-name="T32">'vue-router'</text:span><text:span text:style-name="T20">;</text:span></text:p>
      <text:p text:style-name="P8"><text:span text:style-name="T30">import</text:span><text:span text:style-name="T20"> </text:span><text:span text:style-name="T31">CadastroDoador</text:span><text:span text:style-name="T20"> </text:span><text:span text:style-name="T30">from</text:span><text:span text:style-name="T20"> </text:span><text:span text:style-name="T32">'./components/CadastroDoador.vue'</text:span><text:span text:style-name="T20">;</text:span></text:p>
      <text:p text:style-name="P8"><text:span text:style-name="T30">import</text:span><text:span text:style-name="T20"> </text:span><text:span text:style-name="T31">BuscaDoador</text:span><text:span text:style-name="T20"> </text:span><text:span text:style-name="T30">from</text:span><text:span text:style-name="T20"> </text:span><text:span text:style-name="T32">'./components/BuscaDoador.vue'</text:span><text:span text:style-name="T20">;</text:span></text:p>
      <text:p text:style-name="P8"><text:span text:style-name="T30">import</text:span><text:span text:style-name="T20"> </text:span><text:span text:style-name="T31">TelaInicial</text:span><text:span text:style-name="T20"> </text:span><text:span text:style-name="T30">from</text:span><text:span text:style-name="T20"> </text:span><text:span text:style-name="T32">'./components/TelaInicial.vue'</text:span><text:span text:style-name="T20">;</text:span></text:p>
      <text:p text:style-name="P10"/>
      <text:p text:style-name="P8"><text:span text:style-name="T29">const</text:span><text:span text:style-name="T20"> </text:span><text:span text:style-name="T34">routes</text:span><text:span text:style-name="T20"> </text:span><text:span text:style-name="T35">=</text:span><text:span text:style-name="T20"> [</text:span></text:p>
      <text:p text:style-name="P8"><text:span text:style-name="T20"><text:s text:c="4"/>{</text:span></text:p>
      <text:p text:style-name="P8"><text:span text:style-name="T20"><text:s text:c="8"/></text:span><text:span text:style-name="T31">path:</text:span><text:span text:style-name="T20"> </text:span><text:span text:style-name="T32">'/'</text:span><text:span text:style-name="T20">,</text:span></text:p>
      <text:p text:style-name="P8"><text:span text:style-name="T20"><text:s text:c="8"/></text:span><text:span text:style-name="T31">redirect:</text:span><text:span text:style-name="T20"> </text:span><text:span text:style-name="T32">'/telainicial'</text:span></text:p>
      <text:p text:style-name="P8"><text:span text:style-name="T20"><text:s text:c="4"/>},</text:span></text:p>
      <text:p text:style-name="P8"><text:span text:style-name="T20"><text:s text:c="4"/>{</text:span></text:p>
      <text:p text:style-name="P8"><text:span text:style-name="T20"><text:s text:c="8"/></text:span><text:span text:style-name="T31">path:</text:span><text:span text:style-name="T20"> </text:span><text:span text:style-name="T32">'/telainicial'</text:span><text:span text:style-name="T20">,</text:span></text:p>
      <text:p text:style-name="P8"><text:span text:style-name="T20"><text:s text:c="8"/></text:span><text:span text:style-name="T31">name:</text:span><text:span text:style-name="T20"> </text:span><text:span text:style-name="T32">'TelaInicial'</text:span><text:span text:style-name="T20">,</text:span></text:p>
      <text:p text:style-name="P8"><text:span text:style-name="T20"><text:s text:c="8"/></text:span><text:span text:style-name="T24">component</text:span><text:span text:style-name="T31">:</text:span><text:span text:style-name="T20"> </text:span><text:span text:style-name="T31">TelaInicial</text:span><text:span text:style-name="T20">,</text:span></text:p>
      <text:p text:style-name="P8"><text:span text:style-name="T20"><text:s text:c="4"/>},</text:span></text:p>
      <text:p text:style-name="P8"><text:span text:style-name="T20"><text:s text:c="4"/>{</text:span></text:p>
      <text:p text:style-name="P8"><text:span text:style-name="T20"><text:s text:c="8"/></text:span><text:span text:style-name="T31">path:</text:span><text:span text:style-name="T20"> </text:span><text:span text:style-name="T32">'/cadastrodoador'</text:span><text:span text:style-name="T20">,</text:span></text:p>
      <text:p text:style-name="P8"><text:span text:style-name="T20"><text:s text:c="8"/></text:span><text:span text:style-name="T31">name:</text:span><text:span text:style-name="T20"> </text:span><text:span text:style-name="T32">'CadastroDoador'</text:span><text:span text:style-name="T20">,</text:span></text:p>
      <text:p text:style-name="P8"><text:span text:style-name="T20"><text:s text:c="8"/></text:span><text:span text:style-name="T24">component</text:span><text:span text:style-name="T31">:</text:span><text:span text:style-name="T20"> </text:span><text:span text:style-name="T31">CadastroDoador</text:span><text:span text:style-name="T20">,</text:span></text:p>
      <text:p text:style-name="P8"><text:span text:style-name="T20"><text:s text:c="4"/>},</text:span></text:p>
      <text:p text:style-name="P8"><text:soft-page-break/><text:span text:style-name="T20"><text:s text:c="4"/>{</text:span></text:p>
      <text:p text:style-name="P8"><text:span text:style-name="T20"><text:s text:c="8"/></text:span><text:span text:style-name="T31">path:</text:span><text:span text:style-name="T20"> </text:span><text:span text:style-name="T32">'/buscadoador'</text:span><text:span text:style-name="T20">,</text:span></text:p>
      <text:p text:style-name="P8"><text:span text:style-name="T20"><text:s text:c="8"/></text:span><text:span text:style-name="T31">name:</text:span><text:span text:style-name="T20"> </text:span><text:span text:style-name="T32">'BuscaDoador'</text:span><text:span text:style-name="T20">,</text:span></text:p>
      <text:p text:style-name="P8"><text:span text:style-name="T20"><text:s text:c="8"/></text:span><text:span text:style-name="T24">component</text:span><text:span text:style-name="T31">:</text:span><text:span text:style-name="T20"> </text:span><text:span text:style-name="T31">BuscaDoador</text:span><text:span text:style-name="T20">,</text:span></text:p>
      <text:p text:style-name="P8"><text:span text:style-name="T20"><text:s text:c="4"/>},</text:span></text:p>
      <text:p text:style-name="P8"><text:span text:style-name="T20">];</text:span></text:p>
      <text:p text:style-name="P10"/>
      <text:p text:style-name="P8"><text:span text:style-name="T29">const</text:span><text:span text:style-name="T20"> </text:span><text:span text:style-name="T34">router</text:span><text:span text:style-name="T20"> </text:span><text:span text:style-name="T35">=</text:span><text:span text:style-name="T20"> </text:span><text:span text:style-name="T36">createRouter</text:span><text:span text:style-name="T20">({</text:span></text:p>
      <text:p text:style-name="P8"><text:span text:style-name="T20"><text:s text:c="4"/></text:span><text:span text:style-name="T31">history:</text:span><text:span text:style-name="T20"> </text:span><text:span text:style-name="T36">createWebHistory</text:span><text:span text:style-name="T20">(</text:span><text:span text:style-name="T30">import</text:span><text:span text:style-name="T20">.</text:span><text:span text:style-name="T31">meta</text:span><text:span text:style-name="T20">.</text:span><text:span text:style-name="T31">env</text:span><text:span text:style-name="T20">.</text:span><text:span text:style-name="T34">VUE_APP_BASE_URL</text:span><text:span text:style-name="T20">),</text:span></text:p>
      <text:p text:style-name="P8"><text:span text:style-name="T20"><text:s text:c="4"/></text:span><text:span text:style-name="T31">routes</text:span><text:span text:style-name="T20">,</text:span></text:p>
      <text:p text:style-name="P8"><text:span text:style-name="T20">});</text:span></text:p>
      <text:p text:style-name="P10"/>
      <text:p text:style-name="P8"><text:span text:style-name="T30">export</text:span><text:span text:style-name="T20"> </text:span><text:span text:style-name="T30">default</text:span><text:span text:style-name="T20"> </text:span><text:span text:style-name="T34">router</text:span><text:span text:style-name="T20">;</text:span></text:p>
      <text:p text:style-name="P5"/>
      <text:p text:style-name="P20"><text:span text:style-name="T3">Após inserir o código acima no arquivo supracitado você precisará alterar o main.js para usar o router. Para isso, atualize o código do main para:</text:span></text:p>
      <text:p text:style-name="P26"><text:span text:style-name="T30">import</text:span><text:span text:style-name="T20"> { </text:span><text:span text:style-name="T31">createApp</text:span><text:span text:style-name="T20"> } </text:span><text:span text:style-name="T30">from</text:span><text:span text:style-name="T20"> </text:span><text:span text:style-name="T32">'vue'</text:span><text:span text:style-name="T20">;</text:span></text:p>
      <text:p text:style-name="P26"><text:span text:style-name="T30">import</text:span><text:span text:style-name="T20"> { </text:span><text:span text:style-name="T31">useVuelidate</text:span><text:span text:style-name="T20"> } </text:span><text:span text:style-name="T30">from</text:span><text:span text:style-name="T20"> </text:span><text:span text:style-name="T32">'@vuelidate/core'</text:span><text:span text:style-name="T20">;</text:span></text:p>
      <text:p text:style-name="P26"><text:span text:style-name="T30">import</text:span><text:span text:style-name="T20"> </text:span><text:span text:style-name="T31">App</text:span><text:span text:style-name="T20"> </text:span><text:span text:style-name="T30">from</text:span><text:span text:style-name="T20"> </text:span><text:span text:style-name="T32">'./App.vue'</text:span><text:span text:style-name="T20">;</text:span></text:p>
      <text:p text:style-name="P26"><text:span text:style-name="T30">import</text:span><text:span text:style-name="T20"> </text:span><text:span text:style-name="T31">router</text:span><text:span text:style-name="T20"> </text:span><text:span text:style-name="T30">from</text:span><text:span text:style-name="T20"> </text:span><text:span text:style-name="T32">'./router'</text:span><text:span text:style-name="T20">;</text:span></text:p>
      <text:p text:style-name="P27"/>
      <text:p text:style-name="P26"><text:span text:style-name="T29">const</text:span><text:span text:style-name="T20"> </text:span><text:span text:style-name="T34">app</text:span><text:span text:style-name="T20"> </text:span><text:span text:style-name="T35">=</text:span><text:span text:style-name="T20"> </text:span><text:span text:style-name="T36">createApp</text:span><text:span text:style-name="T20">(</text:span><text:span text:style-name="T31">App</text:span><text:span text:style-name="T20">);</text:span></text:p>
      <text:p text:style-name="P27"><text:soft-page-break/></text:p>
      <text:p text:style-name="P26"><text:span text:style-name="T34">app</text:span><text:span text:style-name="T20">.</text:span><text:span text:style-name="T36">use</text:span><text:span text:style-name="T20">(</text:span><text:span text:style-name="T36">useVuelidate</text:span><text:span text:style-name="T20">);</text:span></text:p>
      <text:p text:style-name="P26"><text:span text:style-name="T34">app</text:span><text:span text:style-name="T20">.</text:span><text:span text:style-name="T36">use</text:span><text:span text:style-name="T20">(</text:span><text:span text:style-name="T34">router</text:span><text:span text:style-name="T20">);</text:span></text:p>
      <text:p text:style-name="P26"><text:span text:style-name="T34">app</text:span><text:span text:style-name="T20">.</text:span><text:span text:style-name="T36">mount</text:span><text:span text:style-name="T20">(</text:span><text:span text:style-name="T32">'#app'</text:span><text:span text:style-name="T20">);</text:span></text:p>
      <text:p text:style-name="P21"/>
      <text:p text:style-name="P21"/>
      <text:p text:style-name="P20"><text:span text:style-name="T3">Além disso, você precisará criar os componentes necessários para que as rotas funcionem. Continue o tutorial para conferir como fazer isso.</text:span></text:p>
      <text:p text:style-name="P17"/>
      <text:p text:style-name="P17"/>
      <text:p text:style-name="P7"><text:span text:style-name="T4">Como fazer tela de cadastro de Doador e enviar dados pro back-end:</text:span></text:p>
      <text:p text:style-name="P5"/>
      <text:p text:style-name="P23"><text:span text:style-name="T3">Crie um arquivo dentro da pasta </text:span><text:span text:style-name="T5">components</text:span><text:span text:style-name="T3"> chamado </text:span><text:span text:style-name="T5">CadastroDoador.vue</text:span><text:span text:style-name="T3">. Este será o componente responsável por apresentar uma tela de cadastro de doadores e enviar os dados recebidos através do formulário para o back-end. O seu código ficará da seguinte forma: </text:span></text:p>
      <text:p text:style-name="P6"/>
      <text:p text:style-name="P9"><text:span text:style-name="T28">&lt;</text:span><text:span text:style-name="T29">script</text:span><text:span text:style-name="T28">&gt;</text:span></text:p>
      <text:p text:style-name="P9"><text:span text:style-name="T30">import</text:span><text:span text:style-name="T20"> </text:span><text:span text:style-name="T31">useVuelidate</text:span><text:span text:style-name="T20"> </text:span><text:span text:style-name="T30">from</text:span><text:span text:style-name="T20"> </text:span><text:span text:style-name="T32">"@vuelidate/core"</text:span><text:span text:style-name="T20">;</text:span></text:p>
      <text:p text:style-name="P9"><text:span text:style-name="T30">import</text:span><text:span text:style-name="T20"> { </text:span><text:span text:style-name="T31">required</text:span><text:span text:style-name="T20"> } </text:span><text:span text:style-name="T30">from</text:span><text:span text:style-name="T20"> </text:span><text:span text:style-name="T32">"@vuelidate/validators"</text:span><text:span text:style-name="T20">;</text:span></text:p>
      <text:p text:style-name="P11"/>
      <text:p text:style-name="P9"><text:span text:style-name="T30">export</text:span><text:span text:style-name="T20"> </text:span><text:span text:style-name="T30">default</text:span><text:span text:style-name="T20"> {</text:span></text:p>
      <text:p text:style-name="P9"><text:span text:style-name="T20"><text:s text:c="4"/></text:span><text:span text:style-name="T31">name:</text:span><text:span text:style-name="T20"> </text:span><text:span text:style-name="T32">"CadastroDoador"</text:span><text:span text:style-name="T20">,</text:span></text:p>
      <text:p text:style-name="P9"><text:span text:style-name="T20"><text:s text:c="4"/></text:span><text:span text:style-name="T36">setup</text:span><text:span text:style-name="T20">() {</text:span></text:p>
      <text:p text:style-name="P9"><text:span text:style-name="T20"><text:s text:c="8"/></text:span><text:span text:style-name="T37">// Essa propriedade é de fundamental importância, pois é com ela que consigo usar o v$ para validações.</text:span></text:p>
      <text:p text:style-name="P9"><text:soft-page-break/><text:span text:style-name="T20"><text:s text:c="8"/></text:span><text:span text:style-name="T30">return</text:span><text:span text:style-name="T20"> { </text:span><text:span text:style-name="T31">v$:</text:span><text:span text:style-name="T20"> </text:span><text:span text:style-name="T36">useVuelidate</text:span><text:span text:style-name="T20">() };</text:span></text:p>
      <text:p text:style-name="P9"><text:span text:style-name="T20"><text:s text:c="4"/>},</text:span></text:p>
      <text:p text:style-name="P9"><text:span text:style-name="T20"><text:s text:c="4"/></text:span><text:span text:style-name="T36">data</text:span><text:span text:style-name="T20">() {</text:span></text:p>
      <text:p text:style-name="P9"><text:span text:style-name="T20"><text:s text:c="8"/></text:span><text:span text:style-name="T30">return</text:span><text:span text:style-name="T20"> {</text:span></text:p>
      <text:p text:style-name="P9"><text:span text:style-name="T20"><text:s text:c="12"/></text:span><text:span text:style-name="T31">userData:</text:span><text:span text:style-name="T20"> {</text:span></text:p>
      <text:p text:style-name="P9"><text:span text:style-name="T20"><text:s text:c="16"/></text:span><text:span text:style-name="T31">nome:</text:span><text:span text:style-name="T20"> </text:span><text:span text:style-name="T32">""</text:span><text:span text:style-name="T20">,</text:span></text:p>
      <text:p text:style-name="P9"><text:span text:style-name="T20"><text:s text:c="16"/></text:span><text:span text:style-name="T31">cpf:</text:span><text:span text:style-name="T20"> </text:span><text:span text:style-name="T32">""</text:span><text:span text:style-name="T20">,</text:span></text:p>
      <text:p text:style-name="P9"><text:span text:style-name="T20"><text:s text:c="16"/></text:span><text:span text:style-name="T31">contato:</text:span><text:span text:style-name="T20"> </text:span><text:span text:style-name="T32">""</text:span><text:span text:style-name="T20">,</text:span></text:p>
      <text:p text:style-name="P9"><text:span text:style-name="T20"><text:s text:c="16"/></text:span><text:span text:style-name="T31">tipoSanguineo:</text:span><text:span text:style-name="T20"> </text:span><text:span text:style-name="T32">""</text:span><text:span text:style-name="T20">,</text:span></text:p>
      <text:p text:style-name="P9"><text:span text:style-name="T20"><text:s text:c="16"/></text:span><text:span text:style-name="T31">rh:</text:span><text:span text:style-name="T20"> </text:span><text:span text:style-name="T32">""</text:span><text:span text:style-name="T20">,</text:span></text:p>
      <text:p text:style-name="P9"><text:span text:style-name="T20"><text:s text:c="12"/>},</text:span></text:p>
      <text:p text:style-name="P9"><text:span text:style-name="T20"><text:s text:c="8"/>};</text:span></text:p>
      <text:p text:style-name="P9"><text:span text:style-name="T20"><text:s text:c="4"/>},</text:span></text:p>
      <text:p text:style-name="P9"><text:span text:style-name="T20"><text:s text:c="4"/></text:span><text:span text:style-name="T31">validations:</text:span><text:span text:style-name="T20"> {</text:span></text:p>
      <text:p text:style-name="P9"><text:span text:style-name="T20"><text:s text:c="8"/></text:span><text:span text:style-name="T31">userData:</text:span><text:span text:style-name="T20"> {</text:span></text:p>
      <text:p text:style-name="P9"><text:span text:style-name="T20"><text:s text:c="12"/></text:span><text:span text:style-name="T31">nome:</text:span><text:span text:style-name="T20"> { </text:span><text:span text:style-name="T31">required</text:span><text:span text:style-name="T20"> },</text:span></text:p>
      <text:p text:style-name="P9"><text:span text:style-name="T20"><text:s text:c="12"/></text:span><text:span text:style-name="T31">cpf:</text:span><text:span text:style-name="T20"> { </text:span><text:span text:style-name="T31">required</text:span><text:span text:style-name="T20"> },</text:span></text:p>
      <text:p text:style-name="P9"><text:span text:style-name="T20"><text:s text:c="12"/></text:span><text:span text:style-name="T31">contato:</text:span><text:span text:style-name="T20"> { </text:span><text:span text:style-name="T31">required</text:span><text:span text:style-name="T20"> },</text:span></text:p>
      <text:p text:style-name="P9"><text:span text:style-name="T20"><text:s text:c="12"/></text:span><text:span text:style-name="T31">tipoSanguineo:</text:span><text:span text:style-name="T20"> { </text:span><text:span text:style-name="T31">required</text:span><text:span text:style-name="T20"> },</text:span></text:p>
      <text:p text:style-name="P9"><text:span text:style-name="T20"><text:s text:c="12"/></text:span><text:span text:style-name="T31">rh:</text:span><text:span text:style-name="T20"> { </text:span><text:span text:style-name="T31">required</text:span><text:span text:style-name="T20"> },</text:span></text:p>
      <text:p text:style-name="P9"><text:span text:style-name="T20"><text:s text:c="8"/>},</text:span></text:p>
      <text:p text:style-name="P9"><text:soft-page-break/><text:span text:style-name="T20"><text:s text:c="4"/>},</text:span></text:p>
      <text:p text:style-name="P9"><text:span text:style-name="T20"><text:s text:c="4"/></text:span><text:span text:style-name="T31">methods:</text:span><text:span text:style-name="T20"> {</text:span></text:p>
      <text:p text:style-name="P9"><text:span text:style-name="T20"><text:s text:c="8"/></text:span><text:span text:style-name="T36">goToTelaInicial</text:span><text:span text:style-name="T20">() {</text:span></text:p>
      <text:p text:style-name="P9"><text:span text:style-name="T20"><text:s text:c="12"/></text:span><text:span text:style-name="T29">this</text:span><text:span text:style-name="T20">.</text:span><text:span text:style-name="T31">$router</text:span><text:span text:style-name="T20">.</text:span><text:span text:style-name="T36">push</text:span><text:span text:style-name="T20">(</text:span><text:span text:style-name="T32">'/telainicial'</text:span><text:span text:style-name="T20">);</text:span></text:p>
      <text:p text:style-name="P9"><text:span text:style-name="T20"><text:s text:c="8"/>},</text:span></text:p>
      <text:p text:style-name="P9"><text:span text:style-name="T20"><text:s text:c="8"/></text:span><text:span text:style-name="T36">enviarCadastroDoador</text:span><text:span text:style-name="T20">() {</text:span></text:p>
      <text:p text:style-name="P9"><text:span text:style-name="T20"><text:s text:c="12"/></text:span><text:span text:style-name="T29">this</text:span><text:span text:style-name="T20">.</text:span><text:span text:style-name="T31">v$</text:span><text:span text:style-name="T20">.</text:span><text:span text:style-name="T36">$touch</text:span><text:span text:style-name="T20">();</text:span></text:p>
      <text:p text:style-name="P9"><text:span text:style-name="T20"><text:s text:c="12"/></text:span><text:span text:style-name="T30">if</text:span><text:span text:style-name="T20"> (</text:span><text:span text:style-name="T29">this</text:span><text:span text:style-name="T20">.</text:span><text:span text:style-name="T31">v$</text:span><text:span text:style-name="T20">.</text:span><text:span text:style-name="T31">$invalid</text:span><text:span text:style-name="T20">) {</text:span></text:p>
      <text:p text:style-name="P9"><text:span text:style-name="T20"><text:s text:c="16"/></text:span><text:span text:style-name="T36">alert</text:span><text:span text:style-name="T20">(</text:span><text:span text:style-name="T32">"Há campos com valores inválidos! Tente novamente."</text:span><text:span text:style-name="T20">);</text:span></text:p>
      <text:p text:style-name="P9"><text:span text:style-name="T20"><text:s text:c="12"/>} </text:span><text:span text:style-name="T30">else</text:span><text:span text:style-name="T20"> {</text:span></text:p>
      <text:p text:style-name="P9"><text:span text:style-name="T20"><text:s text:c="16"/></text:span><text:span text:style-name="T36">fetch</text:span><text:span text:style-name="T20">(</text:span><text:span text:style-name="T32">"http://localhost:3000/doador"</text:span><text:span text:style-name="T20">, {</text:span></text:p>
      <text:p text:style-name="P9"><text:span text:style-name="T20"><text:s text:c="20"/></text:span><text:span text:style-name="T31">method:</text:span><text:span text:style-name="T20"> </text:span><text:span text:style-name="T32">"POST"</text:span><text:span text:style-name="T20">,</text:span></text:p>
      <text:p text:style-name="P9"><text:span text:style-name="T20"><text:s text:c="20"/></text:span><text:span text:style-name="T31">headers:</text:span><text:span text:style-name="T20"> {</text:span></text:p>
      <text:p text:style-name="P9"><text:span text:style-name="T20"><text:s text:c="24"/></text:span><text:span text:style-name="T32">"Content-Type"</text:span><text:span text:style-name="T31">:</text:span><text:span text:style-name="T20"> </text:span><text:span text:style-name="T32">"application/json"</text:span><text:span text:style-name="T20">,</text:span></text:p>
      <text:p text:style-name="P9"><text:span text:style-name="T20"><text:s text:c="20"/>},</text:span></text:p>
      <text:p text:style-name="P9"><text:span text:style-name="T20"><text:s text:c="20"/></text:span><text:span text:style-name="T31">body:</text:span><text:span text:style-name="T20"> </text:span><text:span text:style-name="T31">JSON</text:span><text:span text:style-name="T20">.</text:span><text:span text:style-name="T36">stringify</text:span><text:span text:style-name="T20">({</text:span></text:p>
      <text:p text:style-name="P9"><text:span text:style-name="T20"><text:s text:c="24"/></text:span><text:span text:style-name="T31">nome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nome</text:span><text:span text:style-name="T20">,</text:span></text:p>
      <text:p text:style-name="P9"><text:span text:style-name="T20"><text:s text:c="24"/></text:span><text:span text:style-name="T31">cpf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cpf</text:span><text:span text:style-name="T20">,</text:span></text:p>
      <text:p text:style-name="P9"><text:span text:style-name="T20"><text:s text:c="24"/></text:span><text:span text:style-name="T31">contato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contato</text:span><text:span text:style-name="T20">,</text:span></text:p>
      <text:p text:style-name="P9"><text:span text:style-name="T20"><text:s text:c="24"/></text:span><text:span text:style-name="T31">tipoSanguineo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tipoSanguineo</text:span><text:span text:style-name="T20">,</text:span></text:p>
      <text:p text:style-name="P9"><text:span text:style-name="T20"><text:s text:c="24"/></text:span><text:span text:style-name="T31">rh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rh</text:span><text:span text:style-name="T20">,</text:span></text:p>
      <text:p text:style-name="P9"><text:soft-page-break/><text:span text:style-name="T20"><text:s text:c="20"/>}),</text:span></text:p>
      <text:p text:style-name="P9"><text:span text:style-name="T20"><text:s text:c="16"/>})</text:span></text:p>
      <text:p text:style-name="P9"><text:span text:style-name="T20"><text:s text:c="20"/>.</text:span><text:span text:style-name="T36">then</text:span><text:span text:style-name="T20">((</text:span><text:span text:style-name="T31">response</text:span><text:span text:style-name="T20">) </text:span><text:span text:style-name="T29">=&gt;</text:span><text:span text:style-name="T20"> </text:span><text:span text:style-name="T31">response</text:span><text:span text:style-name="T20">.</text:span><text:span text:style-name="T36">json</text:span><text:span text:style-name="T20">())</text:span></text:p>
      <text:p text:style-name="P9"><text:span text:style-name="T20"><text:s text:c="20"/>.</text:span><text:span text:style-name="T36">then</text:span><text:span text:style-name="T20">((</text:span><text:span text:style-name="T31">data</text:span><text:span text:style-name="T20">) </text:span><text:span text:style-name="T29">=&gt;</text:span><text:span text:style-name="T20"> {</text:span></text:p>
      <text:p text:style-name="P9"><text:span text:style-name="T20"><text:s text:c="24"/></text:span><text:span text:style-name="T37">// Aqui você pode processar a resposta do servidor</text:span></text:p>
      <text:p text:style-name="P9"><text:span text:style-name="T20"><text:s text:c="24"/></text:span><text:span text:style-name="T31">console</text:span><text:span text:style-name="T20">.</text:span><text:span text:style-name="T36">log</text:span><text:span text:style-name="T20">(</text:span><text:span text:style-name="T31">data</text:span><text:span text:style-name="T20">);</text:span></text:p>
      <text:p text:style-name="P9"><text:span text:style-name="T20"><text:s text:c="20"/>});</text:span></text:p>
      <text:p text:style-name="P9"><text:span text:style-name="T20"><text:s text:c="16"/></text:span><text:span text:style-name="T31">location</text:span><text:span text:style-name="T20">.</text:span><text:span text:style-name="T36">reload</text:span><text:span text:style-name="T20">();</text:span></text:p>
      <text:p text:style-name="P9"><text:span text:style-name="T20"><text:s text:c="12"/>}</text:span></text:p>
      <text:p text:style-name="P9"><text:span text:style-name="T20"><text:s text:c="8"/>},</text:span></text:p>
      <text:p text:style-name="P9"><text:span text:style-name="T20"><text:s text:c="4"/>},</text:span></text:p>
      <text:p text:style-name="P9"><text:span text:style-name="T20">};</text:span></text:p>
      <text:p text:style-name="P9"><text:span text:style-name="T28">&lt;/</text:span><text:span text:style-name="T29">script</text:span><text:span text:style-name="T28">&gt;</text:span></text:p>
      <text:p text:style-name="P11"/>
      <text:p text:style-name="P9"><text:span text:style-name="T28">&lt;</text:span><text:span text:style-name="T29">template</text:span><text:span text:style-name="T28">&gt;</text:span></text:p>
      <text:p text:style-name="P9"><text:span text:style-name="T20"><text:s text:c="4"/></text:span><text:span text:style-name="T28">&lt;</text:span><text:span text:style-name="T29">form</text:span><text:span text:style-name="T20"> @</text:span><text:span text:style-name="T31">submit</text:span><text:span text:style-name="T20">.</text:span><text:span text:style-name="T31">prevent</text:span><text:span text:style-name="T20">="</text:span><text:span text:style-name="T31">enviarCadastroDoador</text:span><text:span text:style-name="T20">"</text:span><text:span text:style-name="T28">&gt;</text:span></text:p>
      <text:p text:style-name="P9"><text:span text:style-name="T20"><text:s text:c="8"/></text:span><text:span text:style-name="T28">&lt;</text:span><text:span text:style-name="T29">fieldset</text:span><text:span text:style-name="T28">&gt;</text:span></text:p>
      <text:p text:style-name="P9"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nome"</text:span><text:span text:style-name="T28">&gt;</text:span><text:span text:style-name="T20">Nome:</text:span><text:span text:style-name="T28">&lt;/</text:span><text:span text:style-name="T29">label</text:span><text:span text:style-name="T28">&gt;</text:span></text:p>
      <text:p text:style-name="P9"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nome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nome"</text:span><text:span text:style-name="T20"> </text:span><text:span text:style-name="T31">placeholder</text:span><text:span text:style-name="T20">=</text:span><text:span text:style-name="T32">"Insira seu nome"</text:span><text:span text:style-name="T20"> </text:span><text:span text:style-name="T31">autofocus</text:span><text:span text:style-name="T20"> </text:span><text:span text:style-name="T28">/&gt;</text:span></text:p>
      <text:p text:style-name="P9"><text:span text:style-name="T20"><text:s text:c="12"/></text:span><text:span text:style-name="T28">&lt;</text:span><text:span text:style-name="T29">label</text:span><text:span text:style-name="T20"> </text:span><text:span text:style-name="T31">id</text:span><text:span text:style-name="T20">=</text:span><text:span text:style-name="T32">"erro"</text:span><text:span text:style-name="T20"> </text:span><text:span text:style-name="T30">v-if</text:span><text:span text:style-name="T20">="</text:span><text:span text:style-name="T31">v$</text:span><text:span text:style-name="T20">.</text:span><text:span text:style-name="T31">userData</text:span><text:span text:style-name="T20">.</text:span><text:span text:style-name="T31">nome</text:span><text:span text:style-name="T20">.</text:span><text:span text:style-name="T31">$error</text:span><text:span text:style-name="T20">"</text:span><text:span text:style-name="T28">&gt;</text:span><text:span text:style-name="T20">Este é um campo obrigatório!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11"/>
      <text:p text:style-name="P9"><text:soft-page-break/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cpf"</text:span><text:span text:style-name="T28">&gt;</text:span><text:span text:style-name="T20">CPF:</text:span><text:span text:style-name="T28">&lt;/</text:span><text:span text:style-name="T29">label</text:span><text:span text:style-name="T28">&gt;</text:span></text:p>
      <text:p text:style-name="P9"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cpf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cpf"</text:span><text:span text:style-name="T20"> </text:span><text:span text:style-name="T31">placeholder</text:span><text:span text:style-name="T20">=</text:span><text:span text:style-name="T32">"Insira seu CPF"</text:span><text:span text:style-name="T20"> </text:span><text:span text:style-name="T28">/&gt;</text:span></text:p>
      <text:p text:style-name="P9"><text:span text:style-name="T20"><text:s text:c="12"/></text:span><text:span text:style-name="T28">&lt;</text:span><text:span text:style-name="T29">label</text:span><text:span text:style-name="T20"> </text:span><text:span text:style-name="T31">id</text:span><text:span text:style-name="T20">=</text:span><text:span text:style-name="T32">"erro"</text:span><text:span text:style-name="T20"> </text:span><text:span text:style-name="T30">v-if</text:span><text:span text:style-name="T20">="</text:span><text:span text:style-name="T31">v$</text:span><text:span text:style-name="T20">.</text:span><text:span text:style-name="T31">userData</text:span><text:span text:style-name="T20">.</text:span><text:span text:style-name="T31">cpf</text:span><text:span text:style-name="T20">.</text:span><text:span text:style-name="T31">$error</text:span><text:span text:style-name="T20">"</text:span><text:span text:style-name="T28">&gt;</text:span><text:span text:style-name="T20">Este é um campo obrigatório!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11"/>
      <text:p text:style-name="P9"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contato"</text:span><text:span text:style-name="T28">&gt;</text:span><text:span text:style-name="T20">Contato:</text:span><text:span text:style-name="T28">&lt;/</text:span><text:span text:style-name="T29">label</text:span><text:span text:style-name="T28">&gt;</text:span></text:p>
      <text:p text:style-name="P9"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contato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contato"</text:span><text:span text:style-name="T20"> </text:span><text:span text:style-name="T31">placeholder</text:span><text:span text:style-name="T20">=</text:span><text:span text:style-name="T32">"Insira seu contato"</text:span><text:span text:style-name="T20"> </text:span><text:span text:style-name="T28">/&gt;</text:span></text:p>
      <text:p text:style-name="P9"><text:span text:style-name="T20"><text:s text:c="12"/></text:span><text:span text:style-name="T28">&lt;</text:span><text:span text:style-name="T29">label</text:span><text:span text:style-name="T20"> </text:span><text:span text:style-name="T31">id</text:span><text:span text:style-name="T20">=</text:span><text:span text:style-name="T32">"erro"</text:span><text:span text:style-name="T20"> </text:span><text:span text:style-name="T30">v-if</text:span><text:span text:style-name="T20">="</text:span><text:span text:style-name="T31">v$</text:span><text:span text:style-name="T20">.</text:span><text:span text:style-name="T31">userData</text:span><text:span text:style-name="T20">.</text:span><text:span text:style-name="T31">contato</text:span><text:span text:style-name="T20">.</text:span><text:span text:style-name="T31">$error</text:span><text:span text:style-name="T20">"</text:span><text:span text:style-name="T28">&gt;</text:span><text:span text:style-name="T20">Este é um campo obrigatório!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11"/>
      <text:p text:style-name="P9"><text:span text:style-name="T20"><text:s text:c="12"/></text:span><text:span text:style-name="T28">&lt;</text:span><text:span text:style-name="T29">label</text:span><text:span text:style-name="T28">&gt;</text:span><text:span text:style-name="T20">Tipo Sanguíneo:</text:span><text:span text:style-name="T28">&lt;/</text:span><text:span text:style-name="T29">label</text:span><text:span text:style-name="T28">&gt;</text:span></text:p>
      <text:p text:style-name="P9"><text:span text:style-name="T20"><text:s text:c="12"/></text:span><text:span text:style-name="T28">&lt;</text:span><text:span text:style-name="T29">label</text:span><text:span text:style-name="T20"> </text:span><text:span text:style-name="T31">id</text:span><text:span text:style-name="T20">=</text:span><text:span text:style-name="T32">"erro"</text:span><text:span text:style-name="T20"> </text:span><text:span text:style-name="T30">v-if</text:span><text:span text:style-name="T20">="</text:span><text:span text:style-name="T31">v$</text:span><text:span text:style-name="T20">.</text:span><text:span text:style-name="T31">userData</text:span><text:span text:style-name="T20">.</text:span><text:span text:style-name="T31">tipoSanguineo</text:span><text:span text:style-name="T20">.</text:span><text:span text:style-name="T31">$error</text:span><text:span text:style-name="T20">"</text:span><text:span text:style-name="T28">&gt;</text:span><text:span text:style-name="T20">Este é um campo obrigatório!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9"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a"</text:span><text:span text:style-name="T20"> </text:span><text:span text:style-name="T31">value</text:span><text:span text:style-name="T20">=</text:span><text:span text:style-name="T32">"a"</text:span><text:span text:style-name="T20"> </text:span><text:span text:style-name="T28">/&gt;</text:span></text:p>
      <text:p text:style-name="P9"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a"</text:span><text:span text:style-name="T28">&gt;</text:span><text:span text:style-name="T20">A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9"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b"</text:span><text:span text:style-name="T20"> </text:span><text:span text:style-name="T31">value</text:span><text:span text:style-name="T20">=</text:span><text:span text:style-name="T32">"b"</text:span><text:span text:style-name="T20"> </text:span><text:span text:style-name="T28">/&gt;</text:span></text:p>
      <text:p text:style-name="P9"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b"</text:span><text:span text:style-name="T28">&gt;</text:span><text:span text:style-name="T20">B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9"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ab"</text:span><text:span text:style-name="T20"> </text:span><text:span text:style-name="T31">value</text:span><text:span text:style-name="T20">=</text:span><text:span text:style-name="T32">"ab"</text:span><text:span text:style-name="T20"> </text:span><text:span text:style-name="T28">/&gt;</text:span></text:p>
      <text:p text:style-name="P9"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ab"</text:span><text:span text:style-name="T28">&gt;</text:span><text:span text:style-name="T20">AB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9"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o"</text:span><text:span text:style-name="T20"> </text:span><text:span text:style-name="T31">value</text:span><text:span text:style-name="T20">=</text:span><text:span text:style-name="T32">"o"</text:span><text:span text:style-name="T20"> </text:span><text:span text:style-name="T28">/&gt;</text:span></text:p>
      <text:p text:style-name="P9"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o"</text:span><text:span text:style-name="T28">&gt;</text:span><text:span text:style-name="T20">O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&lt;</text:span><text:span text:style-name="T29">br</text:span><text:span text:style-name="T20"> </text:span><text:span text:style-name="T28">/&gt;</text:span></text:p>
      <text:p text:style-name="P11"/>
      <text:p text:style-name="P9"><text:span text:style-name="T20"><text:s text:c="12"/></text:span><text:span text:style-name="T28">&lt;</text:span><text:span text:style-name="T29">label</text:span><text:span text:style-name="T28">&gt;</text:span><text:span text:style-name="T20">RH:</text:span><text:span text:style-name="T28">&lt;/</text:span><text:span text:style-name="T29">label</text:span><text:span text:style-name="T28">&gt;</text:span></text:p>
      <text:p text:style-name="P9"><text:span text:style-name="T20"><text:s text:c="12"/></text:span><text:span text:style-name="T28">&lt;</text:span><text:span text:style-name="T29">label</text:span><text:span text:style-name="T20"> </text:span><text:span text:style-name="T31">id</text:span><text:span text:style-name="T20">=</text:span><text:span text:style-name="T32">"erro"</text:span><text:span text:style-name="T20"> </text:span><text:span text:style-name="T30">v-if</text:span><text:span text:style-name="T20">="</text:span><text:span text:style-name="T31">v$</text:span><text:span text:style-name="T20">.</text:span><text:span text:style-name="T31">userData</text:span><text:span text:style-name="T20">.</text:span><text:span text:style-name="T31">rh</text:span><text:span text:style-name="T20">.</text:span><text:span text:style-name="T31">$error</text:span><text:span text:style-name="T20">"</text:span><text:span text:style-name="T28">&gt;</text:span><text:span text:style-name="T20">Este é um campo obrigatório!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9"><text:soft-page-break/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rh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rh"</text:span><text:span text:style-name="T20"> </text:span><text:span text:style-name="T31">id</text:span><text:span text:style-name="T20">=</text:span><text:span text:style-name="T32">"positivo"</text:span><text:span text:style-name="T20"> </text:span><text:span text:style-name="T31">value</text:span><text:span text:style-name="T20">=</text:span><text:span text:style-name="T32">"positivo"</text:span><text:span text:style-name="T20"> </text:span><text:span text:style-name="T28">/&gt;</text:span></text:p>
      <text:p text:style-name="P9"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positivo"</text:span><text:span text:style-name="T28">&gt;</text:span><text:span text:style-name="T20">+ (positivo)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9"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rh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rh"</text:span><text:span text:style-name="T20"> </text:span><text:span text:style-name="T31">id</text:span><text:span text:style-name="T20">=</text:span><text:span text:style-name="T32">"negativo"</text:span><text:span text:style-name="T20"> </text:span><text:span text:style-name="T31">value</text:span><text:span text:style-name="T20">=</text:span><text:span text:style-name="T32">"negativo"</text:span><text:span text:style-name="T20"> </text:span><text:span text:style-name="T28">/&gt;</text:span></text:p>
      <text:p text:style-name="P9"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negativo"</text:span><text:span text:style-name="T28">&gt;</text:span><text:span text:style-name="T20">- (negativo)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&lt;</text:span><text:span text:style-name="T29">br</text:span><text:span text:style-name="T20"> </text:span><text:span text:style-name="T28">/&gt;</text:span></text:p>
      <text:p text:style-name="P11"/>
      <text:p text:style-name="P9"><text:span text:style-name="T20"><text:s text:c="12"/></text:span><text:span text:style-name="T28">&lt;</text:span><text:span text:style-name="T29">button</text:span><text:span text:style-name="T20"> </text:span><text:span text:style-name="T31">type</text:span><text:span text:style-name="T20">=</text:span><text:span text:style-name="T32">"submit"</text:span><text:span text:style-name="T28">&gt;</text:span><text:span text:style-name="T20">Cadastrar</text:span><text:span text:style-name="T28">&lt;/</text:span><text:span text:style-name="T29">button</text:span><text:span text:style-name="T28">&gt;</text:span></text:p>
      <text:p text:style-name="P9"><text:span text:style-name="T20"><text:s text:c="8"/></text:span><text:span text:style-name="T28">&lt;/</text:span><text:span text:style-name="T29">fieldset</text:span><text:span text:style-name="T28">&gt;</text:span></text:p>
      <text:p text:style-name="P9"><text:span text:style-name="T20"><text:s text:c="4"/></text:span><text:span text:style-name="T28">&lt;/</text:span><text:span text:style-name="T29">form</text:span><text:span text:style-name="T28">&gt;</text:span></text:p>
      <text:p text:style-name="P9"><text:span text:style-name="T20"><text:s text:c="4"/></text:span><text:span text:style-name="T28">&lt;</text:span><text:span text:style-name="T29">button</text:span><text:span text:style-name="T20"> @</text:span><text:span text:style-name="T31">click</text:span><text:span text:style-name="T20">="</text:span><text:span text:style-name="T31">goToTelaInicial</text:span><text:span text:style-name="T20">"</text:span><text:span text:style-name="T28">&gt;</text:span><text:span text:style-name="T20">Voltar</text:span><text:span text:style-name="T28">&lt;/</text:span><text:span text:style-name="T29">button</text:span><text:span text:style-name="T28">&gt;</text:span></text:p>
      <text:p text:style-name="P9"><text:span text:style-name="T28">&lt;/</text:span><text:span text:style-name="T29">template</text:span><text:span text:style-name="T28">&gt;</text:span></text:p>
      <text:p text:style-name="P11"/>
      <text:p text:style-name="P9"><text:span text:style-name="T28">&lt;</text:span><text:span text:style-name="T29">style</text:span><text:span text:style-name="T20"> </text:span><text:span text:style-name="T31">lang</text:span><text:span text:style-name="T20">=</text:span><text:span text:style-name="T32">"scss"</text:span><text:span text:style-name="T20"> </text:span><text:span text:style-name="T31">scoped</text:span><text:span text:style-name="T28">&gt;</text:span></text:p>
      <text:p text:style-name="P9"><text:span text:style-name="T38">legend</text:span><text:span text:style-name="T20"> {</text:span></text:p>
      <text:p text:style-name="P9"><text:span text:style-name="T20"><text:s text:c="4"/></text:span><text:span text:style-name="T31">color</text:span><text:span text:style-name="T20">: </text:span><text:span text:style-name="T32">white</text:span><text:span text:style-name="T20">;</text:span></text:p>
      <text:p text:style-name="P9"><text:span text:style-name="T20"><text:s text:c="4"/></text:span><text:span text:style-name="T31">background-color</text:span><text:span text:style-name="T20">: </text:span><text:span text:style-name="T36">rgba</text:span><text:span text:style-name="T20">(</text:span><text:span text:style-name="T33">23</text:span><text:span text:style-name="T20">, </text:span><text:span text:style-name="T33">98</text:span><text:span text:style-name="T20">, </text:span><text:span text:style-name="T33">190</text:span><text:span text:style-name="T20">, </text:span><text:span text:style-name="T33">0.9</text:span><text:span text:style-name="T20">);</text:span></text:p>
      <text:p text:style-name="P9"><text:span text:style-name="T20"><text:s text:c="4"/></text:span><text:span text:style-name="T31">font-weight</text:span><text:span text:style-name="T20">: </text:span><text:span text:style-name="T32">bolder</text:span><text:span text:style-name="T20">;</text:span></text:p>
      <text:p text:style-name="P9"><text:span text:style-name="T20"><text:s text:c="4"/></text:span><text:span text:style-name="T31">padding</text:span><text:span text:style-name="T20">: </text:span><text:span text:style-name="T33">6px</text:span><text:span text:style-name="T20"> </text:span><text:span text:style-name="T33">8px</text:span><text:span text:style-name="T20"> </text:span><text:span text:style-name="T33">6px</text:span><text:span text:style-name="T20"> </text:span><text:span text:style-name="T33">8px</text:span><text:span text:style-name="T20">;</text:span></text:p>
      <text:p text:style-name="P9"><text:span text:style-name="T20"><text:s text:c="4"/></text:span><text:span text:style-name="T31">border-radius</text:span><text:span text:style-name="T20">: </text:span><text:span text:style-name="T33">4px</text:span><text:span text:style-name="T20">;</text:span></text:p>
      <text:p text:style-name="P9"><text:span text:style-name="T20">}</text:span></text:p>
      <text:p text:style-name="P11"/>
      <text:p text:style-name="P9"><text:span text:style-name="T38">fieldset</text:span><text:span text:style-name="T20"> {</text:span></text:p>
      <text:p text:style-name="P9"><text:soft-page-break/><text:span text:style-name="T20"><text:s text:c="4"/></text:span><text:span text:style-name="T31">background-color</text:span><text:span text:style-name="T20">: </text:span><text:span text:style-name="T32">lightblue</text:span><text:span text:style-name="T20">;</text:span></text:p>
      <text:p text:style-name="P9"><text:span text:style-name="T20"><text:s text:c="4"/></text:span><text:span text:style-name="T31">border-width</text:span><text:span text:style-name="T20">: </text:span><text:span text:style-name="T33">3px</text:span><text:span text:style-name="T20">;</text:span></text:p>
      <text:p text:style-name="P9"><text:span text:style-name="T20"><text:s text:c="4"/></text:span><text:span text:style-name="T31">border-radius</text:span><text:span text:style-name="T20">: </text:span><text:span text:style-name="T33">6px</text:span><text:span text:style-name="T20">;</text:span></text:p>
      <text:p text:style-name="P9"><text:span text:style-name="T20"><text:s text:c="4"/></text:span><text:span text:style-name="T31">padding</text:span><text:span text:style-name="T20">: </text:span><text:span text:style-name="T33">8px</text:span><text:span text:style-name="T20">;</text:span></text:p>
      <text:p text:style-name="P9"><text:span text:style-name="T20">}</text:span></text:p>
      <text:p text:style-name="P11"/>
      <text:p text:style-name="P9"><text:span text:style-name="T38">#erro</text:span><text:span text:style-name="T20"> {</text:span></text:p>
      <text:p text:style-name="P9"><text:span text:style-name="T20"><text:s text:c="4"/></text:span><text:span text:style-name="T31">color</text:span><text:span text:style-name="T20">: </text:span><text:span text:style-name="T32">red</text:span><text:span text:style-name="T20">;</text:span></text:p>
      <text:p text:style-name="P9"><text:span text:style-name="T20"><text:s text:c="4"/></text:span><text:span text:style-name="T31">font-style</text:span><text:span text:style-name="T20">: </text:span><text:span text:style-name="T32">italic</text:span><text:span text:style-name="T20">;</text:span></text:p>
      <text:p text:style-name="P9"><text:span text:style-name="T20">}</text:span></text:p>
      <text:p text:style-name="P9"><text:span text:style-name="T28">&lt;/</text:span><text:span text:style-name="T29">style</text:span><text:span text:style-name="T28">&gt;</text:span></text:p>
      <text:p text:style-name="P11"/>
      <text:p text:style-name="P25"/>
      <text:p text:style-name="P23"><text:span text:style-name="T3">Dentro da tag </text:span><text:span text:style-name="T5">script</text:span><text:span text:style-name="T3"> é que garantimos a funcionalidade deste formulário de cadastro, primeiro por meio da validação e depois definindo os métodos necessários para o seu funcionamento, como o método </text:span><text:span text:style-name="T5">enviarCadastroDoador()</text:span><text:span text:style-name="T3"> que envia os dados recebidos para o back-end.</text:span></text:p>
      <text:p text:style-name="P23"><text:span text:style-name="T3">Já na tag </text:span><text:span text:style-name="T5">template</text:span><text:span text:style-name="T3">, de forma semelhante a como foi feito na 5ª Etapa, fizemos um formulário que receberá os dados do usuário. Observe que mantivemos o mesmo estilo na tag </text:span><text:span text:style-name="T5">style</text:span><text:span text:style-name="T3"> do Vue.js.</text:span></text:p>
      <text:p text:style-name="P5"/>
      <text:p text:style-name="P5"/>
      <text:p text:style-name="P7"><text:span text:style-name="T4">Como fazer tela e funcionalidade de busca, apresentação, alteração e exclusão dos dados:</text:span></text:p>
      <text:p text:style-name="P5"/>
      <text:p text:style-name="P23"><text:span text:style-name="T3">Crie novo um arquivo, ainda no diretório </text:span><text:span text:style-name="T5">components</text:span><text:span text:style-name="T3">, chamado </text:span><text:span text:style-name="T5">BuscaDoador.vue</text:span><text:span text:style-name="T3">. Este será o componente responsável por apresentar o formulário de busca de doadores (e realizar essa busca), apresentar a tabela com os dados encontrados, mostrar o formulário de alteração do doador selecionado (e realizar as alterações propostas), realizar a exclusão de doadores e apresentar um pop-up de confirmação de exclusão, sendo que esta última funcionalidade ocorre em conjunto com um outro componente chamado </text:span><text:span text:style-name="T5">Modal.vue</text:span><text:span text:style-name="T3"> que criaremos posteriormente.</text:span></text:p>
      <text:p text:style-name="P14"><text:span text:style-name="T3"><text:tab/>O código completo ficou da seguinte forma: </text:span></text:p>
      <text:p text:style-name="P9"><text:soft-page-break/><text:span text:style-name="T28">&lt;</text:span><text:span text:style-name="T29">script</text:span><text:span text:style-name="T28">&gt;</text:span></text:p>
      <text:p text:style-name="P9"><text:span text:style-name="T30">import</text:span><text:span text:style-name="T20"> </text:span><text:span text:style-name="T31">Modal</text:span><text:span text:style-name="T20"> </text:span><text:span text:style-name="T30">from</text:span><text:span text:style-name="T20"> </text:span><text:span text:style-name="T32">'./Modal.vue'</text:span><text:span text:style-name="T20">;</text:span></text:p>
      <text:p text:style-name="P11"/>
      <text:p text:style-name="P9"><text:span text:style-name="T30">export</text:span><text:span text:style-name="T20"> </text:span><text:span text:style-name="T30">default</text:span><text:span text:style-name="T20"> {</text:span></text:p>
      <text:p text:style-name="P9"><text:span text:style-name="T20"><text:s text:c="4"/></text:span><text:span text:style-name="T31">name:</text:span><text:span text:style-name="T20"> </text:span><text:span text:style-name="T32">"BuscaDoador"</text:span><text:span text:style-name="T20">,</text:span></text:p>
      <text:p text:style-name="P9"><text:span text:style-name="T20"><text:s text:c="4"/></text:span><text:span text:style-name="T36">data</text:span><text:span text:style-name="T20">() {</text:span></text:p>
      <text:p text:style-name="P9"><text:span text:style-name="T20"><text:s text:c="8"/></text:span><text:span text:style-name="T30">return</text:span><text:span text:style-name="T20"> {</text:span></text:p>
      <text:p text:style-name="P9"><text:span text:style-name="T20"><text:s text:c="12"/></text:span><text:span text:style-name="T31">nao_buscou:</text:span><text:span text:style-name="T20"> </text:span><text:span text:style-name="T29">true</text:span><text:span text:style-name="T20">, </text:span><text:span text:style-name="T37">// booleano para dizer qual template apresentar: tela de busca ou de dados buscados</text:span></text:p>
      <text:p text:style-name="P9"><text:span text:style-name="T20"><text:s text:c="12"/></text:span><text:span text:style-name="T31">nao_alterando:</text:span><text:span text:style-name="T20"> </text:span><text:span text:style-name="T29">true</text:span><text:span text:style-name="T20">,</text:span></text:p>
      <text:p text:style-name="P9"><text:span text:style-name="T20"><text:s text:c="12"/></text:span><text:span text:style-name="T31">userData:</text:span><text:span text:style-name="T20"> {</text:span></text:p>
      <text:p text:style-name="P9"><text:span text:style-name="T20"><text:s text:c="16"/></text:span><text:span text:style-name="T31">codigo:</text:span><text:span text:style-name="T20"> </text:span><text:span text:style-name="T32">""</text:span><text:span text:style-name="T20">,</text:span></text:p>
      <text:p text:style-name="P9"><text:span text:style-name="T20"><text:s text:c="16"/></text:span><text:span text:style-name="T31">nome:</text:span><text:span text:style-name="T20"> </text:span><text:span text:style-name="T32">""</text:span><text:span text:style-name="T20">,</text:span></text:p>
      <text:p text:style-name="P9"><text:span text:style-name="T20"><text:s text:c="16"/></text:span><text:span text:style-name="T31">cpf:</text:span><text:span text:style-name="T20"> </text:span><text:span text:style-name="T32">""</text:span><text:span text:style-name="T20">,</text:span></text:p>
      <text:p text:style-name="P9"><text:span text:style-name="T20"><text:s text:c="16"/></text:span><text:span text:style-name="T31">contato:</text:span><text:span text:style-name="T20"> </text:span><text:span text:style-name="T32">""</text:span><text:span text:style-name="T20">,</text:span></text:p>
      <text:p text:style-name="P9"><text:span text:style-name="T20"><text:s text:c="16"/></text:span><text:span text:style-name="T31">tipoSanguineo:</text:span><text:span text:style-name="T20"> </text:span><text:span text:style-name="T32">""</text:span><text:span text:style-name="T20">,</text:span></text:p>
      <text:p text:style-name="P9"><text:span text:style-name="T20"><text:s text:c="16"/></text:span><text:span text:style-name="T31">rh:</text:span><text:span text:style-name="T20"> </text:span><text:span text:style-name="T32">""</text:span><text:span text:style-name="T20">,</text:span></text:p>
      <text:p text:style-name="P9"><text:span text:style-name="T20"><text:s text:c="12"/>},</text:span></text:p>
      <text:p text:style-name="P9"><text:span text:style-name="T20"><text:s text:c="12"/></text:span><text:span text:style-name="T24">objAlterando</text:span><text:span text:style-name="T31">:</text:span><text:span text:style-name="T20"> </text:span><text:span text:style-name="T24">Object</text:span><text:span text:style-name="T20">,</text:span></text:p>
      <text:p text:style-name="P9"><text:span text:style-name="T20"><text:s text:c="12"/></text:span><text:span text:style-name="T24">dadosBusca</text:span><text:span text:style-name="T31">:</text:span><text:span text:style-name="T20"> </text:span><text:span text:style-name="T24">Object</text:span><text:span text:style-name="T20">,</text:span></text:p>
      <text:p text:style-name="P9"><text:span text:style-name="T20"><text:s text:c="12"/></text:span><text:span text:style-name="T31">isModalVisible:</text:span><text:span text:style-name="T20"> </text:span><text:span text:style-name="T29">false</text:span><text:span text:style-name="T20">,</text:span></text:p>
      <text:p text:style-name="P9"><text:span text:style-name="T20"><text:s text:c="8"/>};</text:span></text:p>
      <text:p text:style-name="P9"><text:soft-page-break/><text:span text:style-name="T20"><text:s text:c="4"/>},</text:span></text:p>
      <text:p text:style-name="P9"><text:span text:style-name="T20"><text:s text:c="4"/></text:span><text:span text:style-name="T31">components:</text:span><text:span text:style-name="T20"> { </text:span><text:span text:style-name="T24">Modal</text:span><text:span text:style-name="T20"> },</text:span></text:p>
      <text:p text:style-name="P9"><text:span text:style-name="T20"><text:s text:c="4"/></text:span><text:span text:style-name="T31">methods:</text:span><text:span text:style-name="T20"> {</text:span></text:p>
      <text:p text:style-name="P9"><text:span text:style-name="T20"><text:s text:c="8"/></text:span><text:span text:style-name="T36">handleRemove</text:span><text:span text:style-name="T20">(</text:span><text:span text:style-name="T31">item</text:span><text:span text:style-name="T20">) {</text:span></text:p>
      <text:p text:style-name="P9"><text:span text:style-name="T20"><text:s text:c="12"/></text:span><text:span text:style-name="T29">this</text:span><text:span text:style-name="T20">.</text:span><text:span text:style-name="T31">objAlterando</text:span><text:span text:style-name="T20"> </text:span><text:span text:style-name="T35">=</text:span><text:span text:style-name="T20"> </text:span><text:span text:style-name="T31">item</text:span><text:span text:style-name="T20">;</text:span></text:p>
      <text:p text:style-name="P9"><text:span text:style-name="T20"><text:s text:c="12"/></text:span><text:span text:style-name="T29">this</text:span><text:span text:style-name="T20">.</text:span><text:span text:style-name="T31">isModalVisible</text:span><text:span text:style-name="T20"> </text:span><text:span text:style-name="T35">=</text:span><text:span text:style-name="T20"> </text:span><text:span text:style-name="T29">true</text:span><text:span text:style-name="T20">; </text:span><text:span text:style-name="T37">// Abre o modal</text:span></text:p>
      <text:p text:style-name="P9"><text:span text:style-name="T20"><text:s text:c="8"/>},</text:span></text:p>
      <text:p text:style-name="P9"><text:span text:style-name="T20"><text:s text:c="8"/></text:span><text:span text:style-name="T36">removeConfirmed</text:span><text:span text:style-name="T20">(</text:span><text:span text:style-name="T31">item</text:span><text:span text:style-name="T20">) {</text:span></text:p>
      <text:p text:style-name="P9"><text:span text:style-name="T20"><text:s text:c="12"/></text:span><text:span text:style-name="T29">this</text:span><text:span text:style-name="T20">.</text:span><text:span text:style-name="T36">remover</text:span><text:span text:style-name="T20">(</text:span><text:span text:style-name="T31">item</text:span><text:span text:style-name="T20">); </text:span><text:span text:style-name="T37">// Chama método para remover</text:span></text:p>
      <text:p text:style-name="P9"><text:span text:style-name="T20"><text:s text:c="12"/></text:span><text:span text:style-name="T29">this</text:span><text:span text:style-name="T20">.</text:span><text:span text:style-name="T31">isModalVisible</text:span><text:span text:style-name="T20"> </text:span><text:span text:style-name="T35">=</text:span><text:span text:style-name="T20"> </text:span><text:span text:style-name="T29">false</text:span><text:span text:style-name="T20">; </text:span><text:span text:style-name="T37">// Fecha o modal após a remoção</text:span></text:p>
      <text:p text:style-name="P9"><text:span text:style-name="T20"><text:s text:c="8"/>},</text:span></text:p>
      <text:p text:style-name="P9"><text:span text:style-name="T20"><text:s text:c="8"/></text:span><text:span text:style-name="T36">cancelRemove</text:span><text:span text:style-name="T20">() {</text:span></text:p>
      <text:p text:style-name="P9"><text:span text:style-name="T20"><text:s text:c="12"/></text:span><text:span text:style-name="T29">this</text:span><text:span text:style-name="T20">.</text:span><text:span text:style-name="T31">isModalVisible</text:span><text:span text:style-name="T20"> </text:span><text:span text:style-name="T35">=</text:span><text:span text:style-name="T20"> </text:span><text:span text:style-name="T29">false</text:span><text:span text:style-name="T20">; </text:span><text:span text:style-name="T37">// Fecha o modal sem realizar nenhuma ação</text:span></text:p>
      <text:p text:style-name="P9"><text:span text:style-name="T20"><text:s text:c="8"/>},</text:span></text:p>
      <text:p text:style-name="P9"><text:span text:style-name="T20"><text:s text:c="8"/></text:span><text:span text:style-name="T36">remover</text:span><text:span text:style-name="T20">(</text:span><text:span text:style-name="T31">item</text:span><text:span text:style-name="T20">) {</text:span></text:p>
      <text:p text:style-name="P9"><text:span text:style-name="T20"><text:s text:c="12"/></text:span><text:span text:style-name="T36">fetch</text:span><text:span text:style-name="T20">(</text:span><text:span text:style-name="T32">`http://localhost:3000/doador/</text:span><text:span text:style-name="T29">${</text:span><text:span text:style-name="T31">item</text:span><text:span text:style-name="T35">.</text:span><text:span text:style-name="T31">codigo</text:span><text:span text:style-name="T29">}</text:span><text:span text:style-name="T32">`</text:span><text:span text:style-name="T20">, {</text:span></text:p>
      <text:p text:style-name="P9"><text:span text:style-name="T20"><text:s text:c="16"/></text:span><text:span text:style-name="T31">method:</text:span><text:span text:style-name="T20"> </text:span><text:span text:style-name="T32">"DELETE"</text:span><text:span text:style-name="T20">,</text:span></text:p>
      <text:p text:style-name="P9"><text:span text:style-name="T20"><text:s text:c="16"/></text:span><text:span text:style-name="T31">headers:</text:span><text:span text:style-name="T20"> {</text:span></text:p>
      <text:p text:style-name="P9"><text:span text:style-name="T20"><text:s text:c="20"/></text:span><text:span text:style-name="T32">"Content-Type"</text:span><text:span text:style-name="T31">:</text:span><text:span text:style-name="T20"> </text:span><text:span text:style-name="T32">"application/json"</text:span><text:span text:style-name="T20">,</text:span></text:p>
      <text:p text:style-name="P9"><text:span text:style-name="T20"><text:s text:c="16"/>},</text:span></text:p>
      <text:p text:style-name="P9"><text:span text:style-name="T20"><text:s text:c="12"/>});</text:span></text:p>
      <text:p text:style-name="P9"><text:soft-page-break/><text:span text:style-name="T20"><text:s text:c="12"/></text:span><text:span text:style-name="T31">location</text:span><text:span text:style-name="T20">.</text:span><text:span text:style-name="T36">reload</text:span><text:span text:style-name="T20">();</text:span></text:p>
      <text:p text:style-name="P9"><text:span text:style-name="T20"><text:s text:c="8"/>},</text:span></text:p>
      <text:p text:style-name="P9"><text:span text:style-name="T20"><text:s text:c="8"/></text:span><text:span text:style-name="T36">alterar</text:span><text:span text:style-name="T20">(</text:span><text:span text:style-name="T31">item</text:span><text:span text:style-name="T20">) {</text:span></text:p>
      <text:p text:style-name="P9"><text:span text:style-name="T20"><text:s text:c="12"/></text:span><text:span text:style-name="T29">this</text:span><text:span text:style-name="T20">.</text:span><text:span text:style-name="T31">nao_alterando</text:span><text:span text:style-name="T20"> </text:span><text:span text:style-name="T35">=</text:span><text:span text:style-name="T20"> </text:span><text:span text:style-name="T29">true</text:span><text:span text:style-name="T20">;</text:span></text:p>
      <text:p text:style-name="P9"><text:span text:style-name="T20"><text:s text:c="12"/></text:span><text:span text:style-name="T36">fetch</text:span><text:span text:style-name="T20">(</text:span><text:span text:style-name="T32">`http://localhost:3000/doador/</text:span><text:span text:style-name="T29">${</text:span><text:span text:style-name="T31">item</text:span><text:span text:style-name="T35">.</text:span><text:span text:style-name="T31">codigo</text:span><text:span text:style-name="T29">}</text:span><text:span text:style-name="T32">`</text:span><text:span text:style-name="T20">, {</text:span></text:p>
      <text:p text:style-name="P9"><text:span text:style-name="T20"><text:s text:c="16"/></text:span><text:span text:style-name="T31">method:</text:span><text:span text:style-name="T20"> </text:span><text:span text:style-name="T32">"PATCH"</text:span><text:span text:style-name="T20">,</text:span></text:p>
      <text:p text:style-name="P9"><text:span text:style-name="T20"><text:s text:c="16"/></text:span><text:span text:style-name="T31">headers:</text:span><text:span text:style-name="T20"> {</text:span></text:p>
      <text:p text:style-name="P9"><text:span text:style-name="T20"><text:s text:c="20"/></text:span><text:span text:style-name="T32">"Content-Type"</text:span><text:span text:style-name="T31">:</text:span><text:span text:style-name="T20"> </text:span><text:span text:style-name="T32">"application/json"</text:span><text:span text:style-name="T20">,</text:span></text:p>
      <text:p text:style-name="P9"><text:span text:style-name="T20"><text:s text:c="16"/>},</text:span></text:p>
      <text:p text:style-name="P9"><text:span text:style-name="T20"><text:s text:c="16"/></text:span><text:span text:style-name="T31">body:</text:span><text:span text:style-name="T20"> </text:span><text:span text:style-name="T31">JSON</text:span><text:span text:style-name="T20">.</text:span><text:span text:style-name="T36">stringify</text:span><text:span text:style-name="T20">({</text:span></text:p>
      <text:p text:style-name="P9"><text:span text:style-name="T20"><text:s text:c="20"/></text:span><text:span text:style-name="T31">codigo:</text:span><text:span text:style-name="T20"> </text:span><text:span text:style-name="T31">item</text:span><text:span text:style-name="T20">.</text:span><text:span text:style-name="T31">codigo</text:span><text:span text:style-name="T20">,</text:span></text:p>
      <text:p text:style-name="P9"><text:span text:style-name="T20"><text:s text:c="20"/></text:span><text:span text:style-name="T31">nome:</text:span><text:span text:style-name="T20"> </text:span><text:span text:style-name="T31">item</text:span><text:span text:style-name="T20">.</text:span><text:span text:style-name="T31">nome</text:span><text:span text:style-name="T20">,</text:span></text:p>
      <text:p text:style-name="P9"><text:span text:style-name="T20"><text:s text:c="20"/></text:span><text:span text:style-name="T31">cpf:</text:span><text:span text:style-name="T20"> </text:span><text:span text:style-name="T31">item</text:span><text:span text:style-name="T20">.</text:span><text:span text:style-name="T31">cpf</text:span><text:span text:style-name="T20">,</text:span></text:p>
      <text:p text:style-name="P9"><text:span text:style-name="T20"><text:s text:c="20"/></text:span><text:span text:style-name="T31">contato:</text:span><text:span text:style-name="T20"> </text:span><text:span text:style-name="T31">item</text:span><text:span text:style-name="T20">.</text:span><text:span text:style-name="T31">contato</text:span><text:span text:style-name="T20">,</text:span></text:p>
      <text:p text:style-name="P9"><text:span text:style-name="T20"><text:s text:c="20"/></text:span><text:span text:style-name="T31">tipoSanguineo:</text:span><text:span text:style-name="T20"> </text:span><text:span text:style-name="T31">item</text:span><text:span text:style-name="T20">.</text:span><text:span text:style-name="T31">tipoSanguineo</text:span><text:span text:style-name="T20">,</text:span></text:p>
      <text:p text:style-name="P9"><text:span text:style-name="T20"><text:s text:c="20"/></text:span><text:span text:style-name="T31">rh:</text:span><text:span text:style-name="T20"> </text:span><text:span text:style-name="T31">item</text:span><text:span text:style-name="T20">.</text:span><text:span text:style-name="T31">rh</text:span><text:span text:style-name="T20">,</text:span></text:p>
      <text:p text:style-name="P9"><text:span text:style-name="T20"><text:s text:c="16"/>})</text:span></text:p>
      <text:p text:style-name="P9"><text:span text:style-name="T20"><text:s text:c="12"/>});</text:span></text:p>
      <text:p text:style-name="P9"><text:span text:style-name="T20"><text:s text:c="8"/>},</text:span></text:p>
      <text:p text:style-name="P9"><text:span text:style-name="T20"><text:s text:c="8"/></text:span><text:span text:style-name="T36">goToAlterando</text:span><text:span text:style-name="T20">(</text:span><text:span text:style-name="T31">item</text:span><text:span text:style-name="T20">) {</text:span></text:p>
      <text:p text:style-name="P9"><text:span text:style-name="T20"><text:s text:c="12"/></text:span><text:span text:style-name="T29">this</text:span><text:span text:style-name="T20">.</text:span><text:span text:style-name="T31">objAlterando</text:span><text:span text:style-name="T20"> </text:span><text:span text:style-name="T35">=</text:span><text:span text:style-name="T20"> </text:span><text:span text:style-name="T31">item</text:span><text:span text:style-name="T20">;</text:span></text:p>
      <text:p text:style-name="P9"><text:soft-page-break/><text:span text:style-name="T20"><text:s text:c="12"/></text:span><text:span text:style-name="T29">this</text:span><text:span text:style-name="T20">.</text:span><text:span text:style-name="T31">nao_alterando</text:span><text:span text:style-name="T20"> </text:span><text:span text:style-name="T35">=</text:span><text:span text:style-name="T20"> </text:span><text:span text:style-name="T29">false</text:span><text:span text:style-name="T20">;</text:span></text:p>
      <text:p text:style-name="P11"/>
      <text:p text:style-name="P9"><text:span text:style-name="T20"><text:s text:c="8"/>},</text:span></text:p>
      <text:p text:style-name="P9"><text:span text:style-name="T20"><text:s text:c="8"/></text:span><text:span text:style-name="T36">goToListaDados</text:span><text:span text:style-name="T20">() {</text:span></text:p>
      <text:p text:style-name="P9"><text:span text:style-name="T20"><text:s text:c="12"/></text:span><text:span text:style-name="T29">this</text:span><text:span text:style-name="T20">.</text:span><text:span text:style-name="T31">nao_alterando</text:span><text:span text:style-name="T20"> </text:span><text:span text:style-name="T35">=</text:span><text:span text:style-name="T20"> </text:span><text:span text:style-name="T29">true</text:span><text:span text:style-name="T20">;</text:span></text:p>
      <text:p text:style-name="P9"><text:span text:style-name="T20"><text:s text:c="8"/>},</text:span></text:p>
      <text:p text:style-name="P9"><text:span text:style-name="T20"><text:s text:c="8"/></text:span><text:span text:style-name="T36">goToBuscaDoador</text:span><text:span text:style-name="T20">() {</text:span></text:p>
      <text:p text:style-name="P9"><text:span text:style-name="T20"><text:s text:c="12"/></text:span><text:span text:style-name="T29">this</text:span><text:span text:style-name="T20">.</text:span><text:span text:style-name="T31">nao_buscou</text:span><text:span text:style-name="T20"> </text:span><text:span text:style-name="T35">=</text:span><text:span text:style-name="T20"> </text:span><text:span text:style-name="T29">true</text:span><text:span text:style-name="T20">;</text:span></text:p>
      <text:p text:style-name="P9"><text:span text:style-name="T20"><text:s text:c="8"/>},</text:span></text:p>
      <text:p text:style-name="P9"><text:span text:style-name="T20"><text:s text:c="8"/></text:span><text:span text:style-name="T36">goToTelaInicial</text:span><text:span text:style-name="T20">() {</text:span></text:p>
      <text:p text:style-name="P9"><text:span text:style-name="T20"><text:s text:c="12"/></text:span><text:span text:style-name="T29">this</text:span><text:span text:style-name="T20">.</text:span><text:span text:style-name="T31">$router</text:span><text:span text:style-name="T20">.</text:span><text:span text:style-name="T36">push</text:span><text:span text:style-name="T20">(</text:span><text:span text:style-name="T32">'/telainicial'</text:span><text:span text:style-name="T20">);</text:span></text:p>
      <text:p text:style-name="P9"><text:span text:style-name="T20"><text:s text:c="8"/>},</text:span></text:p>
      <text:p text:style-name="P9"><text:span text:style-name="T20"><text:s text:c="8"/></text:span><text:span text:style-name="T36">goToBuscaRealizada</text:span><text:span text:style-name="T20">() {</text:span></text:p>
      <text:p text:style-name="P9"><text:span text:style-name="T20"><text:s text:c="12"/></text:span><text:span text:style-name="T29">this</text:span><text:span text:style-name="T20">.</text:span><text:span text:style-name="T31">$router</text:span><text:span text:style-name="T20">.</text:span><text:span text:style-name="T36">push</text:span><text:span text:style-name="T20">(</text:span><text:span text:style-name="T32">'/buscarealizada'</text:span><text:span text:style-name="T20">);</text:span></text:p>
      <text:p text:style-name="P9"><text:span text:style-name="T20"><text:s text:c="8"/>},</text:span></text:p>
      <text:p text:style-name="P9"><text:span text:style-name="T20"><text:s text:c="8"/></text:span><text:span text:style-name="T36">enviarBuscaDoador</text:span><text:span text:style-name="T20">() {</text:span></text:p>
      <text:p text:style-name="P9"><text:span text:style-name="T20"><text:s text:c="12"/></text:span><text:span text:style-name="T36">fetch</text:span><text:span text:style-name="T20">(</text:span><text:span text:style-name="T32">"http://localhost:3000/doador/query"</text:span><text:span text:style-name="T20">, {</text:span></text:p>
      <text:p text:style-name="P9"><text:span text:style-name="T20"><text:s text:c="16"/></text:span><text:span text:style-name="T31">method:</text:span><text:span text:style-name="T20"> </text:span><text:span text:style-name="T32">"POST"</text:span><text:span text:style-name="T20">,</text:span></text:p>
      <text:p text:style-name="P9"><text:span text:style-name="T20"><text:s text:c="16"/></text:span><text:span text:style-name="T31">headers:</text:span><text:span text:style-name="T20"> {</text:span></text:p>
      <text:p text:style-name="P9"><text:span text:style-name="T20"><text:s text:c="20"/></text:span><text:span text:style-name="T32">"Content-Type"</text:span><text:span text:style-name="T31">:</text:span><text:span text:style-name="T20"> </text:span><text:span text:style-name="T32">"application/json"</text:span><text:span text:style-name="T20">,</text:span></text:p>
      <text:p text:style-name="P9"><text:span text:style-name="T20"><text:s text:c="16"/>},</text:span></text:p>
      <text:p text:style-name="P9"><text:soft-page-break/><text:span text:style-name="T20"><text:s text:c="16"/></text:span><text:span text:style-name="T31">body:</text:span><text:span text:style-name="T20"> </text:span><text:span text:style-name="T31">JSON</text:span><text:span text:style-name="T20">.</text:span><text:span text:style-name="T36">stringify</text:span><text:span text:style-name="T20">({</text:span></text:p>
      <text:p text:style-name="P9"><text:span text:style-name="T20"><text:s text:c="20"/></text:span><text:span text:style-name="T31">codigo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codigo</text:span><text:span text:style-name="T20">,</text:span></text:p>
      <text:p text:style-name="P9"><text:span text:style-name="T20"><text:s text:c="20"/></text:span><text:span text:style-name="T31">nome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nome</text:span><text:span text:style-name="T20">,</text:span></text:p>
      <text:p text:style-name="P9"><text:span text:style-name="T20"><text:s text:c="20"/></text:span><text:span text:style-name="T31">cpf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cpf</text:span><text:span text:style-name="T20">,</text:span></text:p>
      <text:p text:style-name="P9"><text:span text:style-name="T20"><text:s text:c="20"/></text:span><text:span text:style-name="T31">contato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contato</text:span><text:span text:style-name="T20">,</text:span></text:p>
      <text:p text:style-name="P9"><text:span text:style-name="T20"><text:s text:c="20"/></text:span><text:span text:style-name="T31">tipoSanguineo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tipoSanguineo</text:span><text:span text:style-name="T20">,</text:span></text:p>
      <text:p text:style-name="P9"><text:span text:style-name="T20"><text:s text:c="20"/></text:span><text:span text:style-name="T31">rh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rh</text:span><text:span text:style-name="T20">,</text:span></text:p>
      <text:p text:style-name="P9"><text:span text:style-name="T20"><text:s text:c="16"/>}),</text:span></text:p>
      <text:p text:style-name="P9"><text:span text:style-name="T20"><text:s text:c="12"/>})</text:span></text:p>
      <text:p text:style-name="P9"><text:span text:style-name="T20"><text:s text:c="16"/>.</text:span><text:span text:style-name="T36">then</text:span><text:span text:style-name="T20">((</text:span><text:span text:style-name="T31">response</text:span><text:span text:style-name="T20">) </text:span><text:span text:style-name="T29">=&gt;</text:span><text:span text:style-name="T20"> </text:span><text:span text:style-name="T31">response</text:span><text:span text:style-name="T20">.</text:span><text:span text:style-name="T36">json</text:span><text:span text:style-name="T20">())</text:span></text:p>
      <text:p text:style-name="P9"><text:span text:style-name="T20"><text:s text:c="16"/>.</text:span><text:span text:style-name="T36">then</text:span><text:span text:style-name="T20">((</text:span><text:span text:style-name="T31">data</text:span><text:span text:style-name="T20">) </text:span><text:span text:style-name="T29">=&gt;</text:span><text:span text:style-name="T20"> {</text:span></text:p>
      <text:p text:style-name="P9"><text:span text:style-name="T20"><text:s text:c="20"/></text:span><text:span text:style-name="T37">// Aqui você pode processar a resposta do servidor</text:span></text:p>
      <text:p text:style-name="P9"><text:span text:style-name="T20"><text:s text:c="20"/></text:span><text:span text:style-name="T29">this</text:span><text:span text:style-name="T20">.</text:span><text:span text:style-name="T31">nao_buscou</text:span><text:span text:style-name="T20"> </text:span><text:span text:style-name="T35">=</text:span><text:span text:style-name="T20"> </text:span><text:span text:style-name="T29">false</text:span><text:span text:style-name="T20">;</text:span></text:p>
      <text:p text:style-name="P9"><text:span text:style-name="T20"><text:s text:c="20"/></text:span><text:span text:style-name="T29">this</text:span><text:span text:style-name="T20">.</text:span><text:span text:style-name="T31">dadosBusca</text:span><text:span text:style-name="T20"> </text:span><text:span text:style-name="T35">=</text:span><text:span text:style-name="T20"> </text:span><text:span text:style-name="T31">data</text:span><text:span text:style-name="T20">;</text:span></text:p>
      <text:p text:style-name="P9"><text:span text:style-name="T20"><text:s text:c="16"/>});</text:span></text:p>
      <text:p text:style-name="P9"><text:span text:style-name="T20"><text:s text:c="8"/>},</text:span></text:p>
      <text:p text:style-name="P9"><text:span text:style-name="T20"><text:s text:c="4"/>},</text:span></text:p>
      <text:p text:style-name="P9"><text:span text:style-name="T20">};</text:span></text:p>
      <text:p text:style-name="P9"><text:span text:style-name="T28">&lt;/</text:span><text:span text:style-name="T29">script</text:span><text:span text:style-name="T28">&gt;</text:span></text:p>
      <text:p text:style-name="P11"/>
      <text:p text:style-name="P9"><text:span text:style-name="T28">&lt;</text:span><text:span text:style-name="T29">template</text:span><text:span text:style-name="T28">&gt;</text:span></text:p>
      <text:p text:style-name="P9"><text:soft-page-break/><text:span text:style-name="T20"><text:s text:c="4"/></text:span><text:span text:style-name="T28">&lt;</text:span><text:span text:style-name="T29">div</text:span><text:span text:style-name="T20"> </text:span><text:span text:style-name="T30">v-if</text:span><text:span text:style-name="T20">="</text:span><text:span text:style-name="T31">nao_buscou</text:span><text:span text:style-name="T20"> </text:span><text:span text:style-name="T35">&amp;&amp;</text:span><text:span text:style-name="T20"> </text:span><text:span text:style-name="T31">nao_alterando</text:span><text:span text:style-name="T20">"</text:span><text:span text:style-name="T28">&gt;</text:span></text:p>
      <text:p text:style-name="P9"><text:span text:style-name="T20"><text:s text:c="8"/></text:span><text:span text:style-name="T28">&lt;</text:span><text:span text:style-name="T29">form</text:span><text:span text:style-name="T20"> @</text:span><text:span text:style-name="T31">submit</text:span><text:span text:style-name="T20">.</text:span><text:span text:style-name="T31">prevent</text:span><text:span text:style-name="T20">="</text:span><text:span text:style-name="T31">enviarBuscaDoador</text:span><text:span text:style-name="T20">"</text:span><text:span text:style-name="T28">&gt;</text:span></text:p>
      <text:p text:style-name="P9"><text:span text:style-name="T20"><text:s text:c="12"/></text:span><text:span text:style-name="T37">&lt;!-- .prevent previne que o form atue de forma padrão e atualize a página com o submit --&gt;</text:span></text:p>
      <text:p text:style-name="P9"><text:span text:style-name="T20"><text:s text:c="12"/></text:span><text:span text:style-name="T28">&lt;</text:span><text:span text:style-name="T29">fieldset</text:span><text:span text:style-name="T28">&gt;</text:span></text:p>
      <text:p text:style-name="P9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codigo"</text:span><text:span text:style-name="T28">&gt;</text:span><text:span text:style-name="T20">Codigo:</text:span><text:span text:style-name="T28">&lt;/</text:span><text:span text:style-name="T29">label</text:span><text:span text:style-name="T28">&gt;</text:span></text:p>
      <text:p text:style-name="P9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codigo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codigo"</text:span><text:span text:style-name="T20"> </text:span><text:span text:style-name="T31">placeholder</text:span><text:span text:style-name="T20">=</text:span><text:span text:style-name="T32">"Insira um código"</text:span><text:span text:style-name="T20"> </text:span><text:span text:style-name="T31">autofocus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br</text:span><text:span text:style-name="T20"> </text:span><text:span text:style-name="T28">/&gt;</text:span></text:p>
      <text:p text:style-name="P11"/>
      <text:p text:style-name="P9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nome"</text:span><text:span text:style-name="T28">&gt;</text:span><text:span text:style-name="T20">Nome:</text:span><text:span text:style-name="T28">&lt;/</text:span><text:span text:style-name="T29">label</text:span><text:span text:style-name="T28">&gt;</text:span></text:p>
      <text:p text:style-name="P9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nome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nome"</text:span><text:span text:style-name="T20"> </text:span><text:span text:style-name="T31">placeholder</text:span><text:span text:style-name="T20">=</text:span><text:span text:style-name="T32">"Insira um nome"</text:span><text:span text:style-name="T20"> </text:span><text:span text:style-name="T31">autofocus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br</text:span><text:span text:style-name="T20"> </text:span><text:span text:style-name="T28">/&gt;</text:span></text:p>
      <text:p text:style-name="P11"/>
      <text:p text:style-name="P9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cpf"</text:span><text:span text:style-name="T28">&gt;</text:span><text:span text:style-name="T20">CPF:</text:span><text:span text:style-name="T28">&lt;/</text:span><text:span text:style-name="T29">label</text:span><text:span text:style-name="T28">&gt;</text:span></text:p>
      <text:p text:style-name="P9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cpf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cpf"</text:span><text:span text:style-name="T20"> </text:span><text:span text:style-name="T31">placeholder</text:span><text:span text:style-name="T20">=</text:span><text:span text:style-name="T32">"Insira um CPF"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br</text:span><text:span text:style-name="T20"> </text:span><text:span text:style-name="T28">/&gt;</text:span></text:p>
      <text:p text:style-name="P11"/>
      <text:p text:style-name="P9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contato"</text:span><text:span text:style-name="T28">&gt;</text:span><text:span text:style-name="T20">Contato:</text:span><text:span text:style-name="T28">&lt;/</text:span><text:span text:style-name="T29">label</text:span><text:span text:style-name="T28">&gt;</text:span></text:p>
      <text:p text:style-name="P9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contato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contato"</text:span><text:span text:style-name="T20"> </text:span><text:span text:style-name="T31">placeholder</text:span><text:span text:style-name="T20">=</text:span><text:span text:style-name="T32">"Insira um contato"</text:span><text:span text:style-name="T20"> </text:span><text:span text:style-name="T31">autofocus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br</text:span><text:span text:style-name="T20"> </text:span><text:span text:style-name="T28">/&gt;</text:span></text:p>
      <text:p text:style-name="P11"/>
      <text:p text:style-name="P9"><text:span text:style-name="T20"><text:s text:c="16"/></text:span><text:span text:style-name="T28">&lt;</text:span><text:span text:style-name="T29">label</text:span><text:span text:style-name="T28">&gt;</text:span><text:span text:style-name="T20">Tipo Sanguíneo:</text:span><text:span text:style-name="T28">&lt;/</text:span><text:span text:style-name="T29">label</text:span><text:span text:style-name="T28">&gt;</text:span></text:p>
      <text:p text:style-name="P9"><text:soft-page-break/><text:span text:style-name="T20"><text:s text:c="16"/></text:span><text:span text:style-name="T28">&lt;</text:span><text:span text:style-name="T29">br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a"</text:span><text:span text:style-name="T20"> </text:span><text:span text:style-name="T31">value</text:span><text:span text:style-name="T20">=</text:span><text:span text:style-name="T32">"a"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a"</text:span><text:span text:style-name="T28">&gt;</text:span><text:span text:style-name="T20">A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b"</text:span><text:span text:style-name="T20"> </text:span><text:span text:style-name="T31">value</text:span><text:span text:style-name="T20">=</text:span><text:span text:style-name="T32">"b"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b"</text:span><text:span text:style-name="T28">&gt;</text:span><text:span text:style-name="T20">B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ab"</text:span><text:span text:style-name="T20"> </text:span><text:span text:style-name="T31">value</text:span><text:span text:style-name="T20">=</text:span><text:span text:style-name="T32">"ab"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ab"</text:span><text:span text:style-name="T28">&gt;</text:span><text:span text:style-name="T20">AB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o"</text:span><text:span text:style-name="T20"> </text:span><text:span text:style-name="T31">value</text:span><text:span text:style-name="T20">=</text:span><text:span text:style-name="T32">"o"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o"</text:span><text:span text:style-name="T28">&gt;</text:span><text:span text:style-name="T20">O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todos"</text:span><text:span text:style-name="T20"> </text:span><text:span text:style-name="T31">value</text:span><text:span text:style-name="T20">=</text:span><text:span text:style-name="T32">""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todos"</text:span><text:span text:style-name="T28">&gt;</text:span><text:span text:style-name="T20">Todas as opções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&lt;</text:span><text:span text:style-name="T29">br</text:span><text:span text:style-name="T20"> </text:span><text:span text:style-name="T28">/&gt;</text:span></text:p>
      <text:p text:style-name="P11"/>
      <text:p text:style-name="P9"><text:span text:style-name="T20"><text:s text:c="16"/></text:span><text:span text:style-name="T28">&lt;</text:span><text:span text:style-name="T29">label</text:span><text:span text:style-name="T28">&gt;</text:span><text:span text:style-name="T20">RH:</text:span><text:span text:style-name="T28">&lt;/</text:span><text:span text:style-name="T29">label</text:span><text:span text:style-name="T28">&gt;</text:span></text:p>
      <text:p text:style-name="P9"><text:span text:style-name="T20"><text:s text:c="16"/></text:span><text:span text:style-name="T28">&lt;</text:span><text:span text:style-name="T29">br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rh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rh"</text:span><text:span text:style-name="T20"> </text:span><text:span text:style-name="T31">id</text:span><text:span text:style-name="T20">=</text:span><text:span text:style-name="T32">"positivo"</text:span><text:span text:style-name="T20"> </text:span><text:span text:style-name="T31">value</text:span><text:span text:style-name="T20">=</text:span><text:span text:style-name="T32">"positivo"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positivo"</text:span><text:span text:style-name="T28">&gt;</text:span><text:span text:style-name="T20">+ (positivo)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rh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rh"</text:span><text:span text:style-name="T20"> </text:span><text:span text:style-name="T31">id</text:span><text:span text:style-name="T20">=</text:span><text:span text:style-name="T32">"negativo"</text:span><text:span text:style-name="T20"> </text:span><text:span text:style-name="T31">value</text:span><text:span text:style-name="T20">=</text:span><text:span text:style-name="T32">"negativo"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negativo"</text:span><text:span text:style-name="T28">&gt;</text:span><text:span text:style-name="T20">- (negativo)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rh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rh"</text:span><text:span text:style-name="T20"> </text:span><text:span text:style-name="T31">id</text:span><text:span text:style-name="T20">=</text:span><text:span text:style-name="T32">"todosRh"</text:span><text:span text:style-name="T20"> </text:span><text:span text:style-name="T31">value</text:span><text:span text:style-name="T20">=</text:span><text:span text:style-name="T32">""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todosRh"</text:span><text:span text:style-name="T28">&gt;</text:span><text:span text:style-name="T20">Todas as opções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9"><text:span text:style-name="T20"><text:s text:c="16"/></text:span><text:span text:style-name="T28">&lt;</text:span><text:span text:style-name="T29">br</text:span><text:span text:style-name="T20"> </text:span><text:span text:style-name="T28">/&gt;</text:span></text:p>
      <text:p text:style-name="P9"><text:soft-page-break/><text:span text:style-name="T20"><text:s text:c="16"/></text:span><text:span text:style-name="T28">&lt;</text:span><text:span text:style-name="T29">button</text:span><text:span text:style-name="T20"> </text:span><text:span text:style-name="T31">type</text:span><text:span text:style-name="T20">=</text:span><text:span text:style-name="T32">"submit"</text:span><text:span text:style-name="T28">&gt;</text:span><text:span text:style-name="T20">Buscar</text:span><text:span text:style-name="T28">&lt;/</text:span><text:span text:style-name="T29">button</text:span><text:span text:style-name="T28">&gt;</text:span></text:p>
      <text:p text:style-name="P9"><text:span text:style-name="T20"><text:s text:c="12"/></text:span><text:span text:style-name="T28">&lt;/</text:span><text:span text:style-name="T29">fieldset</text:span><text:span text:style-name="T28">&gt;</text:span></text:p>
      <text:p text:style-name="P9"><text:span text:style-name="T20"><text:s text:c="8"/></text:span><text:span text:style-name="T28">&lt;/</text:span><text:span text:style-name="T29">form</text:span><text:span text:style-name="T28">&gt;</text:span></text:p>
      <text:p text:style-name="P9"><text:span text:style-name="T20"><text:s text:c="8"/></text:span><text:span text:style-name="T28">&lt;</text:span><text:span text:style-name="T29">button</text:span><text:span text:style-name="T20"> @</text:span><text:span text:style-name="T31">click</text:span><text:span text:style-name="T20">="</text:span><text:span text:style-name="T31">goToTelaInicial</text:span><text:span text:style-name="T20">"</text:span><text:span text:style-name="T28">&gt;</text:span><text:span text:style-name="T20">Voltar</text:span><text:span text:style-name="T28">&lt;/</text:span><text:span text:style-name="T29">button</text:span><text:span text:style-name="T28">&gt;</text:span></text:p>
      <text:p text:style-name="P9"><text:span text:style-name="T20"><text:s text:c="4"/></text:span><text:span text:style-name="T28">&lt;/</text:span><text:span text:style-name="T29">div</text:span><text:span text:style-name="T28">&gt;</text:span></text:p>
      <text:p text:style-name="P9"><text:span text:style-name="T20"><text:s text:c="4"/></text:span><text:span text:style-name="T28">&lt;</text:span><text:span text:style-name="T29">div</text:span><text:span text:style-name="T20"> </text:span><text:span text:style-name="T30">v-else</text:span><text:span text:style-name="T28">&gt;</text:span></text:p>
      <text:p text:style-name="P9"><text:span text:style-name="T20"><text:s text:c="8"/></text:span><text:span text:style-name="T28">&lt;</text:span><text:span text:style-name="T29">div</text:span><text:span text:style-name="T20"> </text:span><text:span text:style-name="T30">v-if</text:span><text:span text:style-name="T20">="</text:span><text:span text:style-name="T31">nao_alterando</text:span><text:span text:style-name="T20">"</text:span><text:span text:style-name="T28">&gt;</text:span></text:p>
      <text:p text:style-name="P9"><text:span text:style-name="T20"><text:s text:c="12"/></text:span><text:span text:style-name="T28">&lt;</text:span><text:span text:style-name="T29">table</text:span><text:span text:style-name="T20"> </text:span><text:span text:style-name="T39">border</text:span><text:span text:style-name="T20">=</text:span><text:span text:style-name="T32">"1"</text:span><text:span text:style-name="T28">&gt;</text:span></text:p>
      <text:p text:style-name="P9"><text:span text:style-name="T20"><text:s text:c="16"/></text:span><text:span text:style-name="T28">&lt;</text:span><text:span text:style-name="T29">thead</text:span><text:span text:style-name="T28">&gt;</text:span></text:p>
      <text:p text:style-name="P9"><text:span text:style-name="T20"><text:s text:c="20"/></text:span><text:span text:style-name="T28">&lt;</text:span><text:span text:style-name="T29">tr</text:span><text:span text:style-name="T28">&gt;</text:span></text:p>
      <text:p text:style-name="P9"><text:span text:style-name="T20"><text:s text:c="24"/></text:span><text:span text:style-name="T28">&lt;</text:span><text:span text:style-name="T29">th</text:span><text:span text:style-name="T28">&gt;</text:span><text:span text:style-name="T20">Código</text:span><text:span text:style-name="T28">&lt;/</text:span><text:span text:style-name="T29">th</text:span><text:span text:style-name="T28">&gt;</text:span></text:p>
      <text:p text:style-name="P9"><text:span text:style-name="T20"><text:s text:c="24"/></text:span><text:span text:style-name="T28">&lt;</text:span><text:span text:style-name="T29">th</text:span><text:span text:style-name="T28">&gt;</text:span><text:span text:style-name="T20">Nome</text:span><text:span text:style-name="T28">&lt;/</text:span><text:span text:style-name="T29">th</text:span><text:span text:style-name="T28">&gt;</text:span></text:p>
      <text:p text:style-name="P9"><text:span text:style-name="T20"><text:s text:c="24"/></text:span><text:span text:style-name="T28">&lt;</text:span><text:span text:style-name="T29">th</text:span><text:span text:style-name="T28">&gt;</text:span><text:span text:style-name="T20">CPF</text:span><text:span text:style-name="T28">&lt;/</text:span><text:span text:style-name="T29">th</text:span><text:span text:style-name="T28">&gt;</text:span></text:p>
      <text:p text:style-name="P9"><text:span text:style-name="T20"><text:s text:c="24"/></text:span><text:span text:style-name="T28">&lt;</text:span><text:span text:style-name="T29">th</text:span><text:span text:style-name="T28">&gt;</text:span><text:span text:style-name="T20">Contato</text:span><text:span text:style-name="T28">&lt;/</text:span><text:span text:style-name="T29">th</text:span><text:span text:style-name="T28">&gt;</text:span></text:p>
      <text:p text:style-name="P9"><text:span text:style-name="T20"><text:s text:c="24"/></text:span><text:span text:style-name="T28">&lt;</text:span><text:span text:style-name="T29">th</text:span><text:span text:style-name="T28">&gt;</text:span><text:span text:style-name="T20">Tipo Sanguíneo</text:span><text:span text:style-name="T28">&lt;/</text:span><text:span text:style-name="T29">th</text:span><text:span text:style-name="T28">&gt;</text:span></text:p>
      <text:p text:style-name="P9"><text:span text:style-name="T20"><text:s text:c="24"/></text:span><text:span text:style-name="T28">&lt;</text:span><text:span text:style-name="T29">th</text:span><text:span text:style-name="T28">&gt;</text:span><text:span text:style-name="T20">RH</text:span><text:span text:style-name="T28">&lt;/</text:span><text:span text:style-name="T29">th</text:span><text:span text:style-name="T28">&gt;</text:span></text:p>
      <text:p text:style-name="P9"><text:span text:style-name="T20"><text:s text:c="24"/></text:span><text:span text:style-name="T28">&lt;</text:span><text:span text:style-name="T29">th</text:span><text:span text:style-name="T28">&gt;&lt;/</text:span><text:span text:style-name="T29">th</text:span><text:span text:style-name="T28">&gt;</text:span></text:p>
      <text:p text:style-name="P9"><text:span text:style-name="T20"><text:s text:c="24"/></text:span><text:span text:style-name="T28">&lt;</text:span><text:span text:style-name="T29">th</text:span><text:span text:style-name="T28">&gt;&lt;/</text:span><text:span text:style-name="T29">th</text:span><text:span text:style-name="T28">&gt;</text:span></text:p>
      <text:p text:style-name="P9"><text:span text:style-name="T20"><text:s text:c="20"/></text:span><text:span text:style-name="T28">&lt;/</text:span><text:span text:style-name="T29">tr</text:span><text:span text:style-name="T28">&gt;</text:span></text:p>
      <text:p text:style-name="P9"><text:span text:style-name="T20"><text:s text:c="16"/></text:span><text:span text:style-name="T28">&lt;/</text:span><text:span text:style-name="T29">thead</text:span><text:span text:style-name="T28">&gt;</text:span></text:p>
      <text:p text:style-name="P9"><text:span text:style-name="T20"><text:s text:c="16"/></text:span><text:span text:style-name="T28">&lt;</text:span><text:span text:style-name="T29">tbody</text:span><text:span text:style-name="T28">&gt;</text:span></text:p>
      <text:p text:style-name="P9"><text:soft-page-break/><text:span text:style-name="T20"><text:s text:c="20"/></text:span><text:span text:style-name="T28">&lt;</text:span><text:span text:style-name="T29">tr</text:span><text:span text:style-name="T20"> </text:span><text:span text:style-name="T30">v-for</text:span><text:span text:style-name="T20">="</text:span><text:span text:style-name="T31">item</text:span><text:span text:style-name="T20"> </text:span><text:span text:style-name="T29">in</text:span><text:span text:style-name="T20"> </text:span><text:span text:style-name="T31">dadosBusca</text:span><text:span text:style-name="T20">" :</text:span><text:span text:style-name="T31">key</text:span><text:span text:style-name="T20">="</text:span><text:span text:style-name="T31">item</text:span><text:span text:style-name="T20">.</text:span><text:span text:style-name="T31">codigo</text:span><text:span text:style-name="T20">"</text:span><text:span text:style-name="T28">&gt;</text:span></text:p>
      <text:p text:style-name="P9"><text:span text:style-name="T20"><text:s text:c="24"/></text:span><text:span text:style-name="T28">&lt;</text:span><text:span text:style-name="T29">td</text:span><text:span text:style-name="T28">&gt;</text:span><text:span text:style-name="T20">{{ </text:span><text:span text:style-name="T31">item</text:span><text:span text:style-name="T20">.</text:span><text:span text:style-name="T31">codigo</text:span><text:span text:style-name="T20"> }}</text:span><text:span text:style-name="T28">&lt;/</text:span><text:span text:style-name="T29">td</text:span><text:span text:style-name="T28">&gt;</text:span></text:p>
      <text:p text:style-name="P9"><text:span text:style-name="T20"><text:s text:c="24"/></text:span><text:span text:style-name="T28">&lt;</text:span><text:span text:style-name="T29">td</text:span><text:span text:style-name="T28">&gt;</text:span><text:span text:style-name="T20">{{ </text:span><text:span text:style-name="T31">item</text:span><text:span text:style-name="T20">.</text:span><text:span text:style-name="T31">nome</text:span><text:span text:style-name="T20"> }}</text:span><text:span text:style-name="T28">&lt;/</text:span><text:span text:style-name="T29">td</text:span><text:span text:style-name="T28">&gt;</text:span></text:p>
      <text:p text:style-name="P9"><text:span text:style-name="T20"><text:s text:c="24"/></text:span><text:span text:style-name="T28">&lt;</text:span><text:span text:style-name="T29">td</text:span><text:span text:style-name="T28">&gt;</text:span><text:span text:style-name="T20">{{ </text:span><text:span text:style-name="T31">item</text:span><text:span text:style-name="T20">.</text:span><text:span text:style-name="T31">cpf</text:span><text:span text:style-name="T20"> }}</text:span><text:span text:style-name="T28">&lt;/</text:span><text:span text:style-name="T29">td</text:span><text:span text:style-name="T28">&gt;</text:span></text:p>
      <text:p text:style-name="P9"><text:span text:style-name="T20"><text:s text:c="24"/></text:span><text:span text:style-name="T28">&lt;</text:span><text:span text:style-name="T29">td</text:span><text:span text:style-name="T28">&gt;</text:span><text:span text:style-name="T20">{{ </text:span><text:span text:style-name="T34">item</text:span><text:span text:style-name="T20">.</text:span><text:span text:style-name="T31">contato</text:span><text:span text:style-name="T20"> }}</text:span><text:span text:style-name="T28">&lt;/</text:span><text:span text:style-name="T29">td</text:span><text:span text:style-name="T28">&gt;</text:span></text:p>
      <text:p text:style-name="P9"><text:span text:style-name="T20"><text:s text:c="24"/></text:span><text:span text:style-name="T28">&lt;</text:span><text:span text:style-name="T29">td</text:span><text:span text:style-name="T28">&gt;</text:span><text:span text:style-name="T20">{{ </text:span><text:span text:style-name="T34">item</text:span><text:span text:style-name="T20">.</text:span><text:span text:style-name="T31">tipoSanguineo</text:span><text:span text:style-name="T20"> }}</text:span><text:span text:style-name="T28">&lt;/</text:span><text:span text:style-name="T29">td</text:span><text:span text:style-name="T28">&gt;</text:span></text:p>
      <text:p text:style-name="P9"><text:span text:style-name="T20"><text:s text:c="24"/></text:span><text:span text:style-name="T28">&lt;</text:span><text:span text:style-name="T29">td</text:span><text:span text:style-name="T28">&gt;</text:span><text:span text:style-name="T20">{{ </text:span><text:span text:style-name="T34">item</text:span><text:span text:style-name="T20">.</text:span><text:span text:style-name="T31">rh</text:span><text:span text:style-name="T20"> }}</text:span><text:span text:style-name="T28">&lt;/</text:span><text:span text:style-name="T29">td</text:span><text:span text:style-name="T28">&gt;</text:span></text:p>
      <text:p text:style-name="P9"><text:span text:style-name="T20"><text:s text:c="24"/></text:span><text:span text:style-name="T28">&lt;</text:span><text:span text:style-name="T29">td</text:span><text:span text:style-name="T28">&gt;&lt;</text:span><text:span text:style-name="T29">button</text:span><text:span text:style-name="T20"> @</text:span><text:span text:style-name="T31">click</text:span><text:span text:style-name="T20">="</text:span><text:span text:style-name="T36">goToAlterando</text:span><text:span text:style-name="T20">(</text:span><text:span text:style-name="T34">item</text:span><text:span text:style-name="T20">)"</text:span><text:span text:style-name="T28">&gt;</text:span><text:span text:style-name="T20">Alterar</text:span><text:span text:style-name="T28">&lt;/</text:span><text:span text:style-name="T29">button</text:span><text:span text:style-name="T28">&gt;&lt;/</text:span><text:span text:style-name="T29">td</text:span><text:span text:style-name="T28">&gt;</text:span></text:p>
      <text:p text:style-name="P9"><text:span text:style-name="T20"><text:s text:c="24"/></text:span><text:span text:style-name="T28">&lt;</text:span><text:span text:style-name="T29">td</text:span><text:span text:style-name="T28">&gt;&lt;</text:span><text:span text:style-name="T29">button</text:span><text:span text:style-name="T20"> @</text:span><text:span text:style-name="T31">click</text:span><text:span text:style-name="T20">="</text:span><text:span text:style-name="T36">handleRemove</text:span><text:span text:style-name="T20">(</text:span><text:span text:style-name="T34">item</text:span><text:span text:style-name="T20">)"</text:span><text:span text:style-name="T28">&gt;</text:span><text:span text:style-name="T20">Remover</text:span><text:span text:style-name="T28">&lt;/</text:span><text:span text:style-name="T29">button</text:span><text:span text:style-name="T28">&gt;&lt;/</text:span><text:span text:style-name="T29">td</text:span><text:span text:style-name="T28">&gt;</text:span></text:p>
      <text:p text:style-name="P11"/>
      <text:p text:style-name="P9"><text:span text:style-name="T20"><text:s text:c="24"/></text:span><text:span text:style-name="T28">&lt;</text:span><text:span text:style-name="T29">Modal</text:span><text:span text:style-name="T20"> </text:span><text:span text:style-name="T30">v-if</text:span><text:span text:style-name="T20">="</text:span><text:span text:style-name="T31">isModalVisible</text:span><text:span text:style-name="T20">" @</text:span><text:span text:style-name="T31">confirm</text:span><text:span text:style-name="T20">="</text:span><text:span text:style-name="T36">removeConfirmed</text:span><text:span text:style-name="T20">(</text:span><text:span text:style-name="T31">objAlterando</text:span><text:span text:style-name="T20">)" @</text:span><text:span text:style-name="T31">cancel</text:span><text:span text:style-name="T20">="</text:span><text:span text:style-name="T31">cancelRemove</text:span><text:span text:style-name="T20">"</text:span><text:span text:style-name="T28">&gt;</text:span></text:p>
      <text:p text:style-name="P9"><text:span text:style-name="T20"><text:s text:c="28"/></text:span><text:span text:style-name="T37">&lt;!-- O que eu colocar aqui aparecerá onde tiver a tag slot no componente Modal --&gt;</text:span></text:p>
      <text:p text:style-name="P9"><text:span text:style-name="T20"><text:s text:c="28"/></text:span><text:span text:style-name="T28">&lt;</text:span><text:span text:style-name="T29">h2</text:span><text:span text:style-name="T28">&gt;</text:span><text:span text:style-name="T20">Você tem certeza de que deseja remover {{ </text:span><text:span text:style-name="T31">objAlterando</text:span><text:span text:style-name="T20">.</text:span><text:span text:style-name="T31">nome</text:span><text:span text:style-name="T20"> }}?</text:span><text:span text:style-name="T28">&lt;/</text:span><text:span text:style-name="T29">h2</text:span><text:span text:style-name="T28">&gt;</text:span></text:p>
      <text:p text:style-name="P9"><text:span text:style-name="T20"><text:s text:c="24"/></text:span><text:span text:style-name="T28">&lt;/</text:span><text:span text:style-name="T29">Modal</text:span><text:span text:style-name="T28">&gt;</text:span></text:p>
      <text:p text:style-name="P9"><text:span text:style-name="T20"><text:s text:c="20"/></text:span><text:span text:style-name="T28">&lt;/</text:span><text:span text:style-name="T29">tr</text:span><text:span text:style-name="T28">&gt;</text:span></text:p>
      <text:p text:style-name="P9"><text:span text:style-name="T20"><text:s text:c="16"/></text:span><text:span text:style-name="T28">&lt;/</text:span><text:span text:style-name="T29">tbody</text:span><text:span text:style-name="T28">&gt;</text:span></text:p>
      <text:p text:style-name="P9"><text:span text:style-name="T20"><text:s text:c="12"/></text:span><text:span text:style-name="T28">&lt;/</text:span><text:span text:style-name="T29">table</text:span><text:span text:style-name="T28">&gt;</text:span></text:p>
      <text:p text:style-name="P9"><text:span text:style-name="T20"><text:s text:c="12"/></text:span><text:span text:style-name="T28">&lt;</text:span><text:span text:style-name="T29">br</text:span><text:span text:style-name="T20"> </text:span><text:span text:style-name="T28">/&gt;</text:span></text:p>
      <text:p text:style-name="P9"><text:span text:style-name="T20"><text:s text:c="12"/></text:span><text:span text:style-name="T28">&lt;</text:span><text:span text:style-name="T29">button</text:span><text:span text:style-name="T20"> @</text:span><text:span text:style-name="T31">click</text:span><text:span text:style-name="T20">="</text:span><text:span text:style-name="T31">goToBuscaDoador</text:span><text:span text:style-name="T20">"</text:span><text:span text:style-name="T28">&gt;</text:span><text:span text:style-name="T20">Voltar</text:span><text:span text:style-name="T28">&lt;/</text:span><text:span text:style-name="T29">button</text:span><text:span text:style-name="T28">&gt;</text:span></text:p>
      <text:p text:style-name="P9"><text:span text:style-name="T20"><text:s text:c="8"/></text:span><text:span text:style-name="T28">&lt;/</text:span><text:span text:style-name="T29">div</text:span><text:span text:style-name="T28">&gt;</text:span></text:p>
      <text:p text:style-name="P9"><text:span text:style-name="T20"><text:s text:c="8"/></text:span><text:span text:style-name="T28">&lt;</text:span><text:span text:style-name="T29">div</text:span><text:span text:style-name="T20"> </text:span><text:span text:style-name="T30">v-else</text:span><text:span text:style-name="T28">&gt;</text:span></text:p>
      <text:p text:style-name="P9"><text:soft-page-break/><text:span text:style-name="T20"><text:s text:c="12"/></text:span><text:span text:style-name="T28">&lt;</text:span><text:span text:style-name="T29">form</text:span><text:span text:style-name="T20"> @</text:span><text:span text:style-name="T31">submit</text:span><text:span text:style-name="T20">.</text:span><text:span text:style-name="T31">prevent</text:span><text:span text:style-name="T20">="</text:span><text:span text:style-name="T36">alterar</text:span><text:span text:style-name="T20">(</text:span><text:span text:style-name="T31">objAlterando</text:span><text:span text:style-name="T20">)"</text:span><text:span text:style-name="T28">&gt;</text:span></text:p>
      <text:p text:style-name="P9"><text:span text:style-name="T20"><text:s text:c="16"/></text:span><text:span text:style-name="T28">&lt;</text:span><text:span text:style-name="T29">fieldset</text:span><text:span text:style-name="T28">&gt;</text:span></text:p>
      <text:p text:style-name="P9"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nome"</text:span><text:span text:style-name="T28">&gt;</text:span><text:span text:style-name="T20">Nome:</text:span><text:span text:style-name="T28">&lt;/</text:span><text:span text:style-name="T29">label</text:span><text:span text:style-name="T28">&gt;</text:span></text:p>
      <text:p text:style-name="P9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nome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nome"</text:span><text:span text:style-name="T20"> </text:span><text:span text:style-name="T31">placeholder</text:span><text:span text:style-name="T20">=</text:span><text:span text:style-name="T32">"Insira seu nome"</text:span></text:p>
      <text:p text:style-name="P9"><text:span text:style-name="T20"><text:s text:c="24"/></text:span><text:span text:style-name="T31">autofocus</text:span><text:span text:style-name="T20"> </text:span><text:span text:style-name="T28">/&gt;&lt;</text:span><text:span text:style-name="T29">br</text:span><text:span text:style-name="T28">&gt;</text:span></text:p>
      <text:p text:style-name="P11"/>
      <text:p text:style-name="P9"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cpf"</text:span><text:span text:style-name="T28">&gt;</text:span><text:span text:style-name="T20">CPF:</text:span><text:span text:style-name="T28">&lt;/</text:span><text:span text:style-name="T29">label</text:span><text:span text:style-name="T28">&gt;</text:span></text:p>
      <text:p text:style-name="P9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cpf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cpf"</text:span><text:span text:style-name="T20"> </text:span><text:span text:style-name="T31">placeholder</text:span><text:span text:style-name="T20">=</text:span><text:span text:style-name="T32">"Insira seu CPF"</text:span><text:span text:style-name="T20"> </text:span><text:span text:style-name="T28">/&gt;&lt;</text:span><text:span text:style-name="T29">br</text:span><text:span text:style-name="T28">&gt;</text:span></text:p>
      <text:p text:style-name="P11"/>
      <text:p text:style-name="P9"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contato"</text:span><text:span text:style-name="T28">&gt;</text:span><text:span text:style-name="T20">Contato:</text:span><text:span text:style-name="T28">&lt;/</text:span><text:span text:style-name="T29">label</text:span><text:span text:style-name="T28">&gt;</text:span></text:p>
      <text:p text:style-name="P9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contato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contato"</text:span><text:span text:style-name="T20"> </text:span><text:span text:style-name="T31">placeholder</text:span><text:span text:style-name="T20">=</text:span><text:span text:style-name="T32">"Insira seu contato"</text:span></text:p>
      <text:p text:style-name="P9"><text:span text:style-name="T20"><text:s text:c="24"/></text:span><text:span text:style-name="T31">autofocus</text:span><text:span text:style-name="T20"> </text:span><text:span text:style-name="T28">/&gt;&lt;</text:span><text:span text:style-name="T29">br</text:span><text:span text:style-name="T28">&gt;</text:span></text:p>
      <text:p text:style-name="P11"/>
      <text:p text:style-name="P9"><text:span text:style-name="T20"><text:s text:c="20"/></text:span><text:span text:style-name="T28">&lt;</text:span><text:span text:style-name="T29">label</text:span><text:span text:style-name="T28">&gt;</text:span><text:span text:style-name="T20">Tipo Sanguíneo:</text:span><text:span text:style-name="T28">&lt;/</text:span><text:span text:style-name="T29">label</text:span><text:span text:style-name="T28">&gt;&lt;</text:span><text:span text:style-name="T29">br</text:span><text:span text:style-name="T28">&gt;</text:span></text:p>
      <text:p text:style-name="P9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a"</text:span><text:span text:style-name="T20"> </text:span><text:span text:style-name="T31">value</text:span><text:span text:style-name="T20">=</text:span><text:span text:style-name="T32">"a"</text:span><text:span text:style-name="T20"> </text:span><text:span text:style-name="T28">/&gt;</text:span></text:p>
      <text:p text:style-name="P9"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a"</text:span><text:span text:style-name="T28">&gt;</text:span><text:span text:style-name="T20">A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9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b"</text:span><text:span text:style-name="T20"> </text:span><text:span text:style-name="T31">value</text:span><text:span text:style-name="T20">=</text:span><text:span text:style-name="T32">"b"</text:span><text:span text:style-name="T20"> </text:span><text:span text:style-name="T28">/&gt;</text:span></text:p>
      <text:p text:style-name="P9"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b"</text:span><text:span text:style-name="T28">&gt;</text:span><text:span text:style-name="T20">B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9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ab"</text:span><text:span text:style-name="T20"> </text:span><text:span text:style-name="T31">value</text:span><text:span text:style-name="T20">=</text:span><text:span text:style-name="T32">"ab"</text:span><text:span text:style-name="T20"> </text:span><text:span text:style-name="T28">/&gt;</text:span></text:p>
      <text:p text:style-name="P9"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ab"</text:span><text:span text:style-name="T28">&gt;</text:span><text:span text:style-name="T20">AB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9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o"</text:span><text:span text:style-name="T20"> </text:span><text:span text:style-name="T31">value</text:span><text:span text:style-name="T20">=</text:span><text:span text:style-name="T32">"o"</text:span><text:span text:style-name="T20"> </text:span><text:span text:style-name="T28">/&gt;</text:span></text:p>
      <text:p text:style-name="P9"><text:soft-page-break/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o"</text:span><text:span text:style-name="T28">&gt;</text:span><text:span text:style-name="T20">O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&lt;</text:span><text:span text:style-name="T29">br</text:span><text:span text:style-name="T20"> </text:span><text:span text:style-name="T28">/&gt;</text:span></text:p>
      <text:p text:style-name="P11"/>
      <text:p text:style-name="P9"><text:span text:style-name="T20"><text:s text:c="20"/></text:span><text:span text:style-name="T28">&lt;</text:span><text:span text:style-name="T29">label</text:span><text:span text:style-name="T28">&gt;</text:span><text:span text:style-name="T20">RH:</text:span><text:span text:style-name="T28">&lt;/</text:span><text:span text:style-name="T29">label</text:span><text:span text:style-name="T28">&gt;&lt;</text:span><text:span text:style-name="T29">br</text:span><text:span text:style-name="T28">&gt;</text:span></text:p>
      <text:p text:style-name="P9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rh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rh"</text:span><text:span text:style-name="T20"> </text:span><text:span text:style-name="T31">id</text:span><text:span text:style-name="T20">=</text:span><text:span text:style-name="T32">"positivo"</text:span><text:span text:style-name="T20"> </text:span><text:span text:style-name="T31">value</text:span><text:span text:style-name="T20">=</text:span><text:span text:style-name="T32">"positivo"</text:span><text:span text:style-name="T20"> </text:span><text:span text:style-name="T28">/&gt;</text:span></text:p>
      <text:p text:style-name="P9"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positivo"</text:span><text:span text:style-name="T28">&gt;</text:span><text:span text:style-name="T20">+ (positivo)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9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rh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rh"</text:span><text:span text:style-name="T20"> </text:span><text:span text:style-name="T31">id</text:span><text:span text:style-name="T20">=</text:span><text:span text:style-name="T32">"negativo"</text:span><text:span text:style-name="T20"> </text:span><text:span text:style-name="T31">value</text:span><text:span text:style-name="T20">=</text:span><text:span text:style-name="T32">"negativo"</text:span><text:span text:style-name="T20"> </text:span><text:span text:style-name="T28">/&gt;</text:span></text:p>
      <text:p text:style-name="P9"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negativo"</text:span><text:span text:style-name="T28">&gt;</text:span><text:span text:style-name="T20">- (negativo)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&lt;</text:span><text:span text:style-name="T29">br</text:span><text:span text:style-name="T20"> </text:span><text:span text:style-name="T28">/&gt;</text:span></text:p>
      <text:p text:style-name="P11"/>
      <text:p text:style-name="P9"><text:span text:style-name="T20"><text:s text:c="20"/></text:span><text:span text:style-name="T28">&lt;</text:span><text:span text:style-name="T29">button</text:span><text:span text:style-name="T20"> </text:span><text:span text:style-name="T31">type</text:span><text:span text:style-name="T20">=</text:span><text:span text:style-name="T32">"submit"</text:span><text:span text:style-name="T28">&gt;</text:span><text:span text:style-name="T20">Salvar Alterações</text:span><text:span text:style-name="T28">&lt;/</text:span><text:span text:style-name="T29">button</text:span><text:span text:style-name="T28">&gt;</text:span></text:p>
      <text:p text:style-name="P9"><text:span text:style-name="T20"><text:s text:c="16"/></text:span><text:span text:style-name="T28">&lt;/</text:span><text:span text:style-name="T29">fieldset</text:span><text:span text:style-name="T28">&gt;</text:span></text:p>
      <text:p text:style-name="P9"><text:span text:style-name="T20"><text:s text:c="12"/></text:span><text:span text:style-name="T28">&lt;/</text:span><text:span text:style-name="T29">form</text:span><text:span text:style-name="T28">&gt;</text:span></text:p>
      <text:p text:style-name="P9"><text:span text:style-name="T20"><text:s text:c="12"/></text:span><text:span text:style-name="T28">&lt;</text:span><text:span text:style-name="T29">button</text:span><text:span text:style-name="T20"> @</text:span><text:span text:style-name="T31">click</text:span><text:span text:style-name="T20">="</text:span><text:span text:style-name="T31">goToListaDados</text:span><text:span text:style-name="T20">"</text:span><text:span text:style-name="T28">&gt;</text:span><text:span text:style-name="T20">Voltar</text:span><text:span text:style-name="T28">&lt;/</text:span><text:span text:style-name="T29">button</text:span><text:span text:style-name="T28">&gt;</text:span></text:p>
      <text:p text:style-name="P9"><text:span text:style-name="T20"><text:s text:c="8"/></text:span><text:span text:style-name="T28">&lt;/</text:span><text:span text:style-name="T29">div</text:span><text:span text:style-name="T28">&gt;</text:span></text:p>
      <text:p text:style-name="P9"><text:span text:style-name="T20"><text:s text:c="4"/></text:span><text:span text:style-name="T28">&lt;/</text:span><text:span text:style-name="T29">div</text:span><text:span text:style-name="T28">&gt;</text:span></text:p>
      <text:p text:style-name="P9"><text:span text:style-name="T28">&lt;/</text:span><text:span text:style-name="T29">template</text:span><text:span text:style-name="T28">&gt;</text:span></text:p>
      <text:p text:style-name="P11"/>
      <text:p text:style-name="P9"><text:span text:style-name="T28">&lt;</text:span><text:span text:style-name="T29">style</text:span><text:span text:style-name="T20"> </text:span><text:span text:style-name="T31">lang</text:span><text:span text:style-name="T20">=</text:span><text:span text:style-name="T32">"scss"</text:span><text:span text:style-name="T20"> </text:span><text:span text:style-name="T31">scoped</text:span><text:span text:style-name="T28">&gt;</text:span></text:p>
      <text:p text:style-name="P9"><text:span text:style-name="T38">legend</text:span><text:span text:style-name="T20"> {</text:span></text:p>
      <text:p text:style-name="P9"><text:span text:style-name="T20"><text:s text:c="4"/></text:span><text:span text:style-name="T31">color</text:span><text:span text:style-name="T20">: </text:span><text:span text:style-name="T32">white</text:span><text:span text:style-name="T20">;</text:span></text:p>
      <text:p text:style-name="P9"><text:span text:style-name="T20"><text:s text:c="4"/></text:span><text:span text:style-name="T31">background-color</text:span><text:span text:style-name="T20">: </text:span><text:span text:style-name="T36">rgba</text:span><text:span text:style-name="T20">(</text:span><text:span text:style-name="T33">23</text:span><text:span text:style-name="T20">, </text:span><text:span text:style-name="T33">98</text:span><text:span text:style-name="T20">, </text:span><text:span text:style-name="T33">190</text:span><text:span text:style-name="T20">, </text:span><text:span text:style-name="T33">0.9</text:span><text:span text:style-name="T20">);</text:span></text:p>
      <text:p text:style-name="P9"><text:span text:style-name="T20"><text:s text:c="4"/></text:span><text:span text:style-name="T31">font-weight</text:span><text:span text:style-name="T20">: </text:span><text:span text:style-name="T32">bolder</text:span><text:span text:style-name="T20">;</text:span></text:p>
      <text:p text:style-name="P9"><text:soft-page-break/><text:span text:style-name="T20"><text:s text:c="4"/></text:span><text:span text:style-name="T31">padding</text:span><text:span text:style-name="T20">: </text:span><text:span text:style-name="T33">6px</text:span><text:span text:style-name="T20"> </text:span><text:span text:style-name="T33">8px</text:span><text:span text:style-name="T20"> </text:span><text:span text:style-name="T33">6px</text:span><text:span text:style-name="T20"> </text:span><text:span text:style-name="T33">8px</text:span><text:span text:style-name="T20">;</text:span></text:p>
      <text:p text:style-name="P9"><text:span text:style-name="T20"><text:s text:c="4"/></text:span><text:span text:style-name="T31">border-radius</text:span><text:span text:style-name="T20">: </text:span><text:span text:style-name="T33">4px</text:span><text:span text:style-name="T20">;</text:span></text:p>
      <text:p text:style-name="P9"><text:span text:style-name="T20">}</text:span></text:p>
      <text:p text:style-name="P11"/>
      <text:p text:style-name="P9"><text:span text:style-name="T38">fieldset</text:span><text:span text:style-name="T20"> {</text:span></text:p>
      <text:p text:style-name="P9"><text:span text:style-name="T20"><text:s text:c="4"/></text:span><text:span text:style-name="T31">background-color</text:span><text:span text:style-name="T20">: </text:span><text:span text:style-name="T32">lightblue</text:span><text:span text:style-name="T20">;</text:span></text:p>
      <text:p text:style-name="P9"><text:span text:style-name="T20"><text:s text:c="4"/></text:span><text:span text:style-name="T31">border-width</text:span><text:span text:style-name="T20">: </text:span><text:span text:style-name="T33">3px</text:span><text:span text:style-name="T20">;</text:span></text:p>
      <text:p text:style-name="P9"><text:span text:style-name="T20"><text:s text:c="4"/></text:span><text:span text:style-name="T31">border-radius</text:span><text:span text:style-name="T20">: </text:span><text:span text:style-name="T33">6px</text:span><text:span text:style-name="T20">;</text:span></text:p>
      <text:p text:style-name="P9"><text:span text:style-name="T20"><text:s text:c="4"/></text:span><text:span text:style-name="T31">padding</text:span><text:span text:style-name="T20">: </text:span><text:span text:style-name="T33">8px</text:span><text:span text:style-name="T20">;</text:span></text:p>
      <text:p text:style-name="P9"><text:span text:style-name="T20">}</text:span></text:p>
      <text:p text:style-name="P11"/>
      <text:p text:style-name="P9"><text:span text:style-name="T38">#erro</text:span><text:span text:style-name="T20"> {</text:span></text:p>
      <text:p text:style-name="P9"><text:span text:style-name="T20"><text:s text:c="4"/></text:span><text:span text:style-name="T31">color</text:span><text:span text:style-name="T20">: </text:span><text:span text:style-name="T32">red</text:span><text:span text:style-name="T20">;</text:span></text:p>
      <text:p text:style-name="P9"><text:span text:style-name="T20"><text:s text:c="4"/></text:span><text:span text:style-name="T31">font-style</text:span><text:span text:style-name="T20">: </text:span><text:span text:style-name="T32">italic</text:span><text:span text:style-name="T20">;</text:span></text:p>
      <text:p text:style-name="P9"><text:span text:style-name="T20">}</text:span></text:p>
      <text:p text:style-name="P9"><text:span text:style-name="T28">&lt;/</text:span><text:span text:style-name="T29">style</text:span><text:span text:style-name="T28">&gt;</text:span></text:p>
      <text:p text:style-name="P11"/>
      <text:p text:style-name="P13"/>
      <text:p text:style-name="P14"><text:span text:style-name="T3"><text:tab/>Na tag </text:span><text:span text:style-name="T5">script</text:span><text:span text:style-name="T3">, definimos todas as variáveis utilizadas para realizar o controle de quais informações estão sendo apresentadas, sendo elas: </text:span><text:span text:style-name="T5">nao_buscou</text:span><text:span text:style-name="T3">, </text:span><text:span text:style-name="T5">nao_alterando</text:span><text:span text:style-name="T3"> e </text:span><text:span text:style-name="T5">isModalVisible</text:span><text:span text:style-name="T3">. Definimos também objetos para o armazenamento de informações: </text:span><text:span text:style-name="T5">userData</text:span><text:span text:style-name="T3">, </text:span><text:span text:style-name="T5">objAlterando</text:span><text:span text:style-name="T3"> e </text:span><text:span text:style-name="T5">dadosBusca</text:span><text:span text:style-name="T3">. Além disso, definimos uma série de métodos que possibilitam a busca, a alteração e a exclusão das informações armazenadas no banco de dados.</text:span></text:p>
      <text:p text:style-name="P14"><text:span text:style-name="T3"><text:tab/>Na tag </text:span><text:span text:style-name="T5">template</text:span><text:span text:style-name="T3">, analisamos as variáveis de controle para apresentar as diferentes telas de acordo com a circunstância certa, aparecendo primeiro a tela de busca. Quando esta for realizada, é apresentada uma tela com os dados buscados que permite alterar, o que leva para uma tela de alteração, ou excluir, que mostra um pop-up de confirmação de exclusão.</text:span></text:p>
      <text:p text:style-name="P14"><text:span text:style-name="T3"><text:tab/>Para que este pop-up de exclusão funcione é preciso criar um arquivo, ainda na pasta </text:span><text:span text:style-name="T5">components</text:span><text:span text:style-name="T3">, chamado Modal.vue. Neste componente, vamos inserir este código:</text:span></text:p>
      <text:p text:style-name="P9"><text:soft-page-break/><text:span text:style-name="T28">&lt;</text:span><text:span text:style-name="T29">template</text:span><text:span text:style-name="T28">&gt;</text:span></text:p>
      <text:p text:style-name="P9"><text:span text:style-name="T20"><text:s text:c="4"/></text:span><text:span text:style-name="T28">&lt;</text:span><text:span text:style-name="T29">div</text:span><text:span text:style-name="T20"> </text:span><text:span text:style-name="T31">class</text:span><text:span text:style-name="T20">=</text:span><text:span text:style-name="T32">"modal"</text:span><text:span text:style-name="T28">&gt;</text:span></text:p>
      <text:p text:style-name="P9"><text:span text:style-name="T20"><text:s text:c="8"/></text:span><text:span text:style-name="T28">&lt;</text:span><text:span text:style-name="T29">div</text:span><text:span text:style-name="T20"> </text:span><text:span text:style-name="T31">class</text:span><text:span text:style-name="T20">=</text:span><text:span text:style-name="T32">"modal-inner"</text:span><text:span text:style-name="T28">&gt;</text:span></text:p>
      <text:p text:style-name="P9"><text:span text:style-name="T20"><text:s text:c="12"/></text:span><text:span text:style-name="T28">&lt;</text:span><text:span text:style-name="T29">slot</text:span><text:span text:style-name="T20"> </text:span><text:span text:style-name="T39">/</text:span><text:span text:style-name="T28">&gt;</text:span><text:span text:style-name="T20"> </text:span><text:span text:style-name="T37">&lt;!-- aqui aparecerá o que está na tag Modal de BuscaDoador --&gt;</text:span></text:p>
      <text:p text:style-name="P9"><text:span text:style-name="T20"><text:s text:c="12"/></text:span><text:span text:style-name="T28">&lt;</text:span><text:span text:style-name="T29">div</text:span><text:span text:style-name="T20"> </text:span><text:span text:style-name="T31">class</text:span><text:span text:style-name="T20">=</text:span><text:span text:style-name="T32">"botoes"</text:span><text:span text:style-name="T28">&gt;</text:span></text:p>
      <text:p text:style-name="P9"><text:span text:style-name="T20"><text:s text:c="16"/></text:span><text:span text:style-name="T28">&lt;</text:span><text:span text:style-name="T29">button</text:span><text:span text:style-name="T20"> </text:span><text:span text:style-name="T31">class</text:span><text:span text:style-name="T20">=</text:span><text:span text:style-name="T32">"modal-confirm"</text:span><text:span text:style-name="T20"> @</text:span><text:span text:style-name="T31">click</text:span><text:span text:style-name="T20">="</text:span><text:span text:style-name="T36">Confirm</text:span><text:span text:style-name="T20">"</text:span><text:span text:style-name="T28">&gt;</text:span><text:span text:style-name="T20">Confirmar</text:span><text:span text:style-name="T28">&lt;/</text:span><text:span text:style-name="T29">button</text:span><text:span text:style-name="T28">&gt;</text:span></text:p>
      <text:p text:style-name="P9"><text:span text:style-name="T20"><text:s text:c="16"/></text:span><text:span text:style-name="T28">&lt;</text:span><text:span text:style-name="T29">button</text:span><text:span text:style-name="T20"> </text:span><text:span text:style-name="T31">class</text:span><text:span text:style-name="T20">=</text:span><text:span text:style-name="T32">"modal-cancel"</text:span><text:span text:style-name="T20"> @</text:span><text:span text:style-name="T31">click</text:span><text:span text:style-name="T20">="</text:span><text:span text:style-name="T36">Cancel</text:span><text:span text:style-name="T20">"</text:span><text:span text:style-name="T28">&gt;</text:span><text:span text:style-name="T20">Cancelar</text:span><text:span text:style-name="T28">&lt;/</text:span><text:span text:style-name="T29">button</text:span><text:span text:style-name="T28">&gt;</text:span></text:p>
      <text:p text:style-name="P9"><text:span text:style-name="T20"><text:s text:c="12"/></text:span><text:span text:style-name="T28">&lt;/</text:span><text:span text:style-name="T29">div</text:span><text:span text:style-name="T28">&gt;</text:span></text:p>
      <text:p text:style-name="P9"><text:span text:style-name="T20"><text:s text:c="8"/></text:span><text:span text:style-name="T28">&lt;/</text:span><text:span text:style-name="T29">div</text:span><text:span text:style-name="T28">&gt;</text:span></text:p>
      <text:p text:style-name="P9"><text:span text:style-name="T20"><text:s text:c="4"/></text:span><text:span text:style-name="T28">&lt;/</text:span><text:span text:style-name="T29">div</text:span><text:span text:style-name="T28">&gt;</text:span></text:p>
      <text:p text:style-name="P9"><text:span text:style-name="T28">&lt;/</text:span><text:span text:style-name="T29">template</text:span><text:span text:style-name="T28">&gt;</text:span></text:p>
      <text:p text:style-name="P11"/>
      <text:p text:style-name="P9"><text:span text:style-name="T28">&lt;</text:span><text:span text:style-name="T29">script</text:span><text:span text:style-name="T28">&gt;</text:span></text:p>
      <text:p text:style-name="P9"><text:span text:style-name="T30">export</text:span><text:span text:style-name="T20"> </text:span><text:span text:style-name="T30">default</text:span><text:span text:style-name="T20"> {</text:span></text:p>
      <text:p text:style-name="P9"><text:span text:style-name="T20"><text:s text:c="4"/></text:span><text:span text:style-name="T31">methods:</text:span><text:span text:style-name="T20"> {</text:span></text:p>
      <text:p text:style-name="P9"><text:span text:style-name="T20"><text:s text:c="8"/></text:span><text:span text:style-name="T36">Confirm</text:span><text:span text:style-name="T20">() {</text:span></text:p>
      <text:p text:style-name="P9"><text:span text:style-name="T20"><text:s text:c="12"/></text:span><text:span text:style-name="T29">this</text:span><text:span text:style-name="T20">.</text:span><text:span text:style-name="T36">$emit</text:span><text:span text:style-name="T20">(</text:span><text:span text:style-name="T32">'confirm'</text:span><text:span text:style-name="T20">);</text:span></text:p>
      <text:p text:style-name="P9"><text:span text:style-name="T20"><text:s text:c="8"/>},</text:span></text:p>
      <text:p text:style-name="P9"><text:span text:style-name="T20"><text:s text:c="8"/></text:span><text:span text:style-name="T36">Cancel</text:span><text:span text:style-name="T20">() {</text:span></text:p>
      <text:p text:style-name="P9"><text:span text:style-name="T20"><text:s text:c="12"/></text:span><text:span text:style-name="T29">this</text:span><text:span text:style-name="T20">.</text:span><text:span text:style-name="T36">$emit</text:span><text:span text:style-name="T20">(</text:span><text:span text:style-name="T32">'cancel'</text:span><text:span text:style-name="T20">);</text:span></text:p>
      <text:p text:style-name="P9"><text:span text:style-name="T20"><text:s text:c="8"/>},</text:span></text:p>
      <text:p text:style-name="P9"><text:soft-page-break/><text:span text:style-name="T20"><text:s text:c="4"/>},</text:span></text:p>
      <text:p text:style-name="P9"><text:span text:style-name="T20">};</text:span></text:p>
      <text:p text:style-name="P9"><text:span text:style-name="T28">&lt;/</text:span><text:span text:style-name="T29">script</text:span><text:span text:style-name="T28">&gt;</text:span></text:p>
      <text:p text:style-name="P11"/>
      <text:p text:style-name="P9"><text:span text:style-name="T28">&lt;</text:span><text:span text:style-name="T29">style</text:span><text:span text:style-name="T20"> </text:span><text:span text:style-name="T31">lang</text:span><text:span text:style-name="T20">=</text:span><text:span text:style-name="T32">"scss"</text:span><text:span text:style-name="T20"> </text:span><text:span text:style-name="T31">scoped</text:span><text:span text:style-name="T28">&gt;</text:span></text:p>
      <text:p text:style-name="P9"><text:span text:style-name="T38">.modal</text:span><text:span text:style-name="T20"> {</text:span></text:p>
      <text:p text:style-name="P9"><text:span text:style-name="T20"><text:s text:c="4"/></text:span><text:span text:style-name="T31">position</text:span><text:span text:style-name="T20">: </text:span><text:span text:style-name="T32">fixed</text:span><text:span text:style-name="T20">;</text:span></text:p>
      <text:p text:style-name="P9"><text:span text:style-name="T20"><text:s text:c="4"/></text:span><text:span text:style-name="T31">top</text:span><text:span text:style-name="T20">: </text:span><text:span text:style-name="T33">0</text:span><text:span text:style-name="T20">;</text:span></text:p>
      <text:p text:style-name="P9"><text:span text:style-name="T20"><text:s text:c="4"/></text:span><text:span text:style-name="T31">left</text:span><text:span text:style-name="T20">: </text:span><text:span text:style-name="T33">0</text:span><text:span text:style-name="T20">;</text:span></text:p>
      <text:p text:style-name="P9"><text:span text:style-name="T20"><text:s text:c="4"/></text:span><text:span text:style-name="T31">right</text:span><text:span text:style-name="T20">: </text:span><text:span text:style-name="T33">0</text:span><text:span text:style-name="T20">;</text:span></text:p>
      <text:p text:style-name="P9"><text:span text:style-name="T20"><text:s text:c="4"/></text:span><text:span text:style-name="T31">bottom</text:span><text:span text:style-name="T20">: </text:span><text:span text:style-name="T33">0</text:span><text:span text:style-name="T20">;</text:span></text:p>
      <text:p text:style-name="P9"><text:span text:style-name="T20"><text:s text:c="4"/></text:span><text:span text:style-name="T31">z-index</text:span><text:span text:style-name="T20">: </text:span><text:span text:style-name="T33">99</text:span><text:span text:style-name="T20">;</text:span></text:p>
      <text:p text:style-name="P9"><text:span text:style-name="T20"><text:s text:c="4"/></text:span><text:span text:style-name="T31">background-color</text:span><text:span text:style-name="T20">: </text:span><text:span text:style-name="T36">rgba</text:span><text:span text:style-name="T20">(</text:span><text:span text:style-name="T33">0</text:span><text:span text:style-name="T20">, </text:span><text:span text:style-name="T33">0</text:span><text:span text:style-name="T20">, </text:span><text:span text:style-name="T33">0</text:span><text:span text:style-name="T20">, </text:span><text:span text:style-name="T33">0.2</text:span><text:span text:style-name="T20">);</text:span></text:p>
      <text:p text:style-name="P11"/>
      <text:p text:style-name="P9"><text:span text:style-name="T20"><text:s text:c="4"/></text:span><text:span text:style-name="T31">display</text:span><text:span text:style-name="T20">: </text:span><text:span text:style-name="T32">flex</text:span><text:span text:style-name="T20">;</text:span></text:p>
      <text:p text:style-name="P9"><text:span text:style-name="T20"><text:s text:c="4"/></text:span><text:span text:style-name="T31">align-items</text:span><text:span text:style-name="T20">: </text:span><text:span text:style-name="T32">center</text:span><text:span text:style-name="T20">;</text:span></text:p>
      <text:p text:style-name="P9"><text:span text:style-name="T20"><text:s text:c="4"/></text:span><text:span text:style-name="T31">justify-content</text:span><text:span text:style-name="T20">: </text:span><text:span text:style-name="T32">center</text:span><text:span text:style-name="T20">;</text:span></text:p>
      <text:p text:style-name="P11"/>
      <text:p text:style-name="P9"><text:span text:style-name="T20"><text:s text:c="4"/></text:span><text:span text:style-name="T38">.modal-inner</text:span><text:span text:style-name="T20"> {</text:span></text:p>
      <text:p text:style-name="P9"><text:span text:style-name="T20"><text:s text:c="8"/></text:span><text:span text:style-name="T31">background</text:span><text:span text:style-name="T20">: </text:span><text:span text:style-name="T32">white</text:span><text:span text:style-name="T20">;</text:span></text:p>
      <text:p text:style-name="P9"><text:span text:style-name="T20"><text:s text:c="8"/></text:span><text:span text:style-name="T31">padding</text:span><text:span text:style-name="T20">: </text:span><text:span text:style-name="T33">32px</text:span><text:span text:style-name="T20">;</text:span></text:p>
      <text:p text:style-name="P9"><text:soft-page-break/><text:span text:style-name="T20"><text:s text:c="8"/></text:span><text:span text:style-name="T31">border-radius</text:span><text:span text:style-name="T20">: </text:span><text:span text:style-name="T33">10px</text:span><text:span text:style-name="T20">;</text:span></text:p>
      <text:p text:style-name="P11"/>
      <text:p text:style-name="P9"><text:span text:style-name="T20"><text:s text:c="8"/></text:span><text:span text:style-name="T38">.botoes</text:span><text:span text:style-name="T20"> {</text:span></text:p>
      <text:p text:style-name="P9"><text:span text:style-name="T20"><text:s text:c="12"/></text:span><text:span text:style-name="T31">padding</text:span><text:span text:style-name="T20">: </text:span><text:span text:style-name="T33">10px</text:span><text:span text:style-name="T20"> </text:span><text:span text:style-name="T33">0px</text:span><text:span text:style-name="T20"> </text:span><text:span text:style-name="T33">0px</text:span><text:span text:style-name="T20"> </text:span><text:span text:style-name="T33">0px</text:span><text:span text:style-name="T20">;</text:span></text:p>
      <text:p text:style-name="P9"><text:span text:style-name="T20"><text:s text:c="12"/></text:span><text:span text:style-name="T31">display</text:span><text:span text:style-name="T20">: </text:span><text:span text:style-name="T32">flex</text:span><text:span text:style-name="T20">;</text:span></text:p>
      <text:p text:style-name="P9"><text:span text:style-name="T20"><text:s text:c="12"/></text:span><text:span text:style-name="T31">align-items</text:span><text:span text:style-name="T20">: </text:span><text:span text:style-name="T32">center</text:span><text:span text:style-name="T20">;</text:span></text:p>
      <text:p text:style-name="P9"><text:span text:style-name="T20"><text:s text:c="12"/></text:span><text:span text:style-name="T31">justify-content</text:span><text:span text:style-name="T20">: </text:span><text:span text:style-name="T32">center</text:span><text:span text:style-name="T20">;</text:span></text:p>
      <text:p text:style-name="P9"><text:span text:style-name="T20"><text:s text:c="8"/>}</text:span></text:p>
      <text:p text:style-name="P9"><text:span text:style-name="T20"><text:s text:c="4"/>}</text:span></text:p>
      <text:p text:style-name="P9"><text:span text:style-name="T20">}</text:span></text:p>
      <text:p text:style-name="P9"><text:span text:style-name="T28">&lt;/</text:span><text:span text:style-name="T29">style</text:span><text:span text:style-name="T28">&gt;</text:span></text:p>
      <text:p text:style-name="P13"/>
      <text:p text:style-name="P14"><text:span text:style-name="T3"><text:tab/>Esse código possui um </text:span><text:span text:style-name="T5">script</text:span><text:span text:style-name="T3"> com apenas dois métodos: um que emite uma string de confirmação e outro que emite uma string de cancelamento. Essas strings dentro do componente BuscaDoador servem de parâmetro para saber se realmente precisa ser feita a exclusão do doador ou não.</text:span></text:p>
      <text:p text:style-name="P14"><text:span text:style-name="T3"><text:tab/>Na tag </text:span><text:span text:style-name="T5">template</text:span><text:span text:style-name="T3">, foi realizado um encadeamento de divs para posterior ajuste do estilo, que nesse caso é fundamental para obter a aparência de um pop-up. Além disso, há um </text:span><text:span text:style-name="T5">slot</text:span><text:span text:style-name="T3"> e dois botões. O slot será substituído por um texto definido em BuscaDoador e os botões acionam os métodos em </text:span><text:span text:style-name="T5">script</text:span><text:span text:style-name="T3"> já mencionados.</text:span></text:p>
      <text:p text:style-name="P14"><text:span text:style-name="T3"><text:tab/>A tag </text:span><text:span text:style-name="T5">style</text:span><text:span text:style-name="T3"> aqui recebe grande destaque, como já mencionado anteriormente. Nela definimos um estilo para a div maior que contém todo o pop-up, uma div interna que será um caixa de texto e uma outra div ainda que conterá os botõ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7866in" fo:margin-left="1.1807in" fo:margin-right="0.7866in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07in" fo:margin-left="0in" fo:margin-right="0in" fo:margin-bottom="0.641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0" meta:object-count="0" meta:page-count="29" meta:paragraph-count="513" meta:word-count="2892" meta:character-count="29158" meta:non-whitespace-character-count="21499"/>
    <meta:generator>LibreOfficeDev/6.0.5.2$Linux_X86_64 LibreOffice_project/</meta:generator>
  </office:meta>
</office:document-meta>
</file>